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ck2" table:style-name="ta1">
        <table:shapes>
          <draw:frame draw:z-index="0" draw:style-name="gr1" draw:text-style-name="P1" svg:width="453.51pt" svg:height="255.09pt" svg:x="398.38pt" svg:y="662.43pt">
            <loext:p draw:notify-on-update-of-ranges="back2.J9:back2.J15 back2.L9:back2.L9 back2.K9:back2.K15 back2.J1:back2.J1 back2.J2:back2.J8 back2.L2:back2.L2 back2.K2:back2.K8 back2.L16:back2.L16 back2.K16:back2.K56 back2.J16:back2.J56 back2.L57:back2.L57 back2.K57:back2.K97 back2.J57:back2.J97 back2.L98:back2.L98 back2.K98:back2.K138 back2.J98:back2.J1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me(ms)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105196764927524" calcext:value-type="float">
            <text:p>0.000001052</text:p>
          </table:table-cell>
          <table:table-cell office:value-type="float" office:value="0.00000105030714087279" calcext:value-type="float">
            <text:p>1.05030714087279E-06</text:p>
          </table:table-cell>
          <table:table-cell office:value-type="float" office:value="0.00000105411514648698" calcext:value-type="float">
            <text:p>1.05411514648698E-06</text:p>
          </table:table-cell>
          <table:table-cell office:value-type="float" office:value="0.00000000668982622453939" calcext:value-type="float">
            <text:p>6.68982622453939E-09</text:p>
          </table:table-cell>
          <table:table-cell office:value-type="float" office:value="0.00000000522677374922251" calcext:value-type="float">
            <text:p>5.22677374922251E-09</text:p>
          </table:table-cell>
          <table:table-cell office:value-type="float" office:value="0.00000000911926176858611" calcext:value-type="float">
            <text:p>9.11926176858611E-09</text:p>
          </table:table-cell>
          <table:table-cell/>
          <table:table-cell table:formula="of:=FIND(&quot;of &quot;;[.A2])" office:value-type="float" office:value="8" calcext:value-type="float">
            <text:p>8</text:p>
          </table:table-cell>
          <table:table-cell table:formula="of:=VALUE(REPLACE([.A2];1;[.I2]+2;&quot;&quot;))" office:value-type="float" office:value="0" calcext:value-type="float">
            <text:p>0</text:p>
          </table:table-cell>
          <table:table-cell table:formula="of:=[.B2]*1000" office:value-type="float" office:value="0.00105196764927524" calcext:value-type="float">
            <text:p>0.0010519676</text:p>
          </table:table-cell>
          <table:table-cell office:value-type="string" calcext:value-type="string">
            <text:p>Find half</text:p>
          </table:table-cell>
        </table:table-row>
        <table:table-row table:style-name="ro1">
          <table:table-cell office:value-type="string" calcext:value-type="string">
            <text:p>find 625 of 1250</text:p>
          </table:table-cell>
          <table:table-cell office:value-type="float" office:value="0.347628988407864" calcext:value-type="float">
            <text:p>0.3476289884</text:p>
          </table:table-cell>
          <table:table-cell office:value-type="float" office:value="0.337572359761105" calcext:value-type="float">
            <text:p>0.3375723598</text:p>
          </table:table-cell>
          <table:table-cell office:value-type="float" office:value="0.354507983594439" calcext:value-type="float">
            <text:p>0.3545079836</text:p>
          </table:table-cell>
          <table:table-cell office:value-type="float" office:value="0.0103284564055178" calcext:value-type="float">
            <text:p>0.0103284564</text:p>
          </table:table-cell>
          <table:table-cell office:value-type="float" office:value="0" calcext:value-type="float">
            <text:p>0</text:p>
          </table:table-cell>
          <table:table-cell office:value-type="float" office:value="0.0119147691681691" calcext:value-type="float">
            <text:p>0.0119147692</text:p>
          </table:table-cell>
          <table:table-cell/>
          <table:table-cell table:formula="of:=FIND(&quot;of &quot;;[.A3])" office:value-type="float" office:value="10" calcext:value-type="float">
            <text:p>10</text:p>
          </table:table-cell>
          <table:table-cell table:formula="of:=VALUE(REPLACE([.A3];1;[.I3]+2;&quot;&quot;))" office:value-type="float" office:value="1250" calcext:value-type="float">
            <text:p>1250</text:p>
          </table:table-cell>
          <table:table-cell table:formula="of:=[.B3]*1000" office:value-type="float" office:value="347.628988407864" calcext:value-type="float">
            <text:p>347.6289884079</text:p>
          </table:table-cell>
          <table:table-cell/>
        </table:table-row>
        <table:table-row table:style-name="ro1">
          <table:table-cell office:value-type="string" calcext:value-type="string">
            <text:p>find 1250 of 2500</text:p>
          </table:table-cell>
          <table:table-cell office:value-type="float" office:value="1.74329075632453" calcext:value-type="float">
            <text:p>1.7432907563</text:p>
          </table:table-cell>
          <table:table-cell office:value-type="float" office:value="1.70788513664165" calcext:value-type="float">
            <text:p>1.7078851366</text:p>
          </table:table-cell>
          <table:table-cell office:value-type="float" office:value="1.76660743103101" calcext:value-type="float">
            <text:p>1.766607431</text:p>
          </table:table-cell>
          <table:table-cell office:value-type="float" office:value="0.0349829635301723" calcext:value-type="float">
            <text:p>0.0349829635</text:p>
          </table:table-cell>
          <table:table-cell office:value-type="float" office:value="0" calcext:value-type="float">
            <text:p>0</text:p>
          </table:table-cell>
          <table:table-cell office:value-type="float" office:value="0.0403856652551872" calcext:value-type="float">
            <text:p>0.0403856653</text:p>
          </table:table-cell>
          <table:table-cell/>
          <table:table-cell table:formula="of:=FIND(&quot;of &quot;;[.A4])" office:value-type="float" office:value="11" calcext:value-type="float">
            <text:p>11</text:p>
          </table:table-cell>
          <table:table-cell table:formula="of:=VALUE(REPLACE([.A4];1;[.I4]+2;&quot;&quot;))" office:value-type="float" office:value="2500" calcext:value-type="float">
            <text:p>2500</text:p>
          </table:table-cell>
          <table:table-cell table:formula="of:=[.B4]*1000" office:value-type="float" office:value="1743.29075632453" calcext:value-type="float">
            <text:p>1743.2907563245</text:p>
          </table:table-cell>
          <table:table-cell/>
        </table:table-row>
        <table:table-row table:style-name="ro1">
          <table:table-cell office:value-type="string" calcext:value-type="string">
            <text:p>find 1875 of 3750</text:p>
          </table:table-cell>
          <table:table-cell office:value-type="float" office:value="4.39478122618564" calcext:value-type="float">
            <text:p>4.3947812262</text:p>
          </table:table-cell>
          <table:table-cell office:value-type="float" office:value="4.34228775282083" calcext:value-type="float">
            <text:p>4.3422877528</text:p>
          </table:table-cell>
          <table:table-cell office:value-type="float" office:value="4.42241705594351" calcext:value-type="float">
            <text:p>4.4224170559</text:p>
          </table:table-cell>
          <table:table-cell office:value-type="float" office:value="0.0456512844898942" calcext:value-type="float">
            <text:p>0.0456512845</text:p>
          </table:table-cell>
          <table:table-cell office:value-type="float" office:value="0" calcext:value-type="float">
            <text:p>0</text:p>
          </table:table-cell>
          <table:table-cell office:value-type="float" office:value="0.047866661249952" calcext:value-type="float">
            <text:p>0.0478666612</text:p>
          </table:table-cell>
          <table:table-cell/>
          <table:table-cell table:formula="of:=FIND(&quot;of &quot;;[.A5])" office:value-type="float" office:value="11" calcext:value-type="float">
            <text:p>11</text:p>
          </table:table-cell>
          <table:table-cell table:formula="of:=VALUE(REPLACE([.A5];1;[.I5]+2;&quot;&quot;))" office:value-type="float" office:value="3750" calcext:value-type="float">
            <text:p>3750</text:p>
          </table:table-cell>
          <table:table-cell table:formula="of:=[.B5]*1000" office:value-type="float" office:value="4394.78122618564" calcext:value-type="float">
            <text:p>4394.7812261856</text:p>
          </table:table-cell>
          <table:table-cell/>
        </table:table-row>
        <table:table-row table:style-name="ro1">
          <table:table-cell office:value-type="string" calcext:value-type="string">
            <text:p>find 2500 of 5000</text:p>
          </table:table-cell>
          <table:table-cell office:value-type="float" office:value="8.24519261035231" calcext:value-type="float">
            <text:p>8.2451926104</text:p>
          </table:table-cell>
          <table:table-cell office:value-type="float" office:value="8.20485266409444" calcext:value-type="float">
            <text:p>8.2048526641</text:p>
          </table:table-cell>
          <table:table-cell office:value-type="float" office:value="8.26787523009444" calcext:value-type="float">
            <text:p>8.2678752301</text:p>
          </table:table-cell>
          <table:table-cell office:value-type="float" office:value="0.0357393898253881" calcext:value-type="float">
            <text:p>0.0357393898</text:p>
          </table:table-cell>
          <table:table-cell office:value-type="float" office:value="0" calcext:value-type="float">
            <text:p>0</text:p>
          </table:table-cell>
          <table:table-cell office:value-type="float" office:value="0.0392874498421317" calcext:value-type="float">
            <text:p>0.0392874498</text:p>
          </table:table-cell>
          <table:table-cell/>
          <table:table-cell table:formula="of:=FIND(&quot;of &quot;;[.A6])" office:value-type="float" office:value="11" calcext:value-type="float">
            <text:p>11</text:p>
          </table:table-cell>
          <table:table-cell table:formula="of:=VALUE(REPLACE([.A6];1;[.I6]+2;&quot;&quot;))" office:value-type="float" office:value="5000" calcext:value-type="float">
            <text:p>5000</text:p>
          </table:table-cell>
          <table:table-cell table:formula="of:=[.B6]*1000" office:value-type="float" office:value="8245.19261035231" calcext:value-type="float">
            <text:p>8245.1926103523</text:p>
          </table:table-cell>
          <table:table-cell/>
        </table:table-row>
        <table:table-row table:style-name="ro1">
          <table:table-cell office:value-type="string" calcext:value-type="string">
            <text:p>find 3125 of 6250</text:p>
          </table:table-cell>
          <table:table-cell office:value-type="float" office:value="13.5853263571301" calcext:value-type="float">
            <text:p>13.5853263571</text:p>
          </table:table-cell>
          <table:table-cell office:value-type="float" office:value="13.2326870166417" calcext:value-type="float">
            <text:p>13.2326870166</text:p>
          </table:table-cell>
          <table:table-cell office:value-type="float" office:value="13.8589781163565" calcext:value-type="float">
            <text:p>13.8589781164</text:p>
          </table:table-cell>
          <table:table-cell office:value-type="float" office:value="0.422525381788824" calcext:value-type="float">
            <text:p>0.4225253818</text:p>
          </table:table-cell>
          <table:table-cell office:value-type="float" office:value="0" calcext:value-type="float">
            <text:p>0</text:p>
          </table:table-cell>
          <table:table-cell office:value-type="float" office:value="0.473978750560708" calcext:value-type="float">
            <text:p>0.4739787506</text:p>
          </table:table-cell>
          <table:table-cell/>
          <table:table-cell table:formula="of:=FIND(&quot;of &quot;;[.A7])" office:value-type="float" office:value="11" calcext:value-type="float">
            <text:p>11</text:p>
          </table:table-cell>
          <table:table-cell table:formula="of:=VALUE(REPLACE([.A7];1;[.I7]+2;&quot;&quot;))" office:value-type="float" office:value="6250" calcext:value-type="float">
            <text:p>6250</text:p>
          </table:table-cell>
          <table:table-cell table:formula="of:=[.B7]*1000" office:value-type="float" office:value="13585.3263571301" calcext:value-type="float">
            <text:p>13585.3263571301</text:p>
          </table:table-cell>
          <table:table-cell/>
        </table:table-row>
        <table:table-row table:style-name="ro2">
          <table:table-cell office:value-type="string" calcext:value-type="string">
            <text:p>find 3750 of 7500</text:p>
          </table:table-cell>
          <table:table-cell office:value-type="float" office:value="20.5353913819912" calcext:value-type="float">
            <text:p>20.535391382</text:p>
          </table:table-cell>
          <table:table-cell office:value-type="float" office:value="19.9909106511416" calcext:value-type="float">
            <text:p>19.9909106511</text:p>
          </table:table-cell>
          <table:table-cell office:value-type="float" office:value="20.906117381531" calcext:value-type="float">
            <text:p>20.9061173815</text:p>
          </table:table-cell>
          <table:table-cell office:value-type="float" office:value="0.556452361701543" calcext:value-type="float">
            <text:p>0.5564523617</text:p>
          </table:table-cell>
          <table:table-cell office:value-type="float" office:value="0" calcext:value-type="float">
            <text:p>0</text:p>
          </table:table-cell>
          <table:table-cell office:value-type="float" office:value="0.642116266889721" calcext:value-type="float">
            <text:p>0.6421162669</text:p>
          </table:table-cell>
          <table:table-cell/>
          <table:table-cell table:formula="of:=FIND(&quot;of &quot;;[.A8])" office:value-type="float" office:value="11" calcext:value-type="float">
            <text:p>11</text:p>
          </table:table-cell>
          <table:table-cell table:formula="of:=VALUE(REPLACE([.A8];1;[.I8]+2;&quot;&quot;))" office:value-type="float" office:value="7500" calcext:value-type="float">
            <text:p>7500</text:p>
          </table:table-cell>
          <table:table-cell table:formula="of:=[.B8]*1000" office:value-type="float" office:value="20535.3913819912" calcext:value-type="float">
            <text:p>20535.3913819912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104534726832633" calcext:value-type="float">
            <text:p>1.04534726832633E-06</text:p>
          </table:table-cell>
          <table:table-cell office:value-type="float" office:value="0.00000104373669252047" calcext:value-type="float">
            <text:p>1.04373669252047E-06</text:p>
          </table:table-cell>
          <table:table-cell office:value-type="float" office:value="0.00000104835775979053" calcext:value-type="float">
            <text:p>1.04835775979053E-06</text:p>
          </table:table-cell>
          <table:table-cell office:value-type="float" office:value="0.00000000662224175385632" calcext:value-type="float">
            <text:p>6.62224175385632E-09</text:p>
          </table:table-cell>
          <table:table-cell office:value-type="float" office:value="0.00000000445903670636158" calcext:value-type="float">
            <text:p>4.45903670636158E-09</text:p>
          </table:table-cell>
          <table:table-cell office:value-type="float" office:value="0.00000000947596031396137" calcext:value-type="float">
            <text:p>9.47596031396137E-09</text:p>
          </table:table-cell>
          <table:table-cell/>
          <table:table-cell table:formula="of:=FIND(&quot;of &quot;;[.A9])" office:value-type="float" office:value="8" calcext:value-type="float">
            <text:p>8</text:p>
          </table:table-cell>
          <table:table-cell table:formula="of:=VALUE(REPLACE([.A9];1;[.I9]+2;&quot;&quot;))" office:value-type="float" office:value="0" calcext:value-type="float">
            <text:p>0</text:p>
          </table:table-cell>
          <table:table-cell table:formula="of:=[.B9]*1000" office:value-type="float" office:value="0.00104534726832633" calcext:value-type="float">
            <text:p>0.0010453473</text:p>
          </table:table-cell>
          <table:table-cell office:value-type="string" calcext:value-type="string">
            <text:p>Find all</text:p>
          </table:table-cell>
        </table:table-row>
        <table:table-row table:style-name="ro1">
          <table:table-cell office:value-type="string" calcext:value-type="string">
            <text:p>find 1250 of 1250</text:p>
          </table:table-cell>
          <table:table-cell office:value-type="float" office:value="0.326578640278393" calcext:value-type="float">
            <text:p>0.3265786403</text:p>
          </table:table-cell>
          <table:table-cell office:value-type="float" office:value="0.325912018811434" calcext:value-type="float">
            <text:p>0.3259120188</text:p>
          </table:table-cell>
          <table:table-cell office:value-type="float" office:value="0.327237909575549" calcext:value-type="float">
            <text:p>0.3272379096</text:p>
          </table:table-cell>
          <table:table-cell office:value-type="float" office:value="0.000769654691462263" calcext:value-type="float">
            <text:p>0.0007696547</text:p>
          </table:table-cell>
          <table:table-cell office:value-type="float" office:value="0.000642236234483466" calcext:value-type="float">
            <text:p>0.0006422362</text:p>
          </table:table-cell>
          <table:table-cell office:value-type="float" office:value="0.000849464928281205" calcext:value-type="float">
            <text:p>0.0008494649</text:p>
          </table:table-cell>
          <table:table-cell/>
          <table:table-cell table:formula="of:=FIND(&quot;of &quot;;[.A10])" office:value-type="float" office:value="11" calcext:value-type="float">
            <text:p>11</text:p>
          </table:table-cell>
          <table:table-cell table:formula="of:=VALUE(REPLACE([.A10];1;[.I10]+2;&quot;&quot;))" office:value-type="float" office:value="1250" calcext:value-type="float">
            <text:p>1250</text:p>
          </table:table-cell>
          <table:table-cell table:formula="of:=[.B10]*1000" office:value-type="float" office:value="326.578640278393" calcext:value-type="float">
            <text:p>326.5786402784</text:p>
          </table:table-cell>
          <table:table-cell/>
        </table:table-row>
        <table:table-row table:style-name="ro1">
          <table:table-cell office:value-type="string" calcext:value-type="string">
            <text:p>find 2500 of 2500</text:p>
          </table:table-cell>
          <table:table-cell office:value-type="float" office:value="1.66597062721342" calcext:value-type="float">
            <text:p>1.6659706272</text:p>
          </table:table-cell>
          <table:table-cell office:value-type="float" office:value="1.66437596814165" calcext:value-type="float">
            <text:p>1.6643759681</text:p>
          </table:table-cell>
          <table:table-cell office:value-type="float" office:value="1.66748034185648" calcext:value-type="float">
            <text:p>1.6674803419</text:p>
          </table:table-cell>
          <table:table-cell office:value-type="float" office:value="0.00254453061186449" calcext:value-type="float">
            <text:p>0.0025445306</text:p>
          </table:table-cell>
          <table:table-cell office:value-type="float" office:value="0" calcext:value-type="float">
            <text:p>0</text:p>
          </table:table-cell>
          <table:table-cell office:value-type="float" office:value="0.00261490246670904" calcext:value-type="float">
            <text:p>0.0026149025</text:p>
          </table:table-cell>
          <table:table-cell/>
          <table:table-cell table:formula="of:=FIND(&quot;of &quot;;[.A11])" office:value-type="float" office:value="11" calcext:value-type="float">
            <text:p>11</text:p>
          </table:table-cell>
          <table:table-cell table:formula="of:=VALUE(REPLACE([.A11];1;[.I11]+2;&quot;&quot;))" office:value-type="float" office:value="2500" calcext:value-type="float">
            <text:p>2500</text:p>
          </table:table-cell>
          <table:table-cell table:formula="of:=[.B11]*1000" office:value-type="float" office:value="1665.97062721342" calcext:value-type="float">
            <text:p>1665.9706272134</text:p>
          </table:table-cell>
          <table:table-cell/>
        </table:table-row>
        <table:table-row table:style-name="ro1">
          <table:table-cell office:value-type="string" calcext:value-type="string">
            <text:p>find 3750 of 3750</text:p>
          </table:table-cell>
          <table:table-cell office:value-type="float" office:value="4.18317000979674" calcext:value-type="float">
            <text:p>4.1831700098</text:p>
          </table:table-cell>
          <table:table-cell office:value-type="float" office:value="4.17904000942777" calcext:value-type="float">
            <text:p>4.1790400094</text:p>
          </table:table-cell>
          <table:table-cell office:value-type="float" office:value="4.18532386420135" calcext:value-type="float">
            <text:p>4.1853238642</text:p>
          </table:table-cell>
          <table:table-cell office:value-type="float" office:value="0.0035866046531069" calcext:value-type="float">
            <text:p>0.0035866047</text:p>
          </table:table-cell>
          <table:table-cell office:value-type="float" office:value="0" calcext:value-type="float">
            <text:p>0</text:p>
          </table:table-cell>
          <table:table-cell office:value-type="float" office:value="0.00373058526089724" calcext:value-type="float">
            <text:p>0.0037305853</text:p>
          </table:table-cell>
          <table:table-cell/>
          <table:table-cell table:formula="of:=FIND(&quot;of &quot;;[.A12])" office:value-type="float" office:value="11" calcext:value-type="float">
            <text:p>11</text:p>
          </table:table-cell>
          <table:table-cell table:formula="of:=VALUE(REPLACE([.A12];1;[.I12]+2;&quot;&quot;))" office:value-type="float" office:value="3750" calcext:value-type="float">
            <text:p>3750</text:p>
          </table:table-cell>
          <table:table-cell table:formula="of:=[.B12]*1000" office:value-type="float" office:value="4183.17000979674" calcext:value-type="float">
            <text:p>4183.1700097967</text:p>
          </table:table-cell>
          <table:table-cell/>
        </table:table-row>
        <table:table-row table:style-name="ro1">
          <table:table-cell office:value-type="string" calcext:value-type="string">
            <text:p>find 5000 of 5000</text:p>
          </table:table-cell>
          <table:table-cell office:value-type="float" office:value="8.09144965832452" calcext:value-type="float">
            <text:p>8.0914496583</text:p>
          </table:table-cell>
          <table:table-cell office:value-type="float" office:value="8.04480826314165" calcext:value-type="float">
            <text:p>8.0448082631</text:p>
          </table:table-cell>
          <table:table-cell office:value-type="float" office:value="8.12186608130091" calcext:value-type="float">
            <text:p>8.1218660813</text:p>
          </table:table-cell>
          <table:table-cell office:value-type="float" office:value="0.0456586101091786" calcext:value-type="float">
            <text:p>0.0456586101</text:p>
          </table:table-cell>
          <table:table-cell office:value-type="float" office:value="0" calcext:value-type="float">
            <text:p>0</text:p>
          </table:table-cell>
          <table:table-cell office:value-type="float" office:value="0.0526827899796159" calcext:value-type="float">
            <text:p>0.05268279</text:p>
          </table:table-cell>
          <table:table-cell/>
          <table:table-cell table:formula="of:=FIND(&quot;of &quot;;[.A13])" office:value-type="float" office:value="11" calcext:value-type="float">
            <text:p>11</text:p>
          </table:table-cell>
          <table:table-cell table:formula="of:=VALUE(REPLACE([.A13];1;[.I13]+2;&quot;&quot;))" office:value-type="float" office:value="5000" calcext:value-type="float">
            <text:p>5000</text:p>
          </table:table-cell>
          <table:table-cell table:formula="of:=[.B13]*1000" office:value-type="float" office:value="8091.44965832452" calcext:value-type="float">
            <text:p>8091.4496583245</text:p>
          </table:table-cell>
          <table:table-cell/>
        </table:table-row>
        <table:table-row table:style-name="ro1">
          <table:table-cell office:value-type="string" calcext:value-type="string">
            <text:p>find 6250 of 6250</text:p>
          </table:table-cell>
          <table:table-cell office:value-type="float" office:value="13.6578224037412" calcext:value-type="float">
            <text:p>13.6578224037</text:p>
          </table:table-cell>
          <table:table-cell office:value-type="float" office:value="13.5010045408209" calcext:value-type="float">
            <text:p>13.5010045408</text:p>
          </table:table-cell>
          <table:table-cell office:value-type="float" office:value="13.7881141666815" calcext:value-type="float">
            <text:p>13.7881141667</text:p>
          </table:table-cell>
          <table:table-cell office:value-type="float" office:value="0.206567992243969" calcext:value-type="float">
            <text:p>0.2065679922</text:p>
          </table:table-cell>
          <table:table-cell office:value-type="float" office:value="0" calcext:value-type="float">
            <text:p>0</text:p>
          </table:table-cell>
          <table:table-cell office:value-type="float" office:value="0.22567195322025" calcext:value-type="float">
            <text:p>0.2256719532</text:p>
          </table:table-cell>
          <table:table-cell/>
          <table:table-cell table:formula="of:=FIND(&quot;of &quot;;[.A14])" office:value-type="float" office:value="11" calcext:value-type="float">
            <text:p>11</text:p>
          </table:table-cell>
          <table:table-cell table:formula="of:=VALUE(REPLACE([.A14];1;[.I14]+2;&quot;&quot;))" office:value-type="float" office:value="6250" calcext:value-type="float">
            <text:p>6250</text:p>
          </table:table-cell>
          <table:table-cell table:formula="of:=[.B14]*1000" office:value-type="float" office:value="13657.8224037412" calcext:value-type="float">
            <text:p>13657.8224037412</text:p>
          </table:table-cell>
          <table:table-cell/>
        </table:table-row>
        <table:table-row table:style-name="ro1">
          <table:table-cell office:value-type="string" calcext:value-type="string">
            <text:p>find 7500 of 7500</text:p>
          </table:table-cell>
          <table:table-cell office:value-type="float" office:value="20.3955253090745" calcext:value-type="float">
            <text:p>20.3955253091</text:p>
          </table:table-cell>
          <table:table-cell office:value-type="float" office:value="20.3246461006416" calcext:value-type="float">
            <text:p>20.3246461006</text:p>
          </table:table-cell>
          <table:table-cell office:value-type="float" office:value="20.456527461781" calcext:value-type="float">
            <text:p>20.4565274618</text:p>
          </table:table-cell>
          <table:table-cell office:value-type="float" office:value="0.0982287717973061" calcext:value-type="float">
            <text:p>0.0982287718</text:p>
          </table:table-cell>
          <table:table-cell office:value-type="float" office:value="0" calcext:value-type="float">
            <text:p>0</text:p>
          </table:table-cell>
          <table:table-cell office:value-type="float" office:value="0.105658827858717" calcext:value-type="float">
            <text:p>0.1056588279</text:p>
          </table:table-cell>
          <table:table-cell/>
          <table:table-cell table:formula="of:=FIND(&quot;of &quot;;[.A15])" office:value-type="float" office:value="11" calcext:value-type="float">
            <text:p>11</text:p>
          </table:table-cell>
          <table:table-cell table:formula="of:=VALUE(REPLACE([.A15];1;[.I15]+2;&quot;&quot;))" office:value-type="float" office:value="7500" calcext:value-type="float">
            <text:p>7500</text:p>
          </table:table-cell>
          <table:table-cell table:formula="of:=[.B15]*1000" office:value-type="float" office:value="20395.5253090745" calcext:value-type="float">
            <text:p>20395.5253090745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104486028244032" calcext:value-type="float">
            <text:p>1.04486028244032E-06</text:p>
          </table:table-cell>
          <table:table-cell office:value-type="float" office:value="0.00000104342776672379" calcext:value-type="float">
            <text:p>1.04342776672379E-06</text:p>
          </table:table-cell>
          <table:table-cell office:value-type="float" office:value="0.00000104748833109636" calcext:value-type="float">
            <text:p>1.04748833109636E-06</text:p>
          </table:table-cell>
          <table:table-cell office:value-type="float" office:value="0.00000000628782954084121" calcext:value-type="float">
            <text:p>6.28782954084121E-09</text:p>
          </table:table-cell>
          <table:table-cell office:value-type="float" office:value="0.00000000442671710878838" calcext:value-type="float">
            <text:p>4.42671710878838E-09</text:p>
          </table:table-cell>
          <table:table-cell office:value-type="float" office:value="0.00000000951006190463355" calcext:value-type="float">
            <text:p>9.51006190463355E-09</text:p>
          </table:table-cell>
          <table:table-cell/>
          <table:table-cell table:formula="of:=FIND(&quot;of &quot;;[.A16])" office:value-type="float" office:value="8" calcext:value-type="float">
            <text:p>8</text:p>
          </table:table-cell>
          <table:table-cell table:formula="of:=VALUE(REPLACE([.A16];1;[.I16]+2;&quot;&quot;))" office:value-type="float" office:value="0" calcext:value-type="float">
            <text:p>0</text:p>
          </table:table-cell>
          <table:table-cell table:formula="of:=[.B16]*1000" office:value-type="float" office:value="0.00104486028244032" calcext:value-type="float">
            <text:p>0.0010448603</text:p>
          </table:table-cell>
          <table:table-cell office:value-type="string" calcext:value-type="string">
            <text:p>Find 0</text:p>
          </table:table-cell>
        </table:table-row>
        <table:table-row table:style-name="ro1">
          <table:table-cell office:value-type="string" calcext:value-type="string">
            <text:p>find 0 of 2500</text:p>
          </table:table-cell>
          <table:table-cell office:value-type="float" office:value="0.00787045260133214" calcext:value-type="float">
            <text:p>0.0078704526</text:p>
          </table:table-cell>
          <table:table-cell office:value-type="float" office:value="0.00752981186801663" calcext:value-type="float">
            <text:p>0.0075298119</text:p>
          </table:table-cell>
          <table:table-cell office:value-type="float" office:value="0.00809381685393804" calcext:value-type="float">
            <text:p>0.0080938169</text:p>
          </table:table-cell>
          <table:table-cell office:value-type="float" office:value="0.000797853451800991" calcext:value-type="float">
            <text:p>0.0007978535</text:p>
          </table:table-cell>
          <table:table-cell office:value-type="float" office:value="0.000553144875395192" calcext:value-type="float">
            <text:p>0.0005531449</text:p>
          </table:table-cell>
          <table:table-cell office:value-type="float" office:value="0.00130234836652057" calcext:value-type="float">
            <text:p>0.0013023484</text:p>
          </table:table-cell>
          <table:table-cell/>
          <table:table-cell table:formula="of:=FIND(&quot;of &quot;;[.A17])" office:value-type="float" office:value="8" calcext:value-type="float">
            <text:p>8</text:p>
          </table:table-cell>
          <table:table-cell table:formula="of:=VALUE(REPLACE([.A17];1;[.I17]+2;&quot;&quot;))" office:value-type="float" office:value="2500" calcext:value-type="float">
            <text:p>2500</text:p>
          </table:table-cell>
          <table:table-cell table:formula="of:=[.B17]*1000" office:value-type="float" office:value="7.87045260133214" calcext:value-type="float">
            <text:p>7.8704526013</text:p>
          </table:table-cell>
          <table:table-cell/>
        </table:table-row>
        <table:table-row table:style-name="ro1">
          <table:table-cell office:value-type="string" calcext:value-type="string">
            <text:p>find 0 of 5000</text:p>
          </table:table-cell>
          <table:table-cell office:value-type="float" office:value="0.0202593731009975" calcext:value-type="float">
            <text:p>0.0202593731</text:p>
          </table:table-cell>
          <table:table-cell office:value-type="float" office:value="0.018970970231452" calcext:value-type="float">
            <text:p>0.0189709702</text:p>
          </table:table-cell>
          <table:table-cell office:value-type="float" office:value="0.0218219232487762" calcext:value-type="float">
            <text:p>0.0218219232</text:p>
          </table:table-cell>
          <table:table-cell office:value-type="float" office:value="0.00338336529210916" calcext:value-type="float">
            <text:p>0.0033833653</text:p>
          </table:table-cell>
          <table:table-cell office:value-type="float" office:value="0.00252854478137652" calcext:value-type="float">
            <text:p>0.0025285448</text:p>
          </table:table-cell>
          <table:table-cell office:value-type="float" office:value="0.00475182137093801" calcext:value-type="float">
            <text:p>0.0047518214</text:p>
          </table:table-cell>
          <table:table-cell/>
          <table:table-cell table:formula="of:=FIND(&quot;of &quot;;[.A18])" office:value-type="float" office:value="8" calcext:value-type="float">
            <text:p>8</text:p>
          </table:table-cell>
          <table:table-cell table:formula="of:=VALUE(REPLACE([.A18];1;[.I18]+2;&quot;&quot;))" office:value-type="float" office:value="5000" calcext:value-type="float">
            <text:p>5000</text:p>
          </table:table-cell>
          <table:table-cell table:formula="of:=[.B18]*1000" office:value-type="float" office:value="20.2593731009975" calcext:value-type="float">
            <text:p>20.259373101</text:p>
          </table:table-cell>
          <table:table-cell/>
        </table:table-row>
        <table:table-row table:style-name="ro1">
          <table:table-cell office:value-type="string" calcext:value-type="string">
            <text:p>find 0 of 7500</text:p>
          </table:table-cell>
          <table:table-cell office:value-type="float" office:value="0.0357396231901587" calcext:value-type="float">
            <text:p>0.0357396232</text:p>
          </table:table-cell>
          <table:table-cell office:value-type="float" office:value="0.0326045786411537" calcext:value-type="float">
            <text:p>0.0326045786</text:p>
          </table:table-cell>
          <table:table-cell office:value-type="float" office:value="0.0390346087716352" calcext:value-type="float">
            <text:p>0.0390346088</text:p>
          </table:table-cell>
          <table:table-cell office:value-type="float" office:value="0.00656354510982914" calcext:value-type="float">
            <text:p>0.0065635451</text:p>
          </table:table-cell>
          <table:table-cell office:value-type="float" office:value="0.00531825989101163" calcext:value-type="float">
            <text:p>0.0053182599</text:p>
          </table:table-cell>
          <table:table-cell office:value-type="float" office:value="0.00896523003626824" calcext:value-type="float">
            <text:p>0.00896523</text:p>
          </table:table-cell>
          <table:table-cell/>
          <table:table-cell table:formula="of:=FIND(&quot;of &quot;;[.A19])" office:value-type="float" office:value="8" calcext:value-type="float">
            <text:p>8</text:p>
          </table:table-cell>
          <table:table-cell table:formula="of:=VALUE(REPLACE([.A19];1;[.I19]+2;&quot;&quot;))" office:value-type="float" office:value="7500" calcext:value-type="float">
            <text:p>7500</text:p>
          </table:table-cell>
          <table:table-cell table:formula="of:=[.B19]*1000" office:value-type="float" office:value="35.7396231901587" calcext:value-type="float">
            <text:p>35.7396231902</text:p>
          </table:table-cell>
          <table:table-cell/>
        </table:table-row>
        <table:table-row table:style-name="ro1">
          <table:table-cell office:value-type="string" calcext:value-type="string">
            <text:p>find 0 of 10000</text:p>
          </table:table-cell>
          <table:table-cell office:value-type="float" office:value="0.0561047506227526" calcext:value-type="float">
            <text:p>0.0561047506</text:p>
          </table:table-cell>
          <table:table-cell office:value-type="float" office:value="0.0507560006780161" calcext:value-type="float">
            <text:p>0.0507560007</text:p>
          </table:table-cell>
          <table:table-cell office:value-type="float" office:value="0.0613778149101371" calcext:value-type="float">
            <text:p>0.0613778149</text:p>
          </table:table-cell>
          <table:table-cell office:value-type="float" office:value="0.00954509078389463" calcext:value-type="float">
            <text:p>0.0095450908</text:p>
          </table:table-cell>
          <table:table-cell office:value-type="float" office:value="0.00655850628958147" calcext:value-type="float">
            <text:p>0.0065585063</text:p>
          </table:table-cell>
          <table:table-cell office:value-type="float" office:value="0.0140999848492389" calcext:value-type="float">
            <text:p>0.0140999848</text:p>
          </table:table-cell>
          <table:table-cell/>
          <table:table-cell table:formula="of:=FIND(&quot;of &quot;;[.A20])" office:value-type="float" office:value="8" calcext:value-type="float">
            <text:p>8</text:p>
          </table:table-cell>
          <table:table-cell table:formula="of:=VALUE(REPLACE([.A20];1;[.I20]+2;&quot;&quot;))" office:value-type="float" office:value="10000" calcext:value-type="float">
            <text:p>10000</text:p>
          </table:table-cell>
          <table:table-cell table:formula="of:=[.B20]*1000" office:value-type="float" office:value="56.1047506227526" calcext:value-type="float">
            <text:p>56.1047506228</text:p>
          </table:table-cell>
          <table:table-cell/>
        </table:table-row>
        <table:table-row table:style-name="ro1">
          <table:table-cell office:value-type="string" calcext:value-type="string">
            <text:p>find 0 of 12500</text:p>
          </table:table-cell>
          <table:table-cell office:value-type="float" office:value="0.070530846042245" calcext:value-type="float">
            <text:p>0.070530846</text:p>
          </table:table-cell>
          <table:table-cell office:value-type="float" office:value="0.059153623748852" calcext:value-type="float">
            <text:p>0.0591536237</text:p>
          </table:table-cell>
          <table:table-cell office:value-type="float" office:value="0.0876813866034373" calcext:value-type="float">
            <text:p>0.0876813866</text:p>
          </table:table-cell>
          <table:table-cell office:value-type="float" office:value="0.0244110824360364" calcext:value-type="float">
            <text:p>0.0244110824</text:p>
          </table:table-cell>
          <table:table-cell office:value-type="float" office:value="0.0122888553641541" calcext:value-type="float">
            <text:p>0.0122888554</text:p>
          </table:table-cell>
          <table:table-cell office:value-type="float" office:value="0.0425920581347774" calcext:value-type="float">
            <text:p>0.0425920581</text:p>
          </table:table-cell>
          <table:table-cell/>
          <table:table-cell table:formula="of:=FIND(&quot;of &quot;;[.A21])" office:value-type="float" office:value="8" calcext:value-type="float">
            <text:p>8</text:p>
          </table:table-cell>
          <table:table-cell table:formula="of:=VALUE(REPLACE([.A21];1;[.I21]+2;&quot;&quot;))" office:value-type="float" office:value="12500" calcext:value-type="float">
            <text:p>12500</text:p>
          </table:table-cell>
          <table:table-cell table:formula="of:=[.B21]*1000" office:value-type="float" office:value="70.530846042245" calcext:value-type="float">
            <text:p>70.5308460422</text:p>
          </table:table-cell>
          <table:table-cell/>
        </table:table-row>
        <table:table-row table:style-name="ro1">
          <table:table-cell office:value-type="string" calcext:value-type="string">
            <text:p>find 0 of 15000</text:p>
          </table:table-cell>
          <table:table-cell office:value-type="float" office:value="0.0983020872989474" calcext:value-type="float">
            <text:p>0.0983020873</text:p>
          </table:table-cell>
          <table:table-cell office:value-type="float" office:value="0.0847882710854138" calcext:value-type="float">
            <text:p>0.0847882711</text:p>
          </table:table-cell>
          <table:table-cell office:value-type="float" office:value="0.113815847534189" calcext:value-type="float">
            <text:p>0.1138158475</text:p>
          </table:table-cell>
          <table:table-cell office:value-type="float" office:value="0.0226366930668102" calcext:value-type="float">
            <text:p>0.0226366931</text:p>
          </table:table-cell>
          <table:table-cell office:value-type="float" office:value="0.0158268608811844" calcext:value-type="float">
            <text:p>0.0158268609</text:p>
          </table:table-cell>
          <table:table-cell office:value-type="float" office:value="0.0340090222326385" calcext:value-type="float">
            <text:p>0.0340090222</text:p>
          </table:table-cell>
          <table:table-cell/>
          <table:table-cell table:formula="of:=FIND(&quot;of &quot;;[.A22])" office:value-type="float" office:value="8" calcext:value-type="float">
            <text:p>8</text:p>
          </table:table-cell>
          <table:table-cell table:formula="of:=VALUE(REPLACE([.A22];1;[.I22]+2;&quot;&quot;))" office:value-type="float" office:value="15000" calcext:value-type="float">
            <text:p>15000</text:p>
          </table:table-cell>
          <table:table-cell table:formula="of:=[.B22]*1000" office:value-type="float" office:value="98.3020872989474" calcext:value-type="float">
            <text:p>98.3020872989</text:p>
          </table:table-cell>
          <table:table-cell/>
        </table:table-row>
        <table:table-row table:style-name="ro1">
          <table:table-cell office:value-type="string" calcext:value-type="string">
            <text:p>find 0 of 17500</text:p>
          </table:table-cell>
          <table:table-cell office:value-type="float" office:value="0.127041500292994" calcext:value-type="float">
            <text:p>0.1270415003</text:p>
          </table:table-cell>
          <table:table-cell office:value-type="float" office:value="0.110591241324653" calcext:value-type="float">
            <text:p>0.1105912413</text:p>
          </table:table-cell>
          <table:table-cell office:value-type="float" office:value="0.14312919342596" calcext:value-type="float">
            <text:p>0.1431291934</text:p>
          </table:table-cell>
          <table:table-cell office:value-type="float" office:value="0.0247187665344812" calcext:value-type="float">
            <text:p>0.0247187665</text:p>
          </table:table-cell>
          <table:table-cell office:value-type="float" office:value="0.0155324264128668" calcext:value-type="float">
            <text:p>0.0155324264</text:p>
          </table:table-cell>
          <table:table-cell office:value-type="float" office:value="0.0298691618549944" calcext:value-type="float">
            <text:p>0.0298691619</text:p>
          </table:table-cell>
          <table:table-cell/>
          <table:table-cell table:formula="of:=FIND(&quot;of &quot;;[.A23])" office:value-type="float" office:value="8" calcext:value-type="float">
            <text:p>8</text:p>
          </table:table-cell>
          <table:table-cell table:formula="of:=VALUE(REPLACE([.A23];1;[.I23]+2;&quot;&quot;))" office:value-type="float" office:value="17500" calcext:value-type="float">
            <text:p>17500</text:p>
          </table:table-cell>
          <table:table-cell table:formula="of:=[.B23]*1000" office:value-type="float" office:value="127.041500292994" calcext:value-type="float">
            <text:p>127.041500293</text:p>
          </table:table-cell>
          <table:table-cell/>
        </table:table-row>
        <table:table-row table:style-name="ro1">
          <table:table-cell office:value-type="string" calcext:value-type="string">
            <text:p>find 0 of 20000</text:p>
          </table:table-cell>
          <table:table-cell office:value-type="float" office:value="0.131362569397928" calcext:value-type="float">
            <text:p>0.1313625694</text:p>
          </table:table-cell>
          <table:table-cell office:value-type="float" office:value="0.114367759340087" calcext:value-type="float">
            <text:p>0.1143677593</text:p>
          </table:table-cell>
          <table:table-cell office:value-type="float" office:value="0.148357379455768" calcext:value-type="float">
            <text:p>0.1483573795</text:p>
          </table:table-cell>
          <table:table-cell office:value-type="float" office:value="0.0248244086156766" calcext:value-type="float">
            <text:p>0.0248244086</text:p>
          </table:table-cell>
          <table:table-cell office:value-type="float" office:value="0.0171578777010922" calcext:value-type="float">
            <text:p>0.0171578777</text:p>
          </table:table-cell>
          <table:table-cell office:value-type="float" office:value="0.0365854222408923" calcext:value-type="float">
            <text:p>0.0365854222</text:p>
          </table:table-cell>
          <table:table-cell/>
          <table:table-cell table:formula="of:=FIND(&quot;of &quot;;[.A24])" office:value-type="float" office:value="8" calcext:value-type="float">
            <text:p>8</text:p>
          </table:table-cell>
          <table:table-cell table:formula="of:=VALUE(REPLACE([.A24];1;[.I24]+2;&quot;&quot;))" office:value-type="float" office:value="20000" calcext:value-type="float">
            <text:p>20000</text:p>
          </table:table-cell>
          <table:table-cell table:formula="of:=[.B24]*1000" office:value-type="float" office:value="131.362569397928" calcext:value-type="float">
            <text:p>131.3625693979</text:p>
          </table:table-cell>
          <table:table-cell/>
        </table:table-row>
        <table:table-row table:style-name="ro1">
          <table:table-cell office:value-type="string" calcext:value-type="string">
            <text:p>find 0 of 22500</text:p>
          </table:table-cell>
          <table:table-cell office:value-type="float" office:value="0.179668426732751" calcext:value-type="float">
            <text:p>0.1796684267</text:p>
          </table:table-cell>
          <table:table-cell office:value-type="float" office:value="0.146386132371214" calcext:value-type="float">
            <text:p>0.1463861324</text:p>
          </table:table-cell>
          <table:table-cell office:value-type="float" office:value="0.227202109179028" calcext:value-type="float">
            <text:p>0.2272021092</text:p>
          </table:table-cell>
          <table:table-cell office:value-type="float" office:value="0.0542614309479007" calcext:value-type="float">
            <text:p>0.0542614309</text:p>
          </table:table-cell>
          <table:table-cell office:value-type="float" office:value="0.037549557986435" calcext:value-type="float">
            <text:p>0.037549558</text:p>
          </table:table-cell>
          <table:table-cell office:value-type="float" office:value="0.0730680867202257" calcext:value-type="float">
            <text:p>0.0730680867</text:p>
          </table:table-cell>
          <table:table-cell/>
          <table:table-cell table:formula="of:=FIND(&quot;of &quot;;[.A25])" office:value-type="float" office:value="8" calcext:value-type="float">
            <text:p>8</text:p>
          </table:table-cell>
          <table:table-cell table:formula="of:=VALUE(REPLACE([.A25];1;[.I25]+2;&quot;&quot;))" office:value-type="float" office:value="22500" calcext:value-type="float">
            <text:p>22500</text:p>
          </table:table-cell>
          <table:table-cell table:formula="of:=[.B25]*1000" office:value-type="float" office:value="179.668426732751" calcext:value-type="float">
            <text:p>179.6684267328</text:p>
          </table:table-cell>
          <table:table-cell/>
        </table:table-row>
        <table:table-row table:style-name="ro1">
          <table:table-cell office:value-type="string" calcext:value-type="string">
            <text:p>find 0 of 25000</text:p>
          </table:table-cell>
          <table:table-cell office:value-type="float" office:value="0.176847807942141" calcext:value-type="float">
            <text:p>0.1768478079</text:p>
          </table:table-cell>
          <table:table-cell office:value-type="float" office:value="0.112587409022715" calcext:value-type="float">
            <text:p>0.112587409</text:p>
          </table:table-cell>
          <table:table-cell office:value-type="float" office:value="0.239487299218553" calcext:value-type="float">
            <text:p>0.2394872992</text:p>
          </table:table-cell>
          <table:table-cell office:value-type="float" office:value="0.0824976817766435" calcext:value-type="float">
            <text:p>0.0824976818</text:p>
          </table:table-cell>
          <table:table-cell office:value-type="float" office:value="0.0540033141155522" calcext:value-type="float">
            <text:p>0.0540033141</text:p>
          </table:table-cell>
          <table:table-cell office:value-type="float" office:value="0.102679777734008" calcext:value-type="float">
            <text:p>0.1026797777</text:p>
          </table:table-cell>
          <table:table-cell/>
          <table:table-cell table:formula="of:=FIND(&quot;of &quot;;[.A26])" office:value-type="float" office:value="8" calcext:value-type="float">
            <text:p>8</text:p>
          </table:table-cell>
          <table:table-cell table:formula="of:=VALUE(REPLACE([.A26];1;[.I26]+2;&quot;&quot;))" office:value-type="float" office:value="25000" calcext:value-type="float">
            <text:p>25000</text:p>
          </table:table-cell>
          <table:table-cell table:formula="of:=[.B26]*1000" office:value-type="float" office:value="176.847807942141" calcext:value-type="float">
            <text:p>176.8478079421</text:p>
          </table:table-cell>
          <table:table-cell/>
        </table:table-row>
        <table:table-row table:style-name="ro1">
          <table:table-cell office:value-type="string" calcext:value-type="string">
            <text:p>find 0 of 27500</text:p>
          </table:table-cell>
          <table:table-cell office:value-type="float" office:value="0.19473873131217" calcext:value-type="float">
            <text:p>0.1947387313</text:p>
          </table:table-cell>
          <table:table-cell office:value-type="float" office:value="0.154044704347991" calcext:value-type="float">
            <text:p>0.1540447043</text:p>
          </table:table-cell>
          <table:table-cell office:value-type="float" office:value="0.237252779658632" calcext:value-type="float">
            <text:p>0.2372527797</text:p>
          </table:table-cell>
          <table:table-cell office:value-type="float" office:value="0.0543969231093458" calcext:value-type="float">
            <text:p>0.0543969231</text:p>
          </table:table-cell>
          <table:table-cell office:value-type="float" office:value="0.0277301536632219" calcext:value-type="float">
            <text:p>0.0277301537</text:p>
          </table:table-cell>
          <table:table-cell office:value-type="float" office:value="0.0716765899822805" calcext:value-type="float">
            <text:p>0.07167659</text:p>
          </table:table-cell>
          <table:table-cell/>
          <table:table-cell table:formula="of:=FIND(&quot;of &quot;;[.A27])" office:value-type="float" office:value="8" calcext:value-type="float">
            <text:p>8</text:p>
          </table:table-cell>
          <table:table-cell table:formula="of:=VALUE(REPLACE([.A27];1;[.I27]+2;&quot;&quot;))" office:value-type="float" office:value="27500" calcext:value-type="float">
            <text:p>27500</text:p>
          </table:table-cell>
          <table:table-cell table:formula="of:=[.B27]*1000" office:value-type="float" office:value="194.73873131217" calcext:value-type="float">
            <text:p>194.7387313122</text:p>
          </table:table-cell>
          <table:table-cell/>
        </table:table-row>
        <table:table-row table:style-name="ro1">
          <table:table-cell office:value-type="string" calcext:value-type="string">
            <text:p>find 0 of 30000</text:p>
          </table:table-cell>
          <table:table-cell office:value-type="float" office:value="0.221334640122176" calcext:value-type="float">
            <text:p>0.2213346401</text:p>
          </table:table-cell>
          <table:table-cell office:value-type="float" office:value="0.195393248199182" calcext:value-type="float">
            <text:p>0.1953932482</text:p>
          </table:table-cell>
          <table:table-cell office:value-type="float" office:value="0.245895040149896" calcext:value-type="float">
            <text:p>0.2458950401</text:p>
          </table:table-cell>
          <table:table-cell office:value-type="float" office:value="0.0318067126342925" calcext:value-type="float">
            <text:p>0.0318067126</text:p>
          </table:table-cell>
          <table:table-cell office:value-type="float" office:value="0.0234184096948073" calcext:value-type="float">
            <text:p>0.0234184097</text:p>
          </table:table-cell>
          <table:table-cell office:value-type="float" office:value="0.0402022579624227" calcext:value-type="float">
            <text:p>0.040202258</text:p>
          </table:table-cell>
          <table:table-cell/>
          <table:table-cell table:formula="of:=FIND(&quot;of &quot;;[.A28])" office:value-type="float" office:value="8" calcext:value-type="float">
            <text:p>8</text:p>
          </table:table-cell>
          <table:table-cell table:formula="of:=VALUE(REPLACE([.A28];1;[.I28]+2;&quot;&quot;))" office:value-type="float" office:value="30000" calcext:value-type="float">
            <text:p>30000</text:p>
          </table:table-cell>
          <table:table-cell table:formula="of:=[.B28]*1000" office:value-type="float" office:value="221.334640122176" calcext:value-type="float">
            <text:p>221.3346401222</text:p>
          </table:table-cell>
          <table:table-cell/>
        </table:table-row>
        <table:table-row table:style-name="ro1">
          <table:table-cell office:value-type="string" calcext:value-type="string">
            <text:p>find 0 of 32500</text:p>
          </table:table-cell>
          <table:table-cell office:value-type="float" office:value="0.296742949032546" calcext:value-type="float">
            <text:p>0.296742949</text:p>
          </table:table-cell>
          <table:table-cell office:value-type="float" office:value="0.276366324213511" calcext:value-type="float">
            <text:p>0.2763663242</text:p>
          </table:table-cell>
          <table:table-cell office:value-type="float" office:value="0.332245898152887" calcext:value-type="float">
            <text:p>0.3322458982</text:p>
          </table:table-cell>
          <table:table-cell office:value-type="float" office:value="0.0346212552941588" calcext:value-type="float">
            <text:p>0.0346212553</text:p>
          </table:table-cell>
          <table:table-cell office:value-type="float" office:value="0.00197951230155635" calcext:value-type="float">
            <text:p>0.0019795123</text:p>
          </table:table-cell>
          <table:table-cell office:value-type="float" office:value="0.0430161160748005" calcext:value-type="float">
            <text:p>0.0430161161</text:p>
          </table:table-cell>
          <table:table-cell/>
          <table:table-cell table:formula="of:=FIND(&quot;of &quot;;[.A29])" office:value-type="float" office:value="8" calcext:value-type="float">
            <text:p>8</text:p>
          </table:table-cell>
          <table:table-cell table:formula="of:=VALUE(REPLACE([.A29];1;[.I29]+2;&quot;&quot;))" office:value-type="float" office:value="32500" calcext:value-type="float">
            <text:p>32500</text:p>
          </table:table-cell>
          <table:table-cell table:formula="of:=[.B29]*1000" office:value-type="float" office:value="296.742949032546" calcext:value-type="float">
            <text:p>296.7429490325</text:p>
          </table:table-cell>
          <table:table-cell/>
        </table:table-row>
        <table:table-row table:style-name="ro1">
          <table:table-cell office:value-type="string" calcext:value-type="string">
            <text:p>find 0 of 35000</text:p>
          </table:table-cell>
          <table:table-cell office:value-type="float" office:value="0.29148257098674" calcext:value-type="float">
            <text:p>0.291482571</text:p>
          </table:table-cell>
          <table:table-cell office:value-type="float" office:value="0.217652259186492" calcext:value-type="float">
            <text:p>0.2176522592</text:p>
          </table:table-cell>
          <table:table-cell office:value-type="float" office:value="0.363794474651014" calcext:value-type="float">
            <text:p>0.3637944747</text:p>
          </table:table-cell>
          <table:table-cell office:value-type="float" office:value="0.0811368471589607" calcext:value-type="float">
            <text:p>0.0811368472</text:p>
          </table:table-cell>
          <table:table-cell office:value-type="float" office:value="0.0384688185173106" calcext:value-type="float">
            <text:p>0.0384688185</text:p>
          </table:table-cell>
          <table:table-cell office:value-type="float" office:value="0.112500329917881" calcext:value-type="float">
            <text:p>0.1125003299</text:p>
          </table:table-cell>
          <table:table-cell/>
          <table:table-cell table:formula="of:=FIND(&quot;of &quot;;[.A30])" office:value-type="float" office:value="8" calcext:value-type="float">
            <text:p>8</text:p>
          </table:table-cell>
          <table:table-cell table:formula="of:=VALUE(REPLACE([.A30];1;[.I30]+2;&quot;&quot;))" office:value-type="float" office:value="35000" calcext:value-type="float">
            <text:p>35000</text:p>
          </table:table-cell>
          <table:table-cell table:formula="of:=[.B30]*1000" office:value-type="float" office:value="291.48257098674" calcext:value-type="float">
            <text:p>291.4825709867</text:p>
          </table:table-cell>
          <table:table-cell/>
        </table:table-row>
        <table:table-row table:style-name="ro1">
          <table:table-cell office:value-type="string" calcext:value-type="string">
            <text:p>find 0 of 37500</text:p>
          </table:table-cell>
          <table:table-cell office:value-type="float" office:value="0.410875029852281" calcext:value-type="float">
            <text:p>0.4108750299</text:p>
          </table:table-cell>
          <table:table-cell office:value-type="float" office:value="0.278420654641647" calcext:value-type="float">
            <text:p>0.2784206546</text:p>
          </table:table-cell>
          <table:table-cell office:value-type="float" office:value="0.481161628669855" calcext:value-type="float">
            <text:p>0.4811616287</text:p>
          </table:table-cell>
          <table:table-cell office:value-type="float" office:value="0.115353502369201" calcext:value-type="float">
            <text:p>0.1153535024</text:p>
          </table:table-cell>
          <table:table-cell office:value-type="float" office:value="0" calcext:value-type="float">
            <text:p>0</text:p>
          </table:table-cell>
          <table:table-cell office:value-type="float" office:value="0.12173996024325" calcext:value-type="float">
            <text:p>0.1217399602</text:p>
          </table:table-cell>
          <table:table-cell/>
          <table:table-cell table:formula="of:=FIND(&quot;of &quot;;[.A31])" office:value-type="float" office:value="8" calcext:value-type="float">
            <text:p>8</text:p>
          </table:table-cell>
          <table:table-cell table:formula="of:=VALUE(REPLACE([.A31];1;[.I31]+2;&quot;&quot;))" office:value-type="float" office:value="37500" calcext:value-type="float">
            <text:p>37500</text:p>
          </table:table-cell>
          <table:table-cell table:formula="of:=[.B31]*1000" office:value-type="float" office:value="410.875029852281" calcext:value-type="float">
            <text:p>410.8750298523</text:p>
          </table:table-cell>
          <table:table-cell/>
        </table:table-row>
        <table:table-row table:style-name="ro1">
          <table:table-cell office:value-type="string" calcext:value-type="string">
            <text:p>find 0 of 40000</text:p>
          </table:table-cell>
          <table:table-cell office:value-type="float" office:value="0.374993875995071" calcext:value-type="float">
            <text:p>0.374993876</text:p>
          </table:table-cell>
          <table:table-cell office:value-type="float" office:value="0.241371832679768" calcext:value-type="float">
            <text:p>0.2413718327</text:p>
          </table:table-cell>
          <table:table-cell office:value-type="float" office:value="0.506320767451406" calcext:value-type="float">
            <text:p>0.5063207675</text:p>
          </table:table-cell>
          <table:table-cell office:value-type="float" office:value="0.16126748268902" calcext:value-type="float">
            <text:p>0.1612674827</text:p>
          </table:table-cell>
          <table:table-cell office:value-type="float" office:value="0.0670539016902766" calcext:value-type="float">
            <text:p>0.0670539017</text:p>
          </table:table-cell>
          <table:table-cell office:value-type="float" office:value="0.193007033546612" calcext:value-type="float">
            <text:p>0.1930070335</text:p>
          </table:table-cell>
          <table:table-cell/>
          <table:table-cell table:formula="of:=FIND(&quot;of &quot;;[.A32])" office:value-type="float" office:value="8" calcext:value-type="float">
            <text:p>8</text:p>
          </table:table-cell>
          <table:table-cell table:formula="of:=VALUE(REPLACE([.A32];1;[.I32]+2;&quot;&quot;))" office:value-type="float" office:value="40000" calcext:value-type="float">
            <text:p>40000</text:p>
          </table:table-cell>
          <table:table-cell table:formula="of:=[.B32]*1000" office:value-type="float" office:value="374.993875995071" calcext:value-type="float">
            <text:p>374.9938759951</text:p>
          </table:table-cell>
          <table:table-cell/>
        </table:table-row>
        <table:table-row table:style-name="ro1">
          <table:table-cell office:value-type="string" calcext:value-type="string">
            <text:p>find 0 of 42500</text:p>
          </table:table-cell>
          <table:table-cell office:value-type="float" office:value="0.369750685907868" calcext:value-type="float">
            <text:p>0.3697506859</text:p>
          </table:table-cell>
          <table:table-cell office:value-type="float" office:value="0.254996906761106" calcext:value-type="float">
            <text:p>0.2549969068</text:p>
          </table:table-cell>
          <table:table-cell office:value-type="float" office:value="0.426021630427763" calcext:value-type="float">
            <text:p>0.4260216304</text:p>
          </table:table-cell>
          <table:table-cell office:value-type="float" office:value="0.0994350562000136" calcext:value-type="float">
            <text:p>0.0994350562</text:p>
          </table:table-cell>
          <table:table-cell office:value-type="float" office:value="0" calcext:value-type="float">
            <text:p>0</text:p>
          </table:table-cell>
          <table:table-cell office:value-type="float" office:value="0.101295240944382" calcext:value-type="float">
            <text:p>0.1012952409</text:p>
          </table:table-cell>
          <table:table-cell/>
          <table:table-cell table:formula="of:=FIND(&quot;of &quot;;[.A33])" office:value-type="float" office:value="8" calcext:value-type="float">
            <text:p>8</text:p>
          </table:table-cell>
          <table:table-cell table:formula="of:=VALUE(REPLACE([.A33];1;[.I33]+2;&quot;&quot;))" office:value-type="float" office:value="42500" calcext:value-type="float">
            <text:p>42500</text:p>
          </table:table-cell>
          <table:table-cell table:formula="of:=[.B33]*1000" office:value-type="float" office:value="369.750685907868" calcext:value-type="float">
            <text:p>369.7506859079</text:p>
          </table:table-cell>
          <table:table-cell/>
        </table:table-row>
        <table:table-row table:style-name="ro1">
          <table:table-cell office:value-type="string" calcext:value-type="string">
            <text:p>find 0 of 45000</text:p>
          </table:table-cell>
          <table:table-cell office:value-type="float" office:value="0.280004689736744" calcext:value-type="float">
            <text:p>0.2800046897</text:p>
          </table:table-cell>
          <table:table-cell office:value-type="float" office:value="0.178584661577922" calcext:value-type="float">
            <text:p>0.1785846616</text:p>
          </table:table-cell>
          <table:table-cell office:value-type="float" office:value="0.365543022847559" calcext:value-type="float">
            <text:p>0.3655430228</text:p>
          </table:table-cell>
          <table:table-cell office:value-type="float" office:value="0.119633254821561" calcext:value-type="float">
            <text:p>0.1196332548</text:p>
          </table:table-cell>
          <table:table-cell office:value-type="float" office:value="0.100225835363629" calcext:value-type="float">
            <text:p>0.1002258354</text:p>
          </table:table-cell>
          <table:table-cell office:value-type="float" office:value="0.135202924964908" calcext:value-type="float">
            <text:p>0.135202925</text:p>
          </table:table-cell>
          <table:table-cell/>
          <table:table-cell table:formula="of:=FIND(&quot;of &quot;;[.A34])" office:value-type="float" office:value="8" calcext:value-type="float">
            <text:p>8</text:p>
          </table:table-cell>
          <table:table-cell table:formula="of:=VALUE(REPLACE([.A34];1;[.I34]+2;&quot;&quot;))" office:value-type="float" office:value="45000" calcext:value-type="float">
            <text:p>45000</text:p>
          </table:table-cell>
          <table:table-cell table:formula="of:=[.B34]*1000" office:value-type="float" office:value="280.004689736744" calcext:value-type="float">
            <text:p>280.0046897367</text:p>
          </table:table-cell>
          <table:table-cell/>
        </table:table-row>
        <table:table-row table:style-name="ro1">
          <table:table-cell office:value-type="string" calcext:value-type="string">
            <text:p>find 0 of 47500</text:p>
          </table:table-cell>
          <table:table-cell office:value-type="float" office:value="0.566508973407822" calcext:value-type="float">
            <text:p>0.5665089734</text:p>
          </table:table-cell>
          <table:table-cell office:value-type="float" office:value="0.426718296820808" calcext:value-type="float">
            <text:p>0.4267182968</text:p>
          </table:table-cell>
          <table:table-cell office:value-type="float" office:value="0.653892026014746" calcext:value-type="float">
            <text:p>0.653892026</text:p>
          </table:table-cell>
          <table:table-cell office:value-type="float" office:value="0.131941109259626" calcext:value-type="float">
            <text:p>0.1319411093</text:p>
          </table:table-cell>
          <table:table-cell office:value-type="float" office:value="0" calcext:value-type="float">
            <text:p>0</text:p>
          </table:table-cell>
          <table:table-cell office:value-type="float" office:value="0.151351886835656" calcext:value-type="float">
            <text:p>0.1513518868</text:p>
          </table:table-cell>
          <table:table-cell/>
          <table:table-cell table:formula="of:=FIND(&quot;of &quot;;[.A35])" office:value-type="float" office:value="8" calcext:value-type="float">
            <text:p>8</text:p>
          </table:table-cell>
          <table:table-cell table:formula="of:=VALUE(REPLACE([.A35];1;[.I35]+2;&quot;&quot;))" office:value-type="float" office:value="47500" calcext:value-type="float">
            <text:p>47500</text:p>
          </table:table-cell>
          <table:table-cell table:formula="of:=[.B35]*1000" office:value-type="float" office:value="566.508973407822" calcext:value-type="float">
            <text:p>566.5089734078</text:p>
          </table:table-cell>
          <table:table-cell/>
        </table:table-row>
        <table:table-row table:style-name="ro1">
          <table:table-cell office:value-type="string" calcext:value-type="string">
            <text:p>find 0 of 50000</text:p>
          </table:table-cell>
          <table:table-cell office:value-type="float" office:value="0.314499057940903" calcext:value-type="float">
            <text:p>0.3144990579</text:p>
          </table:table-cell>
          <table:table-cell office:value-type="float" office:value="0.246018111868085" calcext:value-type="float">
            <text:p>0.2460181119</text:p>
          </table:table-cell>
          <table:table-cell office:value-type="float" office:value="0.411886055451711" calcext:value-type="float">
            <text:p>0.4118860555</text:p>
          </table:table-cell>
          <table:table-cell office:value-type="float" office:value="0.103135545744373" calcext:value-type="float">
            <text:p>0.1031355457</text:p>
          </table:table-cell>
          <table:table-cell office:value-type="float" office:value="0.044508524874564" calcext:value-type="float">
            <text:p>0.0445085249</text:p>
          </table:table-cell>
          <table:table-cell office:value-type="float" office:value="0.142521377462103" calcext:value-type="float">
            <text:p>0.1425213775</text:p>
          </table:table-cell>
          <table:table-cell/>
          <table:table-cell table:formula="of:=FIND(&quot;of &quot;;[.A36])" office:value-type="float" office:value="8" calcext:value-type="float">
            <text:p>8</text:p>
          </table:table-cell>
          <table:table-cell table:formula="of:=VALUE(REPLACE([.A36];1;[.I36]+2;&quot;&quot;))" office:value-type="float" office:value="50000" calcext:value-type="float">
            <text:p>50000</text:p>
          </table:table-cell>
          <table:table-cell table:formula="of:=[.B36]*1000" office:value-type="float" office:value="314.499057940903" calcext:value-type="float">
            <text:p>314.4990579409</text:p>
          </table:table-cell>
          <table:table-cell/>
        </table:table-row>
        <table:table-row table:style-name="ro1">
          <table:table-cell office:value-type="string" calcext:value-type="string">
            <text:p>find 0 of 52500</text:p>
          </table:table-cell>
          <table:table-cell office:value-type="float" office:value="0.421174300074507" calcext:value-type="float">
            <text:p>0.4211743001</text:p>
          </table:table-cell>
          <table:table-cell office:value-type="float" office:value="0.410780595761099" calcext:value-type="float">
            <text:p>0.4107805958</text:p>
          </table:table-cell>
          <table:table-cell office:value-type="float" office:value="0.426782547261077" calcext:value-type="float">
            <text:p>0.4267825473</text:p>
          </table:table-cell>
          <table:table-cell office:value-type="float" office:value="0.00908542953587219" calcext:value-type="float">
            <text:p>0.0090854295</text:p>
          </table:table-cell>
          <table:table-cell office:value-type="float" office:value="0" calcext:value-type="float">
            <text:p>0</text:p>
          </table:table-cell>
          <table:table-cell office:value-type="float" office:value="0.00971376906854569" calcext:value-type="float">
            <text:p>0.0097137691</text:p>
          </table:table-cell>
          <table:table-cell/>
          <table:table-cell table:formula="of:=FIND(&quot;of &quot;;[.A37])" office:value-type="float" office:value="8" calcext:value-type="float">
            <text:p>8</text:p>
          </table:table-cell>
          <table:table-cell table:formula="of:=VALUE(REPLACE([.A37];1;[.I37]+2;&quot;&quot;))" office:value-type="float" office:value="52500" calcext:value-type="float">
            <text:p>52500</text:p>
          </table:table-cell>
          <table:table-cell table:formula="of:=[.B37]*1000" office:value-type="float" office:value="421.174300074507" calcext:value-type="float">
            <text:p>421.1743000745</text:p>
          </table:table-cell>
          <table:table-cell/>
        </table:table-row>
        <table:table-row table:style-name="ro1">
          <table:table-cell office:value-type="string" calcext:value-type="string">
            <text:p>find 0 of 55000</text:p>
          </table:table-cell>
          <table:table-cell office:value-type="float" office:value="0.70386521235234" calcext:value-type="float">
            <text:p>0.7038652124</text:p>
          </table:table-cell>
          <table:table-cell office:value-type="float" office:value="0.638251756094479" calcext:value-type="float">
            <text:p>0.6382517561</text:p>
          </table:table-cell>
          <table:table-cell office:value-type="float" office:value="0.741155149201421" calcext:value-type="float">
            <text:p>0.7411551492</text:p>
          </table:table-cell>
          <table:table-cell office:value-type="float" office:value="0.0583929505628253" calcext:value-type="float">
            <text:p>0.0583929506</text:p>
          </table:table-cell>
          <table:table-cell office:value-type="float" office:value="0" calcext:value-type="float">
            <text:p>0</text:p>
          </table:table-cell>
          <table:table-cell office:value-type="float" office:value="0.0645880652336426" calcext:value-type="float">
            <text:p>0.0645880652</text:p>
          </table:table-cell>
          <table:table-cell/>
          <table:table-cell table:formula="of:=FIND(&quot;of &quot;;[.A38])" office:value-type="float" office:value="8" calcext:value-type="float">
            <text:p>8</text:p>
          </table:table-cell>
          <table:table-cell table:formula="of:=VALUE(REPLACE([.A38];1;[.I38]+2;&quot;&quot;))" office:value-type="float" office:value="55000" calcext:value-type="float">
            <text:p>55000</text:p>
          </table:table-cell>
          <table:table-cell table:formula="of:=[.B38]*1000" office:value-type="float" office:value="703.86521235234" calcext:value-type="float">
            <text:p>703.8652123523</text:p>
          </table:table-cell>
          <table:table-cell/>
        </table:table-row>
        <table:table-row table:style-name="ro1">
          <table:table-cell office:value-type="string" calcext:value-type="string">
            <text:p>find 0 of 57500</text:p>
          </table:table-cell>
          <table:table-cell office:value-type="float" office:value="0.524559010380084" calcext:value-type="float">
            <text:p>0.5245590104</text:p>
          </table:table-cell>
          <table:table-cell office:value-type="float" office:value="0.327501800427776" calcext:value-type="float">
            <text:p>0.3275018004</text:p>
          </table:table-cell>
          <table:table-cell office:value-type="float" office:value="0.663284193118043" calcext:value-type="float">
            <text:p>0.6632841931</text:p>
          </table:table-cell>
          <table:table-cell office:value-type="float" office:value="0.208963015314883" calcext:value-type="float">
            <text:p>0.2089630153</text:p>
          </table:table-cell>
          <table:table-cell office:value-type="float" office:value="0" calcext:value-type="float">
            <text:p>0</text:p>
          </table:table-cell>
          <table:table-cell office:value-type="float" office:value="0.240279064791421" calcext:value-type="float">
            <text:p>0.2402790648</text:p>
          </table:table-cell>
          <table:table-cell/>
          <table:table-cell table:formula="of:=FIND(&quot;of &quot;;[.A39])" office:value-type="float" office:value="8" calcext:value-type="float">
            <text:p>8</text:p>
          </table:table-cell>
          <table:table-cell table:formula="of:=VALUE(REPLACE([.A39];1;[.I39]+2;&quot;&quot;))" office:value-type="float" office:value="57500" calcext:value-type="float">
            <text:p>57500</text:p>
          </table:table-cell>
          <table:table-cell table:formula="of:=[.B39]*1000" office:value-type="float" office:value="524.559010380085" calcext:value-type="float">
            <text:p>524.5590103801</text:p>
          </table:table-cell>
          <table:table-cell/>
        </table:table-row>
        <table:table-row table:style-name="ro1">
          <table:table-cell office:value-type="string" calcext:value-type="string">
            <text:p>find 0 of 60000</text:p>
          </table:table-cell>
          <table:table-cell office:value-type="float" office:value="0.726257566213441" calcext:value-type="float">
            <text:p>0.7262575662</text:p>
          </table:table-cell>
          <table:table-cell office:value-type="float" office:value="0.559886632641676" calcext:value-type="float">
            <text:p>0.5598866326</text:p>
          </table:table-cell>
          <table:table-cell office:value-type="float" office:value="0.854023120808827" calcext:value-type="float">
            <text:p>0.8540231208</text:p>
          </table:table-cell>
          <table:table-cell office:value-type="float" office:value="0.196585665080346" calcext:value-type="float">
            <text:p>0.1965856651</text:p>
          </table:table-cell>
          <table:table-cell office:value-type="float" office:value="0" calcext:value-type="float">
            <text:p>0</text:p>
          </table:table-cell>
          <table:table-cell office:value-type="float" office:value="0.221296432016422" calcext:value-type="float">
            <text:p>0.221296432</text:p>
          </table:table-cell>
          <table:table-cell/>
          <table:table-cell table:formula="of:=FIND(&quot;of &quot;;[.A40])" office:value-type="float" office:value="8" calcext:value-type="float">
            <text:p>8</text:p>
          </table:table-cell>
          <table:table-cell table:formula="of:=VALUE(REPLACE([.A40];1;[.I40]+2;&quot;&quot;))" office:value-type="float" office:value="60000" calcext:value-type="float">
            <text:p>60000</text:p>
          </table:table-cell>
          <table:table-cell table:formula="of:=[.B40]*1000" office:value-type="float" office:value="726.257566213441" calcext:value-type="float">
            <text:p>726.2575662134</text:p>
          </table:table-cell>
          <table:table-cell/>
        </table:table-row>
        <table:table-row table:style-name="ro1">
          <table:table-cell office:value-type="string" calcext:value-type="string">
            <text:p>find 0 of 62500</text:p>
          </table:table-cell>
          <table:table-cell office:value-type="float" office:value="0.715044525213372" calcext:value-type="float">
            <text:p>0.7150445252</text:p>
          </table:table-cell>
          <table:table-cell office:value-type="float" office:value="0.582857148641549" calcext:value-type="float">
            <text:p>0.5828571486</text:p>
          </table:table-cell>
          <table:table-cell office:value-type="float" office:value="0.792681145189803" calcext:value-type="float">
            <text:p>0.7926811452</text:p>
          </table:table-cell>
          <table:table-cell office:value-type="float" office:value="0.11960050310017" calcext:value-type="float">
            <text:p>0.1196005031</text:p>
          </table:table-cell>
          <table:table-cell office:value-type="float" office:value="0" calcext:value-type="float">
            <text:p>0</text:p>
          </table:table-cell>
          <table:table-cell office:value-type="float" office:value="0.134470570327096" calcext:value-type="float">
            <text:p>0.1344705703</text:p>
          </table:table-cell>
          <table:table-cell/>
          <table:table-cell table:formula="of:=FIND(&quot;of &quot;;[.A41])" office:value-type="float" office:value="8" calcext:value-type="float">
            <text:p>8</text:p>
          </table:table-cell>
          <table:table-cell table:formula="of:=VALUE(REPLACE([.A41];1;[.I41]+2;&quot;&quot;))" office:value-type="float" office:value="62500" calcext:value-type="float">
            <text:p>62500</text:p>
          </table:table-cell>
          <table:table-cell table:formula="of:=[.B41]*1000" office:value-type="float" office:value="715.044525213372" calcext:value-type="float">
            <text:p>715.0445252134</text:p>
          </table:table-cell>
          <table:table-cell/>
        </table:table-row>
        <table:table-row table:style-name="ro1">
          <table:table-cell office:value-type="string" calcext:value-type="string">
            <text:p>find 0 of 65000</text:p>
          </table:table-cell>
          <table:table-cell office:value-type="float" office:value="0.757363988657881" calcext:value-type="float">
            <text:p>0.7573639887</text:p>
          </table:table-cell>
          <table:table-cell office:value-type="float" office:value="0.400686944070798" calcext:value-type="float">
            <text:p>0.4006869441</text:p>
          </table:table-cell>
          <table:table-cell office:value-type="float" office:value="0.974417480014859" calcext:value-type="float">
            <text:p>0.97441748</text:p>
          </table:table-cell>
          <table:table-cell office:value-type="float" office:value="0.330005340968563" calcext:value-type="float">
            <text:p>0.330005341</text:p>
          </table:table-cell>
          <table:table-cell office:value-type="float" office:value="0" calcext:value-type="float">
            <text:p>0</text:p>
          </table:table-cell>
          <table:table-cell office:value-type="float" office:value="0.375947674990497" calcext:value-type="float">
            <text:p>0.375947675</text:p>
          </table:table-cell>
          <table:table-cell/>
          <table:table-cell table:formula="of:=FIND(&quot;of &quot;;[.A42])" office:value-type="float" office:value="8" calcext:value-type="float">
            <text:p>8</text:p>
          </table:table-cell>
          <table:table-cell table:formula="of:=VALUE(REPLACE([.A42];1;[.I42]+2;&quot;&quot;))" office:value-type="float" office:value="65000" calcext:value-type="float">
            <text:p>65000</text:p>
          </table:table-cell>
          <table:table-cell table:formula="of:=[.B42]*1000" office:value-type="float" office:value="757.363988657881" calcext:value-type="float">
            <text:p>757.3639886579</text:p>
          </table:table-cell>
          <table:table-cell/>
        </table:table-row>
        <table:table-row table:style-name="ro1">
          <table:table-cell office:value-type="string" calcext:value-type="string">
            <text:p>find 0 of 67500</text:p>
          </table:table-cell>
          <table:table-cell office:value-type="float" office:value="0.653105925768978" calcext:value-type="float">
            <text:p>0.6531059258</text:p>
          </table:table-cell>
          <table:table-cell office:value-type="float" office:value="0.599407959094452" calcext:value-type="float">
            <text:p>0.5994079591</text:p>
          </table:table-cell>
          <table:table-cell office:value-type="float" office:value="0.689416250451395" calcext:value-type="float">
            <text:p>0.6894162505</text:p>
          </table:table-cell>
          <table:table-cell office:value-type="float" office:value="0.0544817082990194" calcext:value-type="float">
            <text:p>0.0544817083</text:p>
          </table:table-cell>
          <table:table-cell office:value-type="float" office:value="0" calcext:value-type="float">
            <text:p>0</text:p>
          </table:table-cell>
          <table:table-cell office:value-type="float" office:value="0.0628913271892673" calcext:value-type="float">
            <text:p>0.0628913272</text:p>
          </table:table-cell>
          <table:table-cell/>
          <table:table-cell table:formula="of:=FIND(&quot;of &quot;;[.A43])" office:value-type="float" office:value="8" calcext:value-type="float">
            <text:p>8</text:p>
          </table:table-cell>
          <table:table-cell table:formula="of:=VALUE(REPLACE([.A43];1;[.I43]+2;&quot;&quot;))" office:value-type="float" office:value="67500" calcext:value-type="float">
            <text:p>67500</text:p>
          </table:table-cell>
          <table:table-cell table:formula="of:=[.B43]*1000" office:value-type="float" office:value="653.105925768978" calcext:value-type="float">
            <text:p>653.105925769</text:p>
          </table:table-cell>
          <table:table-cell/>
        </table:table-row>
        <table:table-row table:style-name="ro1">
          <table:table-cell office:value-type="string" calcext:value-type="string">
            <text:p>find 0 of 70000</text:p>
          </table:table-cell>
          <table:table-cell office:value-type="float" office:value="0.711674787824523" calcext:value-type="float">
            <text:p>0.7116747878</text:p>
          </table:table-cell>
          <table:table-cell office:value-type="float" office:value="0.515563308570789" calcext:value-type="float">
            <text:p>0.5155633086</text:p>
          </table:table-cell>
          <table:table-cell office:value-type="float" office:value="0.824797225681472" calcext:value-type="float">
            <text:p>0.8247972257</text:p>
          </table:table-cell>
          <table:table-cell office:value-type="float" office:value="0.175749346460586" calcext:value-type="float">
            <text:p>0.1757493465</text:p>
          </table:table-cell>
          <table:table-cell office:value-type="float" office:value="0" calcext:value-type="float">
            <text:p>0</text:p>
          </table:table-cell>
          <table:table-cell office:value-type="float" office:value="0.195933809844288" calcext:value-type="float">
            <text:p>0.1959338098</text:p>
          </table:table-cell>
          <table:table-cell/>
          <table:table-cell table:formula="of:=FIND(&quot;of &quot;;[.A44])" office:value-type="float" office:value="8" calcext:value-type="float">
            <text:p>8</text:p>
          </table:table-cell>
          <table:table-cell table:formula="of:=VALUE(REPLACE([.A44];1;[.I44]+2;&quot;&quot;))" office:value-type="float" office:value="70000" calcext:value-type="float">
            <text:p>70000</text:p>
          </table:table-cell>
          <table:table-cell table:formula="of:=[.B44]*1000" office:value-type="float" office:value="711.674787824523" calcext:value-type="float">
            <text:p>711.6747878245</text:p>
          </table:table-cell>
          <table:table-cell/>
        </table:table-row>
        <table:table-row table:style-name="ro1">
          <table:table-cell office:value-type="string" calcext:value-type="string">
            <text:p>find 0 of 72500</text:p>
          </table:table-cell>
          <table:table-cell office:value-type="float" office:value="0.879248868824559" calcext:value-type="float">
            <text:p>0.8792488688</text:p>
          </table:table-cell>
          <table:table-cell office:value-type="float" office:value="0.596521890761094" calcext:value-type="float">
            <text:p>0.5965218908</text:p>
          </table:table-cell>
          <table:table-cell office:value-type="float" office:value="1.15035295926115" calcext:value-type="float">
            <text:p>1.1503529593</text:p>
          </table:table-cell>
          <table:table-cell office:value-type="float" office:value="0.459830969998456" calcext:value-type="float">
            <text:p>0.45983097</text:p>
          </table:table-cell>
          <table:table-cell office:value-type="float" office:value="0" calcext:value-type="float">
            <text:p>0</text:p>
          </table:table-cell>
          <table:table-cell office:value-type="float" office:value="0.469566058775921" calcext:value-type="float">
            <text:p>0.4695660588</text:p>
          </table:table-cell>
          <table:table-cell/>
          <table:table-cell table:formula="of:=FIND(&quot;of &quot;;[.A45])" office:value-type="float" office:value="8" calcext:value-type="float">
            <text:p>8</text:p>
          </table:table-cell>
          <table:table-cell table:formula="of:=VALUE(REPLACE([.A45];1;[.I45]+2;&quot;&quot;))" office:value-type="float" office:value="72500" calcext:value-type="float">
            <text:p>72500</text:p>
          </table:table-cell>
          <table:table-cell table:formula="of:=[.B45]*1000" office:value-type="float" office:value="879.248868824559" calcext:value-type="float">
            <text:p>879.2488688246</text:p>
          </table:table-cell>
          <table:table-cell/>
        </table:table-row>
        <table:table-row table:style-name="ro1">
          <table:table-cell office:value-type="string" calcext:value-type="string">
            <text:p>find 0 of 75000</text:p>
          </table:table-cell>
          <table:table-cell office:value-type="float" office:value="0.566183052491218" calcext:value-type="float">
            <text:p>0.5661830525</text:p>
          </table:table-cell>
          <table:table-cell office:value-type="float" office:value="0.383458316641733" calcext:value-type="float">
            <text:p>0.3834583166</text:p>
          </table:table-cell>
          <table:table-cell office:value-type="float" office:value="0.736890207864334" calcext:value-type="float">
            <text:p>0.7368902079</text:p>
          </table:table-cell>
          <table:table-cell office:value-type="float" office:value="0.285834925219955" calcext:value-type="float">
            <text:p>0.2858349252</text:p>
          </table:table-cell>
          <table:table-cell office:value-type="float" office:value="6.79869977755259E-017" calcext:value-type="float">
            <text:p>6.79869977755259E-17</text:p>
          </table:table-cell>
          <table:table-cell office:value-type="float" office:value="0.295673466321792" calcext:value-type="float">
            <text:p>0.2956734663</text:p>
          </table:table-cell>
          <table:table-cell/>
          <table:table-cell table:formula="of:=FIND(&quot;of &quot;;[.A46])" office:value-type="float" office:value="8" calcext:value-type="float">
            <text:p>8</text:p>
          </table:table-cell>
          <table:table-cell table:formula="of:=VALUE(REPLACE([.A46];1;[.I46]+2;&quot;&quot;))" office:value-type="float" office:value="75000" calcext:value-type="float">
            <text:p>75000</text:p>
          </table:table-cell>
          <table:table-cell table:formula="of:=[.B46]*1000" office:value-type="float" office:value="566.183052491218" calcext:value-type="float">
            <text:p>566.1830524912</text:p>
          </table:table-cell>
          <table:table-cell/>
        </table:table-row>
        <table:table-row table:style-name="ro1">
          <table:table-cell office:value-type="string" calcext:value-type="string">
            <text:p>find 0 of 77500</text:p>
          </table:table-cell>
          <table:table-cell office:value-type="float" office:value="0.697363958630058" calcext:value-type="float">
            <text:p>0.6973639586</text:p>
          </table:table-cell>
          <table:table-cell office:value-type="float" office:value="0.497719670141575" calcext:value-type="float">
            <text:p>0.4977196701</text:p>
          </table:table-cell>
          <table:table-cell office:value-type="float" office:value="0.883811251356467" calcext:value-type="float">
            <text:p>0.8838112514</text:p>
          </table:table-cell>
          <table:table-cell office:value-type="float" office:value="0.3121355932773" calcext:value-type="float">
            <text:p>0.3121355933</text:p>
          </table:table-cell>
          <table:table-cell office:value-type="float" office:value="0" calcext:value-type="float">
            <text:p>0</text:p>
          </table:table-cell>
          <table:table-cell office:value-type="float" office:value="0.322936183935807" calcext:value-type="float">
            <text:p>0.3229361839</text:p>
          </table:table-cell>
          <table:table-cell/>
          <table:table-cell table:formula="of:=FIND(&quot;of &quot;;[.A47])" office:value-type="float" office:value="8" calcext:value-type="float">
            <text:p>8</text:p>
          </table:table-cell>
          <table:table-cell table:formula="of:=VALUE(REPLACE([.A47];1;[.I47]+2;&quot;&quot;))" office:value-type="float" office:value="77500" calcext:value-type="float">
            <text:p>77500</text:p>
          </table:table-cell>
          <table:table-cell table:formula="of:=[.B47]*1000" office:value-type="float" office:value="697.363958630059" calcext:value-type="float">
            <text:p>697.3639586301</text:p>
          </table:table-cell>
          <table:table-cell/>
        </table:table-row>
        <table:table-row table:style-name="ro1">
          <table:table-cell office:value-type="string" calcext:value-type="string">
            <text:p>find 0 of 80000</text:p>
          </table:table-cell>
          <table:table-cell office:value-type="float" office:value="0.72961532540786" calcext:value-type="float">
            <text:p>0.7296153254</text:p>
          </table:table-cell>
          <table:table-cell office:value-type="float" office:value="0.646386775141648" calcext:value-type="float">
            <text:p>0.6463867751</text:p>
          </table:table-cell>
          <table:table-cell office:value-type="float" office:value="0.809213684614354" calcext:value-type="float">
            <text:p>0.8092136846</text:p>
          </table:table-cell>
          <table:table-cell office:value-type="float" office:value="0.134834563338223" calcext:value-type="float">
            <text:p>0.1348345633</text:p>
          </table:table-cell>
          <table:table-cell office:value-type="float" office:value="0" calcext:value-type="float">
            <text:p>0</text:p>
          </table:table-cell>
          <table:table-cell office:value-type="float" office:value="0.137868402344765" calcext:value-type="float">
            <text:p>0.1378684023</text:p>
          </table:table-cell>
          <table:table-cell/>
          <table:table-cell table:formula="of:=FIND(&quot;of &quot;;[.A48])" office:value-type="float" office:value="8" calcext:value-type="float">
            <text:p>8</text:p>
          </table:table-cell>
          <table:table-cell table:formula="of:=VALUE(REPLACE([.A48];1;[.I48]+2;&quot;&quot;))" office:value-type="float" office:value="80000" calcext:value-type="float">
            <text:p>80000</text:p>
          </table:table-cell>
          <table:table-cell table:formula="of:=[.B48]*1000" office:value-type="float" office:value="729.61532540786" calcext:value-type="float">
            <text:p>729.6153254079</text:p>
          </table:table-cell>
          <table:table-cell/>
        </table:table-row>
        <table:table-row table:style-name="ro1">
          <table:table-cell office:value-type="string" calcext:value-type="string">
            <text:p>find 0 of 82500</text:p>
          </table:table-cell>
          <table:table-cell office:value-type="float" office:value="0.643322101352325" calcext:value-type="float">
            <text:p>0.6433221014</text:p>
          </table:table-cell>
          <table:table-cell office:value-type="float" office:value="0.443638887641666" calcext:value-type="float">
            <text:p>0.4436388876</text:p>
          </table:table-cell>
          <table:table-cell office:value-type="float" office:value="0.819596650245392" calcext:value-type="float">
            <text:p>0.8195966502</text:p>
          </table:table-cell>
          <table:table-cell office:value-type="float" office:value="0.287198521993516" calcext:value-type="float">
            <text:p>0.287198522</text:p>
          </table:table-cell>
          <table:table-cell office:value-type="float" office:value="0" calcext:value-type="float">
            <text:p>0</text:p>
          </table:table-cell>
          <table:table-cell office:value-type="float" office:value="0.305316474764076" calcext:value-type="float">
            <text:p>0.3053164748</text:p>
          </table:table-cell>
          <table:table-cell/>
          <table:table-cell table:formula="of:=FIND(&quot;of &quot;;[.A49])" office:value-type="float" office:value="8" calcext:value-type="float">
            <text:p>8</text:p>
          </table:table-cell>
          <table:table-cell table:formula="of:=VALUE(REPLACE([.A49];1;[.I49]+2;&quot;&quot;))" office:value-type="float" office:value="82500" calcext:value-type="float">
            <text:p>82500</text:p>
          </table:table-cell>
          <table:table-cell table:formula="of:=[.B49]*1000" office:value-type="float" office:value="643.322101352325" calcext:value-type="float">
            <text:p>643.3221013523</text:p>
          </table:table-cell>
          <table:table-cell/>
        </table:table-row>
        <table:table-row table:style-name="ro1">
          <table:table-cell office:value-type="string" calcext:value-type="string">
            <text:p>find 0 of 85000</text:p>
          </table:table-cell>
          <table:table-cell office:value-type="float" office:value="0.999052365463447" calcext:value-type="float">
            <text:p>0.9990523655</text:p>
          </table:table-cell>
          <table:table-cell office:value-type="float" office:value="0.864059924320826" calcext:value-type="float">
            <text:p>0.8640599243</text:p>
          </table:table-cell>
          <table:table-cell office:value-type="float" office:value="1.12984096383243" calcext:value-type="float">
            <text:p>1.1298409638</text:p>
          </table:table-cell>
          <table:table-cell office:value-type="float" office:value="0.222981042153324" calcext:value-type="float">
            <text:p>0.2229810422</text:p>
          </table:table-cell>
          <table:table-cell office:value-type="float" office:value="0" calcext:value-type="float">
            <text:p>0</text:p>
          </table:table-cell>
          <table:table-cell office:value-type="float" office:value="0.226532497425799" calcext:value-type="float">
            <text:p>0.2265324974</text:p>
          </table:table-cell>
          <table:table-cell/>
          <table:table-cell table:formula="of:=FIND(&quot;of &quot;;[.A50])" office:value-type="float" office:value="8" calcext:value-type="float">
            <text:p>8</text:p>
          </table:table-cell>
          <table:table-cell table:formula="of:=VALUE(REPLACE([.A50];1;[.I50]+2;&quot;&quot;))" office:value-type="float" office:value="85000" calcext:value-type="float">
            <text:p>85000</text:p>
          </table:table-cell>
          <table:table-cell table:formula="of:=[.B50]*1000" office:value-type="float" office:value="999.052365463448" calcext:value-type="float">
            <text:p>999.0523654634</text:p>
          </table:table-cell>
          <table:table-cell/>
        </table:table-row>
        <table:table-row table:style-name="ro1">
          <table:table-cell office:value-type="string" calcext:value-type="string">
            <text:p>find 0 of 87500</text:p>
          </table:table-cell>
          <table:table-cell office:value-type="float" office:value="1.11109322113008" calcext:value-type="float">
            <text:p>1.1110932211</text:p>
          </table:table-cell>
          <table:table-cell office:value-type="float" office:value="0.784019683320877" calcext:value-type="float">
            <text:p>0.7840196833</text:p>
          </table:table-cell>
          <table:table-cell office:value-type="float" office:value="1.31553649190366" calcext:value-type="float">
            <text:p>1.3155364919</text:p>
          </table:table-cell>
          <table:table-cell office:value-type="float" office:value="0.308695483296531" calcext:value-type="float">
            <text:p>0.3086954833</text:p>
          </table:table-cell>
          <table:table-cell office:value-type="float" office:value="0" calcext:value-type="float">
            <text:p>0</text:p>
          </table:table-cell>
          <table:table-cell office:value-type="float" office:value="0.354106132245394" calcext:value-type="float">
            <text:p>0.3541061322</text:p>
          </table:table-cell>
          <table:table-cell/>
          <table:table-cell table:formula="of:=FIND(&quot;of &quot;;[.A51])" office:value-type="float" office:value="8" calcext:value-type="float">
            <text:p>8</text:p>
          </table:table-cell>
          <table:table-cell table:formula="of:=VALUE(REPLACE([.A51];1;[.I51]+2;&quot;&quot;))" office:value-type="float" office:value="87500" calcext:value-type="float">
            <text:p>87500</text:p>
          </table:table-cell>
          <table:table-cell table:formula="of:=[.B51]*1000" office:value-type="float" office:value="1111.09322113008" calcext:value-type="float">
            <text:p>1111.0932211301</text:p>
          </table:table-cell>
          <table:table-cell/>
        </table:table-row>
        <table:table-row table:style-name="ro1">
          <table:table-cell office:value-type="string" calcext:value-type="string">
            <text:p>find 0 of 90000</text:p>
          </table:table-cell>
          <table:table-cell office:value-type="float" office:value="0.905722295741199" calcext:value-type="float">
            <text:p>0.9057222957</text:p>
          </table:table-cell>
          <table:table-cell office:value-type="float" office:value="0.411847836641639" calcext:value-type="float">
            <text:p>0.4118478366</text:p>
          </table:table-cell>
          <table:table-cell office:value-type="float" office:value="1.23877443246759" calcext:value-type="float">
            <text:p>1.2387744325</text:p>
          </table:table-cell>
          <table:table-cell office:value-type="float" office:value="0.499675876099191" calcext:value-type="float">
            <text:p>0.4996758761</text:p>
          </table:table-cell>
          <table:table-cell office:value-type="float" office:value="0" calcext:value-type="float">
            <text:p>0</text:p>
          </table:table-cell>
          <table:table-cell office:value-type="float" office:value="0.576863222379492" calcext:value-type="float">
            <text:p>0.5768632224</text:p>
          </table:table-cell>
          <table:table-cell/>
          <table:table-cell table:formula="of:=FIND(&quot;of &quot;;[.A52])" office:value-type="float" office:value="8" calcext:value-type="float">
            <text:p>8</text:p>
          </table:table-cell>
          <table:table-cell table:formula="of:=VALUE(REPLACE([.A52];1;[.I52]+2;&quot;&quot;))" office:value-type="float" office:value="90000" calcext:value-type="float">
            <text:p>90000</text:p>
          </table:table-cell>
          <table:table-cell table:formula="of:=[.B52]*1000" office:value-type="float" office:value="905.722295741199" calcext:value-type="float">
            <text:p>905.7222957412</text:p>
          </table:table-cell>
          <table:table-cell/>
        </table:table-row>
        <table:table-row table:style-name="ro1">
          <table:table-cell office:value-type="string" calcext:value-type="string">
            <text:p>find 0 of 92500</text:p>
          </table:table-cell>
          <table:table-cell office:value-type="float" office:value="0.933444295296748" calcext:value-type="float">
            <text:p>0.9334442953</text:p>
          </table:table-cell>
          <table:table-cell office:value-type="float" office:value="0.652872170427749" calcext:value-type="float">
            <text:p>0.6528721704</text:p>
          </table:table-cell>
          <table:table-cell office:value-type="float" office:value="1.12515717786806" calcext:value-type="float">
            <text:p>1.1251571779</text:p>
          </table:table-cell>
          <table:table-cell office:value-type="float" office:value="0.287824596594148" calcext:value-type="float">
            <text:p>0.2878245966</text:p>
          </table:table-cell>
          <table:table-cell office:value-type="float" office:value="0" calcext:value-type="float">
            <text:p>0</text:p>
          </table:table-cell>
          <table:table-cell office:value-type="float" office:value="0.332056453078996" calcext:value-type="float">
            <text:p>0.3320564531</text:p>
          </table:table-cell>
          <table:table-cell/>
          <table:table-cell table:formula="of:=FIND(&quot;of &quot;;[.A53])" office:value-type="float" office:value="8" calcext:value-type="float">
            <text:p>8</text:p>
          </table:table-cell>
          <table:table-cell table:formula="of:=VALUE(REPLACE([.A53];1;[.I53]+2;&quot;&quot;))" office:value-type="float" office:value="92500" calcext:value-type="float">
            <text:p>92500</text:p>
          </table:table-cell>
          <table:table-cell table:formula="of:=[.B53]*1000" office:value-type="float" office:value="933.444295296748" calcext:value-type="float">
            <text:p>933.4442952967</text:p>
          </table:table-cell>
          <table:table-cell/>
        </table:table-row>
        <table:table-row table:style-name="ro1">
          <table:table-cell office:value-type="string" calcext:value-type="string">
            <text:p>find 0 of 95000</text:p>
          </table:table-cell>
          <table:table-cell office:value-type="float" office:value="0.737128900463402" calcext:value-type="float">
            <text:p>0.7371289005</text:p>
          </table:table-cell>
          <table:table-cell office:value-type="float" office:value="0.516388554427747" calcext:value-type="float">
            <text:p>0.5163885544</text:p>
          </table:table-cell>
          <table:table-cell office:value-type="float" office:value="0.9358380645347" calcext:value-type="float">
            <text:p>0.9358380645</text:p>
          </table:table-cell>
          <table:table-cell office:value-type="float" office:value="0.326770135323077" calcext:value-type="float">
            <text:p>0.3267701353</text:p>
          </table:table-cell>
          <table:table-cell office:value-type="float" office:value="0" calcext:value-type="float">
            <text:p>0</text:p>
          </table:table-cell>
          <table:table-cell office:value-type="float" office:value="0.344174368101028" calcext:value-type="float">
            <text:p>0.3441743681</text:p>
          </table:table-cell>
          <table:table-cell/>
          <table:table-cell table:formula="of:=FIND(&quot;of &quot;;[.A54])" office:value-type="float" office:value="8" calcext:value-type="float">
            <text:p>8</text:p>
          </table:table-cell>
          <table:table-cell table:formula="of:=VALUE(REPLACE([.A54];1;[.I54]+2;&quot;&quot;))" office:value-type="float" office:value="95000" calcext:value-type="float">
            <text:p>95000</text:p>
          </table:table-cell>
          <table:table-cell table:formula="of:=[.B54]*1000" office:value-type="float" office:value="737.128900463402" calcext:value-type="float">
            <text:p>737.1289004634</text:p>
          </table:table-cell>
          <table:table-cell/>
        </table:table-row>
        <table:table-row table:style-name="ro1">
          <table:table-cell office:value-type="string" calcext:value-type="string">
            <text:p>find 0 of 97500</text:p>
          </table:table-cell>
          <table:table-cell office:value-type="float" office:value="1.26435198663008" calcext:value-type="float">
            <text:p>1.2643519866</text:p>
          </table:table-cell>
          <table:table-cell office:value-type="float" office:value="0.909588229820825" calcext:value-type="float">
            <text:p>0.9095882298</text:p>
          </table:table-cell>
          <table:table-cell office:value-type="float" office:value="1.51264955990369" calcext:value-type="float">
            <text:p>1.5126495599</text:p>
          </table:table-cell>
          <table:table-cell office:value-type="float" office:value="0.3737035113132" calcext:value-type="float">
            <text:p>0.3737035113</text:p>
          </table:table-cell>
          <table:table-cell office:value-type="float" office:value="0" calcext:value-type="float">
            <text:p>0</text:p>
          </table:table-cell>
          <table:table-cell office:value-type="float" office:value="0.430064012305945" calcext:value-type="float">
            <text:p>0.4300640123</text:p>
          </table:table-cell>
          <table:table-cell/>
          <table:table-cell table:formula="of:=FIND(&quot;of &quot;;[.A55])" office:value-type="float" office:value="8" calcext:value-type="float">
            <text:p>8</text:p>
          </table:table-cell>
          <table:table-cell table:formula="of:=VALUE(REPLACE([.A55];1;[.I55]+2;&quot;&quot;))" office:value-type="float" office:value="97500" calcext:value-type="float">
            <text:p>97500</text:p>
          </table:table-cell>
          <table:table-cell table:formula="of:=[.B55]*1000" office:value-type="float" office:value="1264.35198663008" calcext:value-type="float">
            <text:p>1264.3519866301</text:p>
          </table:table-cell>
          <table:table-cell/>
        </table:table-row>
        <table:table-row table:style-name="ro1">
          <table:table-cell office:value-type="string" calcext:value-type="string">
            <text:p>find 0 of 100000</text:p>
          </table:table-cell>
          <table:table-cell office:value-type="float" office:value="1.14925523246339" calcext:value-type="float">
            <text:p>1.1492552325</text:p>
          </table:table-cell>
          <table:table-cell office:value-type="float" office:value="0.863465329820825" calcext:value-type="float">
            <text:p>0.8634653298</text:p>
          </table:table-cell>
          <table:table-cell office:value-type="float" office:value="1.35960753890365" calcext:value-type="float">
            <text:p>1.3596075389</text:p>
          </table:table-cell>
          <table:table-cell office:value-type="float" office:value="0.319705105020487" calcext:value-type="float">
            <text:p>0.319705105</text:p>
          </table:table-cell>
          <table:table-cell office:value-type="float" office:value="0" calcext:value-type="float">
            <text:p>0</text:p>
          </table:table-cell>
          <table:table-cell office:value-type="float" office:value="0.364340882243822" calcext:value-type="float">
            <text:p>0.3643408822</text:p>
          </table:table-cell>
          <table:table-cell/>
          <table:table-cell table:formula="of:=FIND(&quot;of &quot;;[.A56])" office:value-type="float" office:value="8" calcext:value-type="float">
            <text:p>8</text:p>
          </table:table-cell>
          <table:table-cell table:formula="of:=VALUE(REPLACE([.A56];1;[.I56]+2;&quot;&quot;))" office:value-type="float" office:value="100000" calcext:value-type="float">
            <text:p>100000</text:p>
          </table:table-cell>
          <table:table-cell table:formula="of:=[.B56]*1000" office:value-type="float" office:value="1149.25523246339" calcext:value-type="float">
            <text:p>1149.2552324634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3905666000022" calcext:value-type="float">
            <text:p>5.3905666000022E-10</text:p>
          </table:table-cell>
          <table:table-cell office:value-type="float" office:value="0.000000000537394749207611" calcext:value-type="float">
            <text:p>5.37394749207611E-10</text:p>
          </table:table-cell>
          <table:table-cell office:value-type="float" office:value="0.000000000540906002673127" calcext:value-type="float">
            <text:p>5.40906002673127E-10</text:p>
          </table:table-cell>
          <table:table-cell office:value-type="float" office:value="0.00000000000570065385784414" calcext:value-type="float">
            <text:p>5.70065385784414E-12</text:p>
          </table:table-cell>
          <table:table-cell office:value-type="float" office:value="0.00000000000462244677115165" calcext:value-type="float">
            <text:p>4.62244677115165E-12</text:p>
          </table:table-cell>
          <table:table-cell office:value-type="float" office:value="0.00000000000732933543387357" calcext:value-type="float">
            <text:p>7.32933543387357E-12</text:p>
          </table:table-cell>
          <table:table-cell/>
          <table:table-cell table:formula="of:=FIND(&quot;of &quot;;[.A57])" office:value-type="string" office:string-value="" calcext:value-type="error">
            <text:p>#VALUE!</text:p>
          </table:table-cell>
          <table:table-cell table:formula="of:=VALUE(REPLACE([.A57];1;[.I57]+2;&quot;&quot;))" office:value-type="string" office:string-value="" calcext:value-type="error">
            <text:p>#VALUE!</text:p>
          </table:table-cell>
          <table:table-cell table:formula="of:=[.B57]*1000" office:value-type="float" office:value="0.00000053905666000022" calcext:value-type="float">
            <text:p>5.3905666000022E-07</text:p>
          </table:table-cell>
          <table:table-cell office:value-type="string" calcext:value-type="string">
            <text:p>Find 20</text:p>
          </table:table-cell>
        </table:table-row>
        <table:table-row table:style-name="ro1">
          <table:table-cell office:value-type="string" calcext:value-type="string">
            <text:p>find 20 of 2500</text:p>
          </table:table-cell>
          <table:table-cell office:value-type="float" office:value="0.0895681104804211" calcext:value-type="float">
            <text:p>0.0895681105</text:p>
          </table:table-cell>
          <table:table-cell office:value-type="float" office:value="0.0856772702713835" calcext:value-type="float">
            <text:p>0.0856772703</text:p>
          </table:table-cell>
          <table:table-cell office:value-type="float" office:value="0.0936313998722163" calcext:value-type="float">
            <text:p>0.0936313999</text:p>
          </table:table-cell>
          <table:table-cell office:value-type="float" office:value="0.00656264845505357" calcext:value-type="float">
            <text:p>0.0065626485</text:p>
          </table:table-cell>
          <table:table-cell office:value-type="float" office:value="0.00474253032143666" calcext:value-type="float">
            <text:p>0.0047425303</text:p>
          </table:table-cell>
          <table:table-cell office:value-type="float" office:value="0.00924593139567934" calcext:value-type="float">
            <text:p>0.0092459314</text:p>
          </table:table-cell>
          <table:table-cell/>
          <table:table-cell table:formula="of:=FIND(&quot;of &quot;;[.A58])" office:value-type="float" office:value="9" calcext:value-type="float">
            <text:p>9</text:p>
          </table:table-cell>
          <table:table-cell table:formula="of:=VALUE(REPLACE([.A58];1;[.I58]+2;&quot;&quot;))" office:value-type="float" office:value="2500" calcext:value-type="float">
            <text:p>2500</text:p>
          </table:table-cell>
          <table:table-cell table:formula="of:=[.B58]*1000" office:value-type="float" office:value="89.5681104804211" calcext:value-type="float">
            <text:p>89.5681104804</text:p>
          </table:table-cell>
          <table:table-cell/>
        </table:table-row>
        <table:table-row table:style-name="ro1">
          <table:table-cell office:value-type="string" calcext:value-type="string">
            <text:p>find 20 of 5000</text:p>
          </table:table-cell>
          <table:table-cell office:value-type="float" office:value="0.248552729740907" calcext:value-type="float">
            <text:p>0.2485527297</text:p>
          </table:table-cell>
          <table:table-cell office:value-type="float" office:value="0.244164439113756" calcext:value-type="float">
            <text:p>0.2441644391</text:p>
          </table:table-cell>
          <table:table-cell office:value-type="float" office:value="0.252941020368058" calcext:value-type="float">
            <text:p>0.2529410204</text:p>
          </table:table-cell>
          <table:table-cell office:value-type="float" office:value="0.00545776241586755" calcext:value-type="float">
            <text:p>0.0054577624</text:p>
          </table:table-cell>
          <table:table-cell office:value-type="float" office:value="0.00263585276177478" calcext:value-type="float">
            <text:p>0.0026358528</text:p>
          </table:table-cell>
          <table:table-cell office:value-type="float" office:value="0.00709070249636209" calcext:value-type="float">
            <text:p>0.0070907025</text:p>
          </table:table-cell>
          <table:table-cell/>
          <table:table-cell table:formula="of:=FIND(&quot;of &quot;;[.A59])" office:value-type="float" office:value="9" calcext:value-type="float">
            <text:p>9</text:p>
          </table:table-cell>
          <table:table-cell table:formula="of:=VALUE(REPLACE([.A59];1;[.I59]+2;&quot;&quot;))" office:value-type="float" office:value="5000" calcext:value-type="float">
            <text:p>5000</text:p>
          </table:table-cell>
          <table:table-cell table:formula="of:=[.B59]*1000" office:value-type="float" office:value="248.552729740907" calcext:value-type="float">
            <text:p>248.5527297409</text:p>
          </table:table-cell>
          <table:table-cell/>
        </table:table-row>
        <table:table-row table:style-name="ro1">
          <table:table-cell office:value-type="string" calcext:value-type="string">
            <text:p>find 20 of 7500</text:p>
          </table:table-cell>
          <table:table-cell office:value-type="float" office:value="0.416678574380106" calcext:value-type="float">
            <text:p>0.4166785744</text:p>
          </table:table-cell>
          <table:table-cell office:value-type="float" office:value="0.391393655570822" calcext:value-type="float">
            <text:p>0.3913936556</text:p>
          </table:table-cell>
          <table:table-cell office:value-type="float" office:value="0.433488397237067" calcext:value-type="float">
            <text:p>0.4334883972</text:p>
          </table:table-cell>
          <table:table-cell office:value-type="float" office:value="0.0252150273187943" calcext:value-type="float">
            <text:p>0.0252150273</text:p>
          </table:table-cell>
          <table:table-cell office:value-type="float" office:value="0" calcext:value-type="float">
            <text:p>0</text:p>
          </table:table-cell>
          <table:table-cell office:value-type="float" office:value="0.0291154672544882" calcext:value-type="float">
            <text:p>0.0291154673</text:p>
          </table:table-cell>
          <table:table-cell/>
          <table:table-cell table:formula="of:=FIND(&quot;of &quot;;[.A60])" office:value-type="float" office:value="9" calcext:value-type="float">
            <text:p>9</text:p>
          </table:table-cell>
          <table:table-cell table:formula="of:=VALUE(REPLACE([.A60];1;[.I60]+2;&quot;&quot;))" office:value-type="float" office:value="7500" calcext:value-type="float">
            <text:p>7500</text:p>
          </table:table-cell>
          <table:table-cell table:formula="of:=[.B60]*1000" office:value-type="float" office:value="416.678574380106" calcext:value-type="float">
            <text:p>416.6785743801</text:p>
          </table:table-cell>
          <table:table-cell/>
        </table:table-row>
        <table:table-row table:style-name="ro1">
          <table:table-cell office:value-type="string" calcext:value-type="string">
            <text:p>find 20 of 10000</text:p>
          </table:table-cell>
          <table:table-cell office:value-type="float" office:value="0.646164542018948" calcext:value-type="float">
            <text:p>0.646164542</text:p>
          </table:table-cell>
          <table:table-cell office:value-type="float" office:value="0.630079117641683" calcext:value-type="float">
            <text:p>0.6300791176</text:p>
          </table:table-cell>
          <table:table-cell office:value-type="float" office:value="0.658907808836512" calcext:value-type="float">
            <text:p>0.6589078088</text:p>
          </table:table-cell>
          <table:table-cell office:value-type="float" office:value="0.0198220226622737" calcext:value-type="float">
            <text:p>0.0198220227</text:p>
          </table:table-cell>
          <table:table-cell office:value-type="float" office:value="0" calcext:value-type="float">
            <text:p>0</text:p>
          </table:table-cell>
          <table:table-cell office:value-type="float" office:value="0.0220719855824282" calcext:value-type="float">
            <text:p>0.0220719856</text:p>
          </table:table-cell>
          <table:table-cell/>
          <table:table-cell table:formula="of:=FIND(&quot;of &quot;;[.A61])" office:value-type="float" office:value="9" calcext:value-type="float">
            <text:p>9</text:p>
          </table:table-cell>
          <table:table-cell table:formula="of:=VALUE(REPLACE([.A61];1;[.I61]+2;&quot;&quot;))" office:value-type="float" office:value="10000" calcext:value-type="float">
            <text:p>10000</text:p>
          </table:table-cell>
          <table:table-cell table:formula="of:=[.B61]*1000" office:value-type="float" office:value="646.164542018948" calcext:value-type="float">
            <text:p>646.1645420189</text:p>
          </table:table-cell>
          <table:table-cell/>
        </table:table-row>
        <table:table-row table:style-name="ro1">
          <table:table-cell office:value-type="string" calcext:value-type="string">
            <text:p>find 20 of 12500</text:p>
          </table:table-cell>
          <table:table-cell office:value-type="float" office:value="0.849092621491193" calcext:value-type="float">
            <text:p>0.8490926215</text:p>
          </table:table-cell>
          <table:table-cell office:value-type="float" office:value="0.732970949141643" calcext:value-type="float">
            <text:p>0.7329709491</text:p>
          </table:table-cell>
          <table:table-cell office:value-type="float" office:value="0.932961057031016" calcext:value-type="float">
            <text:p>0.932961057</text:p>
          </table:table-cell>
          <table:table-cell office:value-type="float" office:value="0.126915214835824" calcext:value-type="float">
            <text:p>0.1269152148</text:p>
          </table:table-cell>
          <table:table-cell office:value-type="float" office:value="0" calcext:value-type="float">
            <text:p>0</text:p>
          </table:table-cell>
          <table:table-cell office:value-type="float" office:value="0.145264391506288" calcext:value-type="float">
            <text:p>0.1452643915</text:p>
          </table:table-cell>
          <table:table-cell/>
          <table:table-cell table:formula="of:=FIND(&quot;of &quot;;[.A62])" office:value-type="float" office:value="9" calcext:value-type="float">
            <text:p>9</text:p>
          </table:table-cell>
          <table:table-cell table:formula="of:=VALUE(REPLACE([.A62];1;[.I62]+2;&quot;&quot;))" office:value-type="float" office:value="12500" calcext:value-type="float">
            <text:p>12500</text:p>
          </table:table-cell>
          <table:table-cell table:formula="of:=[.B62]*1000" office:value-type="float" office:value="849.092621491193" calcext:value-type="float">
            <text:p>849.0926214912</text:p>
          </table:table-cell>
          <table:table-cell/>
        </table:table-row>
        <table:table-row table:style-name="ro1">
          <table:table-cell office:value-type="string" calcext:value-type="string">
            <text:p>find 20 of 15000</text:p>
          </table:table-cell>
          <table:table-cell office:value-type="float" office:value="1.21164106640793" calcext:value-type="float">
            <text:p>1.2116410664</text:p>
          </table:table-cell>
          <table:table-cell office:value-type="float" office:value="1.16673517476117" calcext:value-type="float">
            <text:p>1.1667351748</text:p>
          </table:table-cell>
          <table:table-cell office:value-type="float" office:value="1.2377904805348" calcext:value-type="float">
            <text:p>1.2377904805</text:p>
          </table:table-cell>
          <table:table-cell office:value-type="float" office:value="0.0404398223254203" calcext:value-type="float">
            <text:p>0.0404398223</text:p>
          </table:table-cell>
          <table:table-cell office:value-type="float" office:value="0" calcext:value-type="float">
            <text:p>0</text:p>
          </table:table-cell>
          <table:table-cell office:value-type="float" office:value="0.0452921138559043" calcext:value-type="float">
            <text:p>0.0452921139</text:p>
          </table:table-cell>
          <table:table-cell/>
          <table:table-cell table:formula="of:=FIND(&quot;of &quot;;[.A63])" office:value-type="float" office:value="9" calcext:value-type="float">
            <text:p>9</text:p>
          </table:table-cell>
          <table:table-cell table:formula="of:=VALUE(REPLACE([.A63];1;[.I63]+2;&quot;&quot;))" office:value-type="float" office:value="15000" calcext:value-type="float">
            <text:p>15000</text:p>
          </table:table-cell>
          <table:table-cell table:formula="of:=[.B63]*1000" office:value-type="float" office:value="1211.64106640793" calcext:value-type="float">
            <text:p>1211.6410664079</text:p>
          </table:table-cell>
          <table:table-cell/>
        </table:table-row>
        <table:table-row table:style-name="ro1">
          <table:table-cell office:value-type="string" calcext:value-type="string">
            <text:p>find 20 of 17500</text:p>
          </table:table-cell>
          <table:table-cell office:value-type="float" office:value="1.50273923801898" calcext:value-type="float">
            <text:p>1.502739238</text:p>
          </table:table-cell>
          <table:table-cell office:value-type="float" office:value="1.35224921732083" calcext:value-type="float">
            <text:p>1.3522492173</text:p>
          </table:table-cell>
          <table:table-cell office:value-type="float" office:value="1.63448216279261" calcext:value-type="float">
            <text:p>1.6344821628</text:p>
          </table:table-cell>
          <table:table-cell office:value-type="float" office:value="0.213807305198455" calcext:value-type="float">
            <text:p>0.2138073052</text:p>
          </table:table-cell>
          <table:table-cell office:value-type="float" office:value="0" calcext:value-type="float">
            <text:p>0</text:p>
          </table:table-cell>
          <table:table-cell office:value-type="float" office:value="0.228185439245664" calcext:value-type="float">
            <text:p>0.2281854392</text:p>
          </table:table-cell>
          <table:table-cell/>
          <table:table-cell table:formula="of:=FIND(&quot;of &quot;;[.A64])" office:value-type="float" office:value="9" calcext:value-type="float">
            <text:p>9</text:p>
          </table:table-cell>
          <table:table-cell table:formula="of:=VALUE(REPLACE([.A64];1;[.I64]+2;&quot;&quot;))" office:value-type="float" office:value="17500" calcext:value-type="float">
            <text:p>17500</text:p>
          </table:table-cell>
          <table:table-cell table:formula="of:=[.B64]*1000" office:value-type="float" office:value="1502.73923801898" calcext:value-type="float">
            <text:p>1502.739238019</text:p>
          </table:table-cell>
          <table:table-cell/>
        </table:table-row>
        <table:table-row table:style-name="ro1">
          <table:table-cell office:value-type="string" calcext:value-type="string">
            <text:p>find 20 of 20000</text:p>
          </table:table-cell>
          <table:table-cell office:value-type="float" office:value="1.85330567560224" calcext:value-type="float">
            <text:p>1.8533056756</text:p>
          </table:table-cell>
          <table:table-cell office:value-type="float" office:value="1.72279881209442" calcext:value-type="float">
            <text:p>1.7227988121</text:p>
          </table:table-cell>
          <table:table-cell office:value-type="float" office:value="2.05154400707079" calcext:value-type="float">
            <text:p>2.0515440071</text:p>
          </table:table-cell>
          <table:table-cell office:value-type="float" office:value="0.174525111714902" calcext:value-type="float">
            <text:p>0.1745251117</text:p>
          </table:table-cell>
          <table:table-cell office:value-type="float" office:value="0" calcext:value-type="float">
            <text:p>0</text:p>
          </table:table-cell>
          <table:table-cell office:value-type="float" office:value="0.1898011268144" calcext:value-type="float">
            <text:p>0.1898011268</text:p>
          </table:table-cell>
          <table:table-cell/>
          <table:table-cell table:formula="of:=FIND(&quot;of &quot;;[.A65])" office:value-type="float" office:value="9" calcext:value-type="float">
            <text:p>9</text:p>
          </table:table-cell>
          <table:table-cell table:formula="of:=VALUE(REPLACE([.A65];1;[.I65]+2;&quot;&quot;))" office:value-type="float" office:value="20000" calcext:value-type="float">
            <text:p>20000</text:p>
          </table:table-cell>
          <table:table-cell table:formula="of:=[.B65]*1000" office:value-type="float" office:value="1853.30567560224" calcext:value-type="float">
            <text:p>1853.3056756022</text:p>
          </table:table-cell>
          <table:table-cell/>
        </table:table-row>
        <table:table-row table:style-name="ro1">
          <table:table-cell office:value-type="string" calcext:value-type="string">
            <text:p>find 20 of 22500</text:p>
          </table:table-cell>
          <table:table-cell office:value-type="float" office:value="2.12238448804684" calcext:value-type="float">
            <text:p>2.122384488</text:p>
          </table:table-cell>
          <table:table-cell office:value-type="float" office:value="2.07434294214181" calcext:value-type="float">
            <text:p>2.0743429421</text:p>
          </table:table-cell>
          <table:table-cell office:value-type="float" office:value="2.15341297652321" calcext:value-type="float">
            <text:p>2.1534129765</text:p>
          </table:table-cell>
          <table:table-cell office:value-type="float" office:value="0.0466150757961254" calcext:value-type="float">
            <text:p>0.0466150758</text:p>
          </table:table-cell>
          <table:table-cell office:value-type="float" office:value="0" calcext:value-type="float">
            <text:p>0</text:p>
          </table:table-cell>
          <table:table-cell office:value-type="float" office:value="0.0537429185231404" calcext:value-type="float">
            <text:p>0.0537429185</text:p>
          </table:table-cell>
          <table:table-cell/>
          <table:table-cell table:formula="of:=FIND(&quot;of &quot;;[.A66])" office:value-type="float" office:value="9" calcext:value-type="float">
            <text:p>9</text:p>
          </table:table-cell>
          <table:table-cell table:formula="of:=VALUE(REPLACE([.A66];1;[.I66]+2;&quot;&quot;))" office:value-type="float" office:value="22500" calcext:value-type="float">
            <text:p>22500</text:p>
          </table:table-cell>
          <table:table-cell table:formula="of:=[.B66]*1000" office:value-type="float" office:value="2122.38448804684" calcext:value-type="float">
            <text:p>2122.3844880469</text:p>
          </table:table-cell>
          <table:table-cell/>
        </table:table-row>
        <table:table-row table:style-name="ro1">
          <table:table-cell office:value-type="string" calcext:value-type="string">
            <text:p>find 20 of 25000</text:p>
          </table:table-cell>
          <table:table-cell office:value-type="float" office:value="2.31372773088008" calcext:value-type="float">
            <text:p>2.3137277309</text:p>
          </table:table-cell>
          <table:table-cell office:value-type="float" office:value="2.02011966857083" calcext:value-type="float">
            <text:p>2.0201196686</text:p>
          </table:table-cell>
          <table:table-cell office:value-type="float" office:value="2.51207739590371" calcext:value-type="float">
            <text:p>2.5120773959</text:p>
          </table:table-cell>
          <table:table-cell office:value-type="float" office:value="0.297601817918446" calcext:value-type="float">
            <text:p>0.2976018179</text:p>
          </table:table-cell>
          <table:table-cell office:value-type="float" office:value="0" calcext:value-type="float">
            <text:p>0</text:p>
          </table:table-cell>
          <table:table-cell office:value-type="float" office:value="0.343551697485198" calcext:value-type="float">
            <text:p>0.3435516975</text:p>
          </table:table-cell>
          <table:table-cell/>
          <table:table-cell table:formula="of:=FIND(&quot;of &quot;;[.A67])" office:value-type="float" office:value="9" calcext:value-type="float">
            <text:p>9</text:p>
          </table:table-cell>
          <table:table-cell table:formula="of:=VALUE(REPLACE([.A67];1;[.I67]+2;&quot;&quot;))" office:value-type="float" office:value="25000" calcext:value-type="float">
            <text:p>25000</text:p>
          </table:table-cell>
          <table:table-cell table:formula="of:=[.B67]*1000" office:value-type="float" office:value="2313.72773088008" calcext:value-type="float">
            <text:p>2313.7277308801</text:p>
          </table:table-cell>
          <table:table-cell/>
        </table:table-row>
        <table:table-row table:style-name="ro1">
          <table:table-cell office:value-type="string" calcext:value-type="string">
            <text:p>find 20 of 27500</text:p>
          </table:table-cell>
          <table:table-cell office:value-type="float" office:value="2.77281380026898" calcext:value-type="float">
            <text:p>2.7728138003</text:p>
          </table:table-cell>
          <table:table-cell office:value-type="float" office:value="2.63504304907087" calcext:value-type="float">
            <text:p>2.6350430491</text:p>
          </table:table-cell>
          <table:table-cell office:value-type="float" office:value="2.8941141231259" calcext:value-type="float">
            <text:p>2.8941141231</text:p>
          </table:table-cell>
          <table:table-cell office:value-type="float" office:value="0.197386740128796" calcext:value-type="float">
            <text:p>0.1973867401</text:p>
          </table:table-cell>
          <table:table-cell office:value-type="float" office:value="0" calcext:value-type="float">
            <text:p>0</text:p>
          </table:table-cell>
          <table:table-cell office:value-type="float" office:value="0.210098322162693" calcext:value-type="float">
            <text:p>0.2100983222</text:p>
          </table:table-cell>
          <table:table-cell/>
          <table:table-cell table:formula="of:=FIND(&quot;of &quot;;[.A68])" office:value-type="float" office:value="9" calcext:value-type="float">
            <text:p>9</text:p>
          </table:table-cell>
          <table:table-cell table:formula="of:=VALUE(REPLACE([.A68];1;[.I68]+2;&quot;&quot;))" office:value-type="float" office:value="27500" calcext:value-type="float">
            <text:p>27500</text:p>
          </table:table-cell>
          <table:table-cell table:formula="of:=[.B68]*1000" office:value-type="float" office:value="2772.81380026898" calcext:value-type="float">
            <text:p>2772.813800269</text:p>
          </table:table-cell>
          <table:table-cell/>
        </table:table-row>
        <table:table-row table:style-name="ro1">
          <table:table-cell office:value-type="string" calcext:value-type="string">
            <text:p>find 20 of 30000</text:p>
          </table:table-cell>
          <table:table-cell office:value-type="float" office:value="3.1095038183801" calcext:value-type="float">
            <text:p>3.1095038184</text:p>
          </table:table-cell>
          <table:table-cell office:value-type="float" office:value="3.01961923357078" calcext:value-type="float">
            <text:p>3.0196192336</text:p>
          </table:table-cell>
          <table:table-cell office:value-type="float" office:value="3.1804403362371" calcext:value-type="float">
            <text:p>3.1804403362</text:p>
          </table:table-cell>
          <table:table-cell office:value-type="float" office:value="0.110184966086849" calcext:value-type="float">
            <text:p>0.1101849661</text:p>
          </table:table-cell>
          <table:table-cell office:value-type="float" office:value="0" calcext:value-type="float">
            <text:p>0</text:p>
          </table:table-cell>
          <table:table-cell office:value-type="float" office:value="0.122865653040335" calcext:value-type="float">
            <text:p>0.122865653</text:p>
          </table:table-cell>
          <table:table-cell/>
          <table:table-cell table:formula="of:=FIND(&quot;of &quot;;[.A69])" office:value-type="float" office:value="9" calcext:value-type="float">
            <text:p>9</text:p>
          </table:table-cell>
          <table:table-cell table:formula="of:=VALUE(REPLACE([.A69];1;[.I69]+2;&quot;&quot;))" office:value-type="float" office:value="30000" calcext:value-type="float">
            <text:p>30000</text:p>
          </table:table-cell>
          <table:table-cell table:formula="of:=[.B69]*1000" office:value-type="float" office:value="3109.5038183801" calcext:value-type="float">
            <text:p>3109.5038183801</text:p>
          </table:table-cell>
          <table:table-cell/>
        </table:table-row>
        <table:table-row table:style-name="ro1">
          <table:table-cell office:value-type="string" calcext:value-type="string">
            <text:p>find 20 of 32500</text:p>
          </table:table-cell>
          <table:table-cell office:value-type="float" office:value="3.63397953043567" calcext:value-type="float">
            <text:p>3.6339795304</text:p>
          </table:table-cell>
          <table:table-cell office:value-type="float" office:value="3.47254500209449" calcext:value-type="float">
            <text:p>3.4725450021</text:p>
          </table:table-cell>
          <table:table-cell office:value-type="float" office:value="3.74760131061805" calcext:value-type="float">
            <text:p>3.7476013106</text:p>
          </table:table-cell>
          <table:table-cell office:value-type="float" office:value="0.171143783910745" calcext:value-type="float">
            <text:p>0.1711437839</text:p>
          </table:table-cell>
          <table:table-cell office:value-type="float" office:value="0" calcext:value-type="float">
            <text:p>0</text:p>
          </table:table-cell>
          <table:table-cell office:value-type="float" office:value="0.19679869612231" calcext:value-type="float">
            <text:p>0.1967986961</text:p>
          </table:table-cell>
          <table:table-cell/>
          <table:table-cell table:formula="of:=FIND(&quot;of &quot;;[.A70])" office:value-type="float" office:value="9" calcext:value-type="float">
            <text:p>9</text:p>
          </table:table-cell>
          <table:table-cell table:formula="of:=VALUE(REPLACE([.A70];1;[.I70]+2;&quot;&quot;))" office:value-type="float" office:value="32500" calcext:value-type="float">
            <text:p>32500</text:p>
          </table:table-cell>
          <table:table-cell table:formula="of:=[.B70]*1000" office:value-type="float" office:value="3633.97953043567" calcext:value-type="float">
            <text:p>3633.9795304357</text:p>
          </table:table-cell>
          <table:table-cell/>
        </table:table-row>
        <table:table-row table:style-name="ro1">
          <table:table-cell office:value-type="string" calcext:value-type="string">
            <text:p>find 20 of 35000</text:p>
          </table:table-cell>
          <table:table-cell office:value-type="float" office:value="4.06068728882458" calcext:value-type="float">
            <text:p>4.0606872888</text:p>
          </table:table-cell>
          <table:table-cell office:value-type="float" office:value="3.81164071007083" calcext:value-type="float">
            <text:p>3.8116407101</text:p>
          </table:table-cell>
          <table:table-cell office:value-type="float" office:value="4.18559292538801" calcext:value-type="float">
            <text:p>4.1855929254</text:p>
          </table:table-cell>
          <table:table-cell office:value-type="float" office:value="0.215683714026005" calcext:value-type="float">
            <text:p>0.215683714</text:p>
          </table:table-cell>
          <table:table-cell office:value-type="float" office:value="0" calcext:value-type="float">
            <text:p>0</text:p>
          </table:table-cell>
          <table:table-cell office:value-type="float" office:value="0.216342908679586" calcext:value-type="float">
            <text:p>0.2163429087</text:p>
          </table:table-cell>
          <table:table-cell/>
          <table:table-cell table:formula="of:=FIND(&quot;of &quot;;[.A71])" office:value-type="float" office:value="9" calcext:value-type="float">
            <text:p>9</text:p>
          </table:table-cell>
          <table:table-cell table:formula="of:=VALUE(REPLACE([.A71];1;[.I71]+2;&quot;&quot;))" office:value-type="float" office:value="35000" calcext:value-type="float">
            <text:p>35000</text:p>
          </table:table-cell>
          <table:table-cell table:formula="of:=[.B71]*1000" office:value-type="float" office:value="4060.68728882458" calcext:value-type="float">
            <text:p>4060.6872888246</text:p>
          </table:table-cell>
          <table:table-cell/>
        </table:table-row>
        <table:table-row table:style-name="ro1">
          <table:table-cell office:value-type="string" calcext:value-type="string">
            <text:p>find 20 of 37500</text:p>
          </table:table-cell>
          <table:table-cell office:value-type="float" office:value="3.73541411957456" calcext:value-type="float">
            <text:p>3.7354141196</text:p>
          </table:table-cell>
          <table:table-cell office:value-type="float" office:value="3.23575563814165" calcext:value-type="float">
            <text:p>3.2357556381</text:p>
          </table:table-cell>
          <table:table-cell office:value-type="float" office:value="4.06380077413428" calcext:value-type="float">
            <text:p>4.0638007741</text:p>
          </table:table-cell>
          <table:table-cell office:value-type="float" office:value="0.492732537974267" calcext:value-type="float">
            <text:p>0.492732538</text:p>
          </table:table-cell>
          <table:table-cell office:value-type="float" office:value="0" calcext:value-type="float">
            <text:p>0</text:p>
          </table:table-cell>
          <table:table-cell office:value-type="float" office:value="0.568782370225009" calcext:value-type="float">
            <text:p>0.5687823702</text:p>
          </table:table-cell>
          <table:table-cell/>
          <table:table-cell table:formula="of:=FIND(&quot;of &quot;;[.A72])" office:value-type="float" office:value="9" calcext:value-type="float">
            <text:p>9</text:p>
          </table:table-cell>
          <table:table-cell table:formula="of:=VALUE(REPLACE([.A72];1;[.I72]+2;&quot;&quot;))" office:value-type="float" office:value="37500" calcext:value-type="float">
            <text:p>37500</text:p>
          </table:table-cell>
          <table:table-cell table:formula="of:=[.B72]*1000" office:value-type="float" office:value="3735.41411957456" calcext:value-type="float">
            <text:p>3735.4141195746</text:p>
          </table:table-cell>
          <table:table-cell/>
        </table:table-row>
        <table:table-row table:style-name="ro1">
          <table:table-cell office:value-type="string" calcext:value-type="string">
            <text:p>find 20 of 40000</text:p>
          </table:table-cell>
          <table:table-cell office:value-type="float" office:value="4.68902657015791" calcext:value-type="float">
            <text:p>4.6890265702</text:p>
          </table:table-cell>
          <table:table-cell office:value-type="float" office:value="4.53067499157089" calcext:value-type="float">
            <text:p>4.5306749916</text:p>
          </table:table-cell>
          <table:table-cell office:value-type="float" office:value="4.84054505834814" calcext:value-type="float">
            <text:p>4.8405450583</text:p>
          </table:table-cell>
          <table:table-cell office:value-type="float" office:value="0.256724777892039" calcext:value-type="float">
            <text:p>0.2567247779</text:p>
          </table:table-cell>
          <table:table-cell office:value-type="float" office:value="0" calcext:value-type="float">
            <text:p>0</text:p>
          </table:table-cell>
          <table:table-cell office:value-type="float" office:value="0.262437719831518" calcext:value-type="float">
            <text:p>0.2624377198</text:p>
          </table:table-cell>
          <table:table-cell/>
          <table:table-cell table:formula="of:=FIND(&quot;of &quot;;[.A73])" office:value-type="float" office:value="9" calcext:value-type="float">
            <text:p>9</text:p>
          </table:table-cell>
          <table:table-cell table:formula="of:=VALUE(REPLACE([.A73];1;[.I73]+2;&quot;&quot;))" office:value-type="float" office:value="40000" calcext:value-type="float">
            <text:p>40000</text:p>
          </table:table-cell>
          <table:table-cell table:formula="of:=[.B73]*1000" office:value-type="float" office:value="4689.02657015791" calcext:value-type="float">
            <text:p>4689.0265701579</text:p>
          </table:table-cell>
          <table:table-cell/>
        </table:table-row>
        <table:table-row table:style-name="ro1">
          <table:table-cell office:value-type="string" calcext:value-type="string">
            <text:p>find 20 of 42500</text:p>
          </table:table-cell>
          <table:table-cell office:value-type="float" office:value="5.36072720193565" calcext:value-type="float">
            <text:p>5.3607272019</text:p>
          </table:table-cell>
          <table:table-cell office:value-type="float" office:value="4.61970325657091" calcext:value-type="float">
            <text:p>4.6197032566</text:p>
          </table:table-cell>
          <table:table-cell office:value-type="float" office:value="5.7686053474435" calcext:value-type="float">
            <text:p>5.7686053474</text:p>
          </table:table-cell>
          <table:table-cell office:value-type="float" office:value="0.651462541937412" calcext:value-type="float">
            <text:p>0.6514625419</text:p>
          </table:table-cell>
          <table:table-cell office:value-type="float" office:value="0" calcext:value-type="float">
            <text:p>0</text:p>
          </table:table-cell>
          <table:table-cell office:value-type="float" office:value="0.706465671316575" calcext:value-type="float">
            <text:p>0.7064656713</text:p>
          </table:table-cell>
          <table:table-cell/>
          <table:table-cell table:formula="of:=FIND(&quot;of &quot;;[.A74])" office:value-type="float" office:value="9" calcext:value-type="float">
            <text:p>9</text:p>
          </table:table-cell>
          <table:table-cell table:formula="of:=VALUE(REPLACE([.A74];1;[.I74]+2;&quot;&quot;))" office:value-type="float" office:value="42500" calcext:value-type="float">
            <text:p>42500</text:p>
          </table:table-cell>
          <table:table-cell table:formula="of:=[.B74]*1000" office:value-type="float" office:value="5360.72720193565" calcext:value-type="float">
            <text:p>5360.7272019357</text:p>
          </table:table-cell>
          <table:table-cell/>
        </table:table-row>
        <table:table-row table:style-name="ro1">
          <table:table-cell office:value-type="string" calcext:value-type="string">
            <text:p>find 20 of 45000</text:p>
          </table:table-cell>
          <table:table-cell office:value-type="float" office:value="5.59714850318566" calcext:value-type="float">
            <text:p>5.5971485032</text:p>
          </table:table-cell>
          <table:table-cell office:value-type="float" office:value="5.43501493732083" calcext:value-type="float">
            <text:p>5.4350149373</text:p>
          </table:table-cell>
          <table:table-cell office:value-type="float" office:value="5.7150211867926" calcext:value-type="float">
            <text:p>5.7150211868</text:p>
          </table:table-cell>
          <table:table-cell office:value-type="float" office:value="0.178626814351052" calcext:value-type="float">
            <text:p>0.1786268144</text:p>
          </table:table-cell>
          <table:table-cell office:value-type="float" office:value="0" calcext:value-type="float">
            <text:p>0</text:p>
          </table:table-cell>
          <table:table-cell office:value-type="float" office:value="0.204161476831723" calcext:value-type="float">
            <text:p>0.2041614768</text:p>
          </table:table-cell>
          <table:table-cell/>
          <table:table-cell table:formula="of:=FIND(&quot;of &quot;;[.A75])" office:value-type="float" office:value="9" calcext:value-type="float">
            <text:p>9</text:p>
          </table:table-cell>
          <table:table-cell table:formula="of:=VALUE(REPLACE([.A75];1;[.I75]+2;&quot;&quot;))" office:value-type="float" office:value="45000" calcext:value-type="float">
            <text:p>45000</text:p>
          </table:table-cell>
          <table:table-cell table:formula="of:=[.B75]*1000" office:value-type="float" office:value="5597.14850318566" calcext:value-type="float">
            <text:p>5597.1485031857</text:p>
          </table:table-cell>
          <table:table-cell/>
        </table:table-row>
        <table:table-row table:style-name="ro1">
          <table:table-cell office:value-type="string" calcext:value-type="string">
            <text:p>find 20 of 47500</text:p>
          </table:table-cell>
          <table:table-cell office:value-type="float" office:value="5.47488508521347" calcext:value-type="float">
            <text:p>5.4748850852</text:p>
          </table:table-cell>
          <table:table-cell office:value-type="float" office:value="4.56009928142778" calcext:value-type="float">
            <text:p>4.5600992814</text:p>
          </table:table-cell>
          <table:table-cell office:value-type="float" office:value="5.94681386995148" calcext:value-type="float">
            <text:p>5.94681387</text:p>
          </table:table-cell>
          <table:table-cell office:value-type="float" office:value="0.793427014360278" calcext:value-type="float">
            <text:p>0.7934270144</text:p>
          </table:table-cell>
          <table:table-cell office:value-type="float" office:value="0" calcext:value-type="float">
            <text:p>0</text:p>
          </table:table-cell>
          <table:table-cell office:value-type="float" office:value="0.817404632720469" calcext:value-type="float">
            <text:p>0.8174046327</text:p>
          </table:table-cell>
          <table:table-cell/>
          <table:table-cell table:formula="of:=FIND(&quot;of &quot;;[.A76])" office:value-type="float" office:value="9" calcext:value-type="float">
            <text:p>9</text:p>
          </table:table-cell>
          <table:table-cell table:formula="of:=VALUE(REPLACE([.A76];1;[.I76]+2;&quot;&quot;))" office:value-type="float" office:value="47500" calcext:value-type="float">
            <text:p>47500</text:p>
          </table:table-cell>
          <table:table-cell table:formula="of:=[.B76]*1000" office:value-type="float" office:value="5474.88508521347" calcext:value-type="float">
            <text:p>5474.8850852135</text:p>
          </table:table-cell>
          <table:table-cell/>
        </table:table-row>
        <table:table-row table:style-name="ro1">
          <table:table-cell office:value-type="string" calcext:value-type="string">
            <text:p>find 20 of 50000</text:p>
          </table:table-cell>
          <table:table-cell office:value-type="float" office:value="5.89396268615788" calcext:value-type="float">
            <text:p>5.8939626862</text:p>
          </table:table-cell>
          <table:table-cell office:value-type="float" office:value="5.37959473364162" calcext:value-type="float">
            <text:p>5.3795947336</text:p>
          </table:table-cell>
          <table:table-cell office:value-type="float" office:value="6.22973250896765" calcext:value-type="float">
            <text:p>6.229732509</text:p>
          </table:table-cell>
          <table:table-cell office:value-type="float" office:value="0.503996438911986" calcext:value-type="float">
            <text:p>0.5039964389</text:p>
          </table:table-cell>
          <table:table-cell office:value-type="float" office:value="0" calcext:value-type="float">
            <text:p>0</text:p>
          </table:table-cell>
          <table:table-cell office:value-type="float" office:value="0.581570392754915" calcext:value-type="float">
            <text:p>0.5815703928</text:p>
          </table:table-cell>
          <table:table-cell/>
          <table:table-cell table:formula="of:=FIND(&quot;of &quot;;[.A77])" office:value-type="float" office:value="9" calcext:value-type="float">
            <text:p>9</text:p>
          </table:table-cell>
          <table:table-cell table:formula="of:=VALUE(REPLACE([.A77];1;[.I77]+2;&quot;&quot;))" office:value-type="float" office:value="50000" calcext:value-type="float">
            <text:p>50000</text:p>
          </table:table-cell>
          <table:table-cell table:formula="of:=[.B77]*1000" office:value-type="float" office:value="5893.96268615788" calcext:value-type="float">
            <text:p>5893.9626861579</text:p>
          </table:table-cell>
          <table:table-cell/>
        </table:table-row>
        <table:table-row table:style-name="ro1">
          <table:table-cell office:value-type="string" calcext:value-type="string">
            <text:p>find 20 of 52500</text:p>
          </table:table-cell>
          <table:table-cell office:value-type="float" office:value="6.98346210463012" calcext:value-type="float">
            <text:p>6.9834621046</text:p>
          </table:table-cell>
          <table:table-cell office:value-type="float" office:value="6.66675403532088" calcext:value-type="float">
            <text:p>6.6667540353</text:p>
          </table:table-cell>
          <table:table-cell office:value-type="float" office:value="7.16527423233242" calcext:value-type="float">
            <text:p>7.1652742323</text:p>
          </table:table-cell>
          <table:table-cell office:value-type="float" office:value="0.283161685330296" calcext:value-type="float">
            <text:p>0.2831616853</text:p>
          </table:table-cell>
          <table:table-cell office:value-type="float" office:value="0" calcext:value-type="float">
            <text:p>0</text:p>
          </table:table-cell>
          <table:table-cell office:value-type="float" office:value="0.314907842612586" calcext:value-type="float">
            <text:p>0.3149078426</text:p>
          </table:table-cell>
          <table:table-cell/>
          <table:table-cell table:formula="of:=FIND(&quot;of &quot;;[.A78])" office:value-type="float" office:value="9" calcext:value-type="float">
            <text:p>9</text:p>
          </table:table-cell>
          <table:table-cell table:formula="of:=VALUE(REPLACE([.A78];1;[.I78]+2;&quot;&quot;))" office:value-type="float" office:value="52500" calcext:value-type="float">
            <text:p>52500</text:p>
          </table:table-cell>
          <table:table-cell table:formula="of:=[.B78]*1000" office:value-type="float" office:value="6983.46210463012" calcext:value-type="float">
            <text:p>6983.4621046301</text:p>
          </table:table-cell>
          <table:table-cell/>
        </table:table-row>
        <table:table-row table:style-name="ro1">
          <table:table-cell office:value-type="string" calcext:value-type="string">
            <text:p>find 20 of 55000</text:p>
          </table:table-cell>
          <table:table-cell office:value-type="float" office:value="6.94224080871334" calcext:value-type="float">
            <text:p>6.9422408087</text:p>
          </table:table-cell>
          <table:table-cell office:value-type="float" office:value="6.51103578014158" calcext:value-type="float">
            <text:p>6.5110357801</text:p>
          </table:table-cell>
          <table:table-cell office:value-type="float" office:value="7.22925521680869" calcext:value-type="float">
            <text:p>7.2292552168</text:p>
          </table:table-cell>
          <table:table-cell office:value-type="float" office:value="0.430523239438099" calcext:value-type="float">
            <text:p>0.4305232394</text:p>
          </table:table-cell>
          <table:table-cell office:value-type="float" office:value="0" calcext:value-type="float">
            <text:p>0</text:p>
          </table:table-cell>
          <table:table-cell office:value-type="float" office:value="0.497123537325455" calcext:value-type="float">
            <text:p>0.4971235373</text:p>
          </table:table-cell>
          <table:table-cell/>
          <table:table-cell table:formula="of:=FIND(&quot;of &quot;;[.A79])" office:value-type="float" office:value="9" calcext:value-type="float">
            <text:p>9</text:p>
          </table:table-cell>
          <table:table-cell table:formula="of:=VALUE(REPLACE([.A79];1;[.I79]+2;&quot;&quot;))" office:value-type="float" office:value="55000" calcext:value-type="float">
            <text:p>55000</text:p>
          </table:table-cell>
          <table:table-cell table:formula="of:=[.B79]*1000" office:value-type="float" office:value="6942.24080871334" calcext:value-type="float">
            <text:p>6942.2408087133</text:p>
          </table:table-cell>
          <table:table-cell/>
        </table:table-row>
        <table:table-row table:style-name="ro1">
          <table:table-cell office:value-type="string" calcext:value-type="string">
            <text:p>find 20 of 57500</text:p>
          </table:table-cell>
          <table:table-cell office:value-type="float" office:value="7.42400375168567" calcext:value-type="float">
            <text:p>7.4240037517</text:p>
          </table:table-cell>
          <table:table-cell office:value-type="float" office:value="6.55467916909447" calcext:value-type="float">
            <text:p>6.5546791691</text:p>
          </table:table-cell>
          <table:table-cell office:value-type="float" office:value="7.91094796186807" calcext:value-type="float">
            <text:p>7.9109479619</text:p>
          </table:table-cell>
          <table:table-cell office:value-type="float" office:value="0.76902179020194" calcext:value-type="float">
            <text:p>0.7690217902</text:p>
          </table:table-cell>
          <table:table-cell office:value-type="float" office:value="0" calcext:value-type="float">
            <text:p>0</text:p>
          </table:table-cell>
          <table:table-cell office:value-type="float" office:value="0.843412112487416" calcext:value-type="float">
            <text:p>0.8434121125</text:p>
          </table:table-cell>
          <table:table-cell/>
          <table:table-cell table:formula="of:=FIND(&quot;of &quot;;[.A80])" office:value-type="float" office:value="9" calcext:value-type="float">
            <text:p>9</text:p>
          </table:table-cell>
          <table:table-cell table:formula="of:=VALUE(REPLACE([.A80];1;[.I80]+2;&quot;&quot;))" office:value-type="float" office:value="57500" calcext:value-type="float">
            <text:p>57500</text:p>
          </table:table-cell>
          <table:table-cell table:formula="of:=[.B80]*1000" office:value-type="float" office:value="7424.00375168567" calcext:value-type="float">
            <text:p>7424.0037516857</text:p>
          </table:table-cell>
          <table:table-cell/>
        </table:table-row>
        <table:table-row table:style-name="ro1">
          <table:table-cell office:value-type="string" calcext:value-type="string">
            <text:p>find 20 of 60000</text:p>
          </table:table-cell>
          <table:table-cell office:value-type="float" office:value="8.04321634179675" calcext:value-type="float">
            <text:p>8.0432163418</text:p>
          </table:table-cell>
          <table:table-cell office:value-type="float" office:value="7.18272202742779" calcext:value-type="float">
            <text:p>7.1827220274</text:p>
          </table:table-cell>
          <table:table-cell office:value-type="float" office:value="8.52758709226107" calcext:value-type="float">
            <text:p>8.5275870923</text:p>
          </table:table-cell>
          <table:table-cell office:value-type="float" office:value="0.762693987744544" calcext:value-type="float">
            <text:p>0.7626939877</text:p>
          </table:table-cell>
          <table:table-cell office:value-type="float" office:value="0" calcext:value-type="float">
            <text:p>0</text:p>
          </table:table-cell>
          <table:table-cell office:value-type="float" office:value="0.838954749504475" calcext:value-type="float">
            <text:p>0.8389547495</text:p>
          </table:table-cell>
          <table:table-cell/>
          <table:table-cell table:formula="of:=FIND(&quot;of &quot;;[.A81])" office:value-type="float" office:value="9" calcext:value-type="float">
            <text:p>9</text:p>
          </table:table-cell>
          <table:table-cell table:formula="of:=VALUE(REPLACE([.A81];1;[.I81]+2;&quot;&quot;))" office:value-type="float" office:value="60000" calcext:value-type="float">
            <text:p>60000</text:p>
          </table:table-cell>
          <table:table-cell table:formula="of:=[.B81]*1000" office:value-type="float" office:value="8043.21634179675" calcext:value-type="float">
            <text:p>8043.2163417968</text:p>
          </table:table-cell>
          <table:table-cell/>
        </table:table-row>
        <table:table-row table:style-name="ro1">
          <table:table-cell office:value-type="string" calcext:value-type="string">
            <text:p>find 20 of 62500</text:p>
          </table:table-cell>
          <table:table-cell office:value-type="float" office:value="8.57709680418568" calcext:value-type="float">
            <text:p>8.5770968042</text:p>
          </table:table-cell>
          <table:table-cell office:value-type="float" office:value="8.35797073782078" calcext:value-type="float">
            <text:p>8.3579707378</text:p>
          </table:table-cell>
          <table:table-cell office:value-type="float" office:value="8.74623321845936" calcext:value-type="float">
            <text:p>8.7462332185</text:p>
          </table:table-cell>
          <table:table-cell office:value-type="float" office:value="0.260678085638558" calcext:value-type="float">
            <text:p>0.2606780856</text:p>
          </table:table-cell>
          <table:table-cell office:value-type="float" office:value="0" calcext:value-type="float">
            <text:p>0</text:p>
          </table:table-cell>
          <table:table-cell office:value-type="float" office:value="0.292952862932032" calcext:value-type="float">
            <text:p>0.2929528629</text:p>
          </table:table-cell>
          <table:table-cell/>
          <table:table-cell table:formula="of:=FIND(&quot;of &quot;;[.A82])" office:value-type="float" office:value="9" calcext:value-type="float">
            <text:p>9</text:p>
          </table:table-cell>
          <table:table-cell table:formula="of:=VALUE(REPLACE([.A82];1;[.I82]+2;&quot;&quot;))" office:value-type="float" office:value="62500" calcext:value-type="float">
            <text:p>62500</text:p>
          </table:table-cell>
          <table:table-cell table:formula="of:=[.B82]*1000" office:value-type="float" office:value="8577.09680418568" calcext:value-type="float">
            <text:p>8577.0968041857</text:p>
          </table:table-cell>
          <table:table-cell/>
        </table:table-row>
        <table:table-row table:style-name="ro1">
          <table:table-cell office:value-type="string" calcext:value-type="string">
            <text:p>find 20 of 65000</text:p>
          </table:table-cell>
          <table:table-cell office:value-type="float" office:value="8.87740915443567" calcext:value-type="float">
            <text:p>8.8774091544</text:p>
          </table:table-cell>
          <table:table-cell office:value-type="float" office:value="7.76701546614163" calcext:value-type="float">
            <text:p>7.7670154661</text:p>
          </table:table-cell>
          <table:table-cell office:value-type="float" office:value="9.68294131441996" calcext:value-type="float">
            <text:p>9.6829413144</text:p>
          </table:table-cell>
          <table:table-cell office:value-type="float" office:value="1.22013955777631" calcext:value-type="float">
            <text:p>1.2201395578</text:p>
          </table:table-cell>
          <table:table-cell office:value-type="float" office:value="0" calcext:value-type="float">
            <text:p>0</text:p>
          </table:table-cell>
          <table:table-cell office:value-type="float" office:value="1.3952226282235" calcext:value-type="float">
            <text:p>1.3952226282</text:p>
          </table:table-cell>
          <table:table-cell/>
          <table:table-cell table:formula="of:=FIND(&quot;of &quot;;[.A83])" office:value-type="float" office:value="9" calcext:value-type="float">
            <text:p>9</text:p>
          </table:table-cell>
          <table:table-cell table:formula="of:=VALUE(REPLACE([.A83];1;[.I83]+2;&quot;&quot;))" office:value-type="float" office:value="65000" calcext:value-type="float">
            <text:p>65000</text:p>
          </table:table-cell>
          <table:table-cell table:formula="of:=[.B83]*1000" office:value-type="float" office:value="8877.40915443567" calcext:value-type="float">
            <text:p>8877.4091544357</text:p>
          </table:table-cell>
          <table:table-cell/>
        </table:table-row>
        <table:table-row table:style-name="ro1">
          <table:table-cell office:value-type="string" calcext:value-type="string">
            <text:p>find 20 of 67500</text:p>
          </table:table-cell>
          <table:table-cell office:value-type="float" office:value="9.59723917440789" calcext:value-type="float">
            <text:p>9.5972391744</text:p>
          </table:table-cell>
          <table:table-cell office:value-type="float" office:value="9.23163495582082" calcext:value-type="float">
            <text:p>9.2316349558</text:p>
          </table:table-cell>
          <table:table-cell office:value-type="float" office:value="9.80140458872132" calcext:value-type="float">
            <text:p>9.8014045887</text:p>
          </table:table-cell>
          <table:table-cell office:value-type="float" office:value="0.323043883549673" calcext:value-type="float">
            <text:p>0.3230438835</text:p>
          </table:table-cell>
          <table:table-cell office:value-type="float" office:value="0" calcext:value-type="float">
            <text:p>0</text:p>
          </table:table-cell>
          <table:table-cell office:value-type="float" office:value="0.353624870739209" calcext:value-type="float">
            <text:p>0.3536248707</text:p>
          </table:table-cell>
          <table:table-cell/>
          <table:table-cell table:formula="of:=FIND(&quot;of &quot;;[.A84])" office:value-type="float" office:value="9" calcext:value-type="float">
            <text:p>9</text:p>
          </table:table-cell>
          <table:table-cell table:formula="of:=VALUE(REPLACE([.A84];1;[.I84]+2;&quot;&quot;))" office:value-type="float" office:value="67500" calcext:value-type="float">
            <text:p>67500</text:p>
          </table:table-cell>
          <table:table-cell table:formula="of:=[.B84]*1000" office:value-type="float" office:value="9597.23917440789" calcext:value-type="float">
            <text:p>9597.2391744079</text:p>
          </table:table-cell>
          <table:table-cell/>
        </table:table-row>
        <table:table-row table:style-name="ro1">
          <table:table-cell office:value-type="string" calcext:value-type="string">
            <text:p>find 20 of 70000</text:p>
          </table:table-cell>
          <table:table-cell office:value-type="float" office:value="9.84936912804686" calcext:value-type="float">
            <text:p>9.849369128</text:p>
          </table:table-cell>
          <table:table-cell office:value-type="float" office:value="9.56492127414185" calcext:value-type="float">
            <text:p>9.5649212741</text:p>
          </table:table-cell>
          <table:table-cell office:value-type="float" office:value="10.0293432501422" calcext:value-type="float">
            <text:p>10.0293432501</text:p>
          </table:table-cell>
          <table:table-cell office:value-type="float" office:value="0.271124752269648" calcext:value-type="float">
            <text:p>0.2711247523</text:p>
          </table:table-cell>
          <table:table-cell office:value-type="float" office:value="0" calcext:value-type="float">
            <text:p>0</text:p>
          </table:table-cell>
          <table:table-cell office:value-type="float" office:value="0.311724323516745" calcext:value-type="float">
            <text:p>0.3117243235</text:p>
          </table:table-cell>
          <table:table-cell/>
          <table:table-cell table:formula="of:=FIND(&quot;of &quot;;[.A85])" office:value-type="float" office:value="9" calcext:value-type="float">
            <text:p>9</text:p>
          </table:table-cell>
          <table:table-cell table:formula="of:=VALUE(REPLACE([.A85];1;[.I85]+2;&quot;&quot;))" office:value-type="float" office:value="70000" calcext:value-type="float">
            <text:p>70000</text:p>
          </table:table-cell>
          <table:table-cell table:formula="of:=[.B85]*1000" office:value-type="float" office:value="9849.36912804686" calcext:value-type="float">
            <text:p>9849.3691280469</text:p>
          </table:table-cell>
          <table:table-cell/>
        </table:table-row>
        <table:table-row table:style-name="ro1">
          <table:table-cell office:value-type="string" calcext:value-type="string">
            <text:p>find 20 of 72500</text:p>
          </table:table-cell>
          <table:table-cell office:value-type="float" office:value="10.7239299480746" calcext:value-type="float">
            <text:p>10.7239299481</text:p>
          </table:table-cell>
          <table:table-cell office:value-type="float" office:value="9.79124487176114" calcext:value-type="float">
            <text:p>9.7912448718</text:p>
          </table:table-cell>
          <table:table-cell office:value-type="float" office:value="11.3982857519278" calcext:value-type="float">
            <text:p>11.3982857519</text:p>
          </table:table-cell>
          <table:table-cell office:value-type="float" office:value="1.02071139752372" calcext:value-type="float">
            <text:p>1.0207113975</text:p>
          </table:table-cell>
          <table:table-cell office:value-type="float" office:value="0" calcext:value-type="float">
            <text:p>0</text:p>
          </table:table-cell>
          <table:table-cell office:value-type="float" office:value="1.16801851465271" calcext:value-type="float">
            <text:p>1.1680185147</text:p>
          </table:table-cell>
          <table:table-cell/>
          <table:table-cell table:formula="of:=FIND(&quot;of &quot;;[.A86])" office:value-type="float" office:value="9" calcext:value-type="float">
            <text:p>9</text:p>
          </table:table-cell>
          <table:table-cell table:formula="of:=VALUE(REPLACE([.A86];1;[.I86]+2;&quot;&quot;))" office:value-type="float" office:value="72500" calcext:value-type="float">
            <text:p>72500</text:p>
          </table:table-cell>
          <table:table-cell table:formula="of:=[.B86]*1000" office:value-type="float" office:value="10723.9299480746" calcext:value-type="float">
            <text:p>10723.9299480746</text:p>
          </table:table-cell>
          <table:table-cell/>
        </table:table-row>
        <table:table-row table:style-name="ro1">
          <table:table-cell office:value-type="string" calcext:value-type="string">
            <text:p>find 20 of 75000</text:p>
          </table:table-cell>
          <table:table-cell office:value-type="float" office:value="10.75606629538" calcext:value-type="float">
            <text:p>10.7560662954</text:p>
          </table:table-cell>
          <table:table-cell office:value-type="float" office:value="9.94843920807079" calcext:value-type="float">
            <text:p>9.9484392081</text:p>
          </table:table-cell>
          <table:table-cell office:value-type="float" office:value="11.3767658531657" calcext:value-type="float">
            <text:p>11.3767658532</text:p>
          </table:table-cell>
          <table:table-cell office:value-type="float" office:value="0.955275888027865" calcext:value-type="float">
            <text:p>0.955275888</text:p>
          </table:table-cell>
          <table:table-cell office:value-type="float" office:value="0" calcext:value-type="float">
            <text:p>0</text:p>
          </table:table-cell>
          <table:table-cell office:value-type="float" office:value="1.07508317032025" calcext:value-type="float">
            <text:p>1.0750831703</text:p>
          </table:table-cell>
          <table:table-cell/>
          <table:table-cell table:formula="of:=FIND(&quot;of &quot;;[.A87])" office:value-type="float" office:value="9" calcext:value-type="float">
            <text:p>9</text:p>
          </table:table-cell>
          <table:table-cell table:formula="of:=VALUE(REPLACE([.A87];1;[.I87]+2;&quot;&quot;))" office:value-type="float" office:value="75000" calcext:value-type="float">
            <text:p>75000</text:p>
          </table:table-cell>
          <table:table-cell table:formula="of:=[.B87]*1000" office:value-type="float" office:value="10756.06629538" calcext:value-type="float">
            <text:p>10756.06629538</text:p>
          </table:table-cell>
          <table:table-cell/>
        </table:table-row>
        <table:table-row table:style-name="ro1">
          <table:table-cell office:value-type="string" calcext:value-type="string">
            <text:p>find 20 of 77500</text:p>
          </table:table-cell>
          <table:table-cell office:value-type="float" office:value="12.0089350383523" calcext:value-type="float">
            <text:p>12.0089350384</text:p>
          </table:table-cell>
          <table:table-cell office:value-type="float" office:value="10.6200316143208" calcext:value-type="float">
            <text:p>10.6200316143</text:p>
          </table:table-cell>
          <table:table-cell office:value-type="float" office:value="12.8767359474593" calcext:value-type="float">
            <text:p>12.8767359475</text:p>
          </table:table-cell>
          <table:table-cell office:value-type="float" office:value="1.31043467527163" calcext:value-type="float">
            <text:p>1.3104346753</text:p>
          </table:table-cell>
          <table:table-cell office:value-type="float" office:value="0" calcext:value-type="float">
            <text:p>0</text:p>
          </table:table-cell>
          <table:table-cell office:value-type="float" office:value="1.50307526542769" calcext:value-type="float">
            <text:p>1.5030752654</text:p>
          </table:table-cell>
          <table:table-cell/>
          <table:table-cell table:formula="of:=FIND(&quot;of &quot;;[.A88])" office:value-type="float" office:value="9" calcext:value-type="float">
            <text:p>9</text:p>
          </table:table-cell>
          <table:table-cell table:formula="of:=VALUE(REPLACE([.A88];1;[.I88]+2;&quot;&quot;))" office:value-type="float" office:value="77500" calcext:value-type="float">
            <text:p>77500</text:p>
          </table:table-cell>
          <table:table-cell table:formula="of:=[.B88]*1000" office:value-type="float" office:value="12008.9350383523" calcext:value-type="float">
            <text:p>12008.9350383523</text:p>
          </table:table-cell>
          <table:table-cell/>
        </table:table-row>
        <table:table-row table:style-name="ro1">
          <table:table-cell office:value-type="string" calcext:value-type="string">
            <text:p>find 20 of 80000</text:p>
          </table:table-cell>
          <table:table-cell office:value-type="float" office:value="11.3247719766024" calcext:value-type="float">
            <text:p>11.3247719766</text:p>
          </table:table-cell>
          <table:table-cell office:value-type="float" office:value="10.3406616370946" calcext:value-type="float">
            <text:p>10.3406616371</text:p>
          </table:table-cell>
          <table:table-cell office:value-type="float" office:value="11.9637190490945" calcext:value-type="float">
            <text:p>11.9637190491</text:p>
          </table:table-cell>
          <table:table-cell office:value-type="float" office:value="0.959452943116615" calcext:value-type="float">
            <text:p>0.9594529431</text:p>
          </table:table-cell>
          <table:table-cell office:value-type="float" office:value="0" calcext:value-type="float">
            <text:p>0</text:p>
          </table:table-cell>
          <table:table-cell office:value-type="float" office:value="1.10668879290376" calcext:value-type="float">
            <text:p>1.1066887929</text:p>
          </table:table-cell>
          <table:table-cell/>
          <table:table-cell table:formula="of:=FIND(&quot;of &quot;;[.A89])" office:value-type="float" office:value="9" calcext:value-type="float">
            <text:p>9</text:p>
          </table:table-cell>
          <table:table-cell table:formula="of:=VALUE(REPLACE([.A89];1;[.I89]+2;&quot;&quot;))" office:value-type="float" office:value="80000" calcext:value-type="float">
            <text:p>80000</text:p>
          </table:table-cell>
          <table:table-cell table:formula="of:=[.B89]*1000" office:value-type="float" office:value="11324.7719766024" calcext:value-type="float">
            <text:p>11324.7719766024</text:p>
          </table:table-cell>
          <table:table-cell/>
        </table:table-row>
        <table:table-row table:style-name="ro1">
          <table:table-cell office:value-type="string" calcext:value-type="string">
            <text:p>find 20 of 82500</text:p>
          </table:table-cell>
          <table:table-cell office:value-type="float" office:value="13.5033797002134" calcext:value-type="float">
            <text:p>13.5033797002</text:p>
          </table:table-cell>
          <table:table-cell office:value-type="float" office:value="12.5986750830707" calcext:value-type="float">
            <text:p>12.5986750831</text:p>
          </table:table-cell>
          <table:table-cell office:value-type="float" office:value="14.024703800237" calcext:value-type="float">
            <text:p>14.0247038002</text:p>
          </table:table-cell>
          <table:table-cell office:value-type="float" office:value="0.8103590595253" calcext:value-type="float">
            <text:p>0.8103590595</text:p>
          </table:table-cell>
          <table:table-cell office:value-type="float" office:value="0" calcext:value-type="float">
            <text:p>0</text:p>
          </table:table-cell>
          <table:table-cell office:value-type="float" office:value="0.902959828451036" calcext:value-type="float">
            <text:p>0.9029598285</text:p>
          </table:table-cell>
          <table:table-cell/>
          <table:table-cell table:formula="of:=FIND(&quot;of &quot;;[.A90])" office:value-type="float" office:value="9" calcext:value-type="float">
            <text:p>9</text:p>
          </table:table-cell>
          <table:table-cell table:formula="of:=VALUE(REPLACE([.A90];1;[.I90]+2;&quot;&quot;))" office:value-type="float" office:value="82500" calcext:value-type="float">
            <text:p>82500</text:p>
          </table:table-cell>
          <table:table-cell table:formula="of:=[.B90]*1000" office:value-type="float" office:value="13503.3797002134" calcext:value-type="float">
            <text:p>13503.3797002134</text:p>
          </table:table-cell>
          <table:table-cell/>
        </table:table-row>
        <table:table-row table:style-name="ro1">
          <table:table-cell office:value-type="string" calcext:value-type="string">
            <text:p>find 20 of 85000</text:p>
          </table:table-cell>
          <table:table-cell office:value-type="float" office:value="12.8573627866856" calcext:value-type="float">
            <text:p>12.8573627867</text:p>
          </table:table-cell>
          <table:table-cell office:value-type="float" office:value="12.2435014163209" calcext:value-type="float">
            <text:p>12.2435014163</text:p>
          </table:table-cell>
          <table:table-cell office:value-type="float" office:value="13.2545387074591" calcext:value-type="float">
            <text:p>13.2545387075</text:p>
          </table:table-cell>
          <table:table-cell office:value-type="float" office:value="0.59658793102242" calcext:value-type="float">
            <text:p>0.596587931</text:p>
          </table:table-cell>
          <table:table-cell office:value-type="float" office:value="0" calcext:value-type="float">
            <text:p>0</text:p>
          </table:table-cell>
          <table:table-cell office:value-type="float" office:value="0.687928874322623" calcext:value-type="float">
            <text:p>0.6879288743</text:p>
          </table:table-cell>
          <table:table-cell/>
          <table:table-cell table:formula="of:=FIND(&quot;of &quot;;[.A91])" office:value-type="float" office:value="9" calcext:value-type="float">
            <text:p>9</text:p>
          </table:table-cell>
          <table:table-cell table:formula="of:=VALUE(REPLACE([.A91];1;[.I91]+2;&quot;&quot;))" office:value-type="float" office:value="85000" calcext:value-type="float">
            <text:p>85000</text:p>
          </table:table-cell>
          <table:table-cell table:formula="of:=[.B91]*1000" office:value-type="float" office:value="12857.3627866856" calcext:value-type="float">
            <text:p>12857.3627866856</text:p>
          </table:table-cell>
          <table:table-cell/>
        </table:table-row>
        <table:table-row table:style-name="ro1">
          <table:table-cell office:value-type="string" calcext:value-type="string">
            <text:p>find 20 of 87500</text:p>
          </table:table-cell>
          <table:table-cell office:value-type="float" office:value="13.3138401042969" calcext:value-type="float">
            <text:p>13.3138401043</text:p>
          </table:table-cell>
          <table:table-cell office:value-type="float" office:value="12.373644612142" calcext:value-type="float">
            <text:p>12.3736446121</text:p>
          </table:table-cell>
          <table:table-cell office:value-type="float" office:value="13.8747107210231" calcext:value-type="float">
            <text:p>13.874710721</text:p>
          </table:table-cell>
          <table:table-cell office:value-type="float" office:value="0.858564557277847" calcext:value-type="float">
            <text:p>0.8585645573</text:p>
          </table:table-cell>
          <table:table-cell office:value-type="float" office:value="0" calcext:value-type="float">
            <text:p>0</text:p>
          </table:table-cell>
          <table:table-cell office:value-type="float" office:value="0.971456404642369" calcext:value-type="float">
            <text:p>0.9714564046</text:p>
          </table:table-cell>
          <table:table-cell/>
          <table:table-cell table:formula="of:=FIND(&quot;of &quot;;[.A92])" office:value-type="float" office:value="9" calcext:value-type="float">
            <text:p>9</text:p>
          </table:table-cell>
          <table:table-cell table:formula="of:=VALUE(REPLACE([.A92];1;[.I92]+2;&quot;&quot;))" office:value-type="float" office:value="87500" calcext:value-type="float">
            <text:p>87500</text:p>
          </table:table-cell>
          <table:table-cell table:formula="of:=[.B92]*1000" office:value-type="float" office:value="13313.8401042969" calcext:value-type="float">
            <text:p>13313.8401042969</text:p>
          </table:table-cell>
          <table:table-cell/>
        </table:table-row>
        <table:table-row table:style-name="ro1">
          <table:table-cell office:value-type="string" calcext:value-type="string">
            <text:p>find 20 of 90000</text:p>
          </table:table-cell>
          <table:table-cell office:value-type="float" office:value="15.4005455872689" calcext:value-type="float">
            <text:p>15.4005455873</text:p>
          </table:table-cell>
          <table:table-cell office:value-type="float" office:value="14.2185185571416" calcext:value-type="float">
            <text:p>14.2185185571</text:p>
          </table:table-cell>
          <table:table-cell office:value-type="float" office:value="16.0269256769198" calcext:value-type="float">
            <text:p>16.0269256769</text:p>
          </table:table-cell>
          <table:table-cell office:value-type="float" office:value="1.02914920023584" calcext:value-type="float">
            <text:p>1.0291492002</text:p>
          </table:table-cell>
          <table:table-cell office:value-type="float" office:value="0" calcext:value-type="float">
            <text:p>0</text:p>
          </table:table-cell>
          <table:table-cell office:value-type="float" office:value="1.08492214012493" calcext:value-type="float">
            <text:p>1.0849221401</text:p>
          </table:table-cell>
          <table:table-cell/>
          <table:table-cell table:formula="of:=FIND(&quot;of &quot;;[.A93])" office:value-type="float" office:value="9" calcext:value-type="float">
            <text:p>9</text:p>
          </table:table-cell>
          <table:table-cell table:formula="of:=VALUE(REPLACE([.A93];1;[.I93]+2;&quot;&quot;))" office:value-type="float" office:value="90000" calcext:value-type="float">
            <text:p>90000</text:p>
          </table:table-cell>
          <table:table-cell table:formula="of:=[.B93]*1000" office:value-type="float" office:value="15400.5455872689" calcext:value-type="float">
            <text:p>15400.5455872689</text:p>
          </table:table-cell>
          <table:table-cell/>
        </table:table-row>
        <table:table-row table:style-name="ro1">
          <table:table-cell office:value-type="string" calcext:value-type="string">
            <text:p>find 20 of 92500</text:p>
          </table:table-cell>
          <table:table-cell office:value-type="float" office:value="16.0910145445189" calcext:value-type="float">
            <text:p>16.0910145445</text:p>
          </table:table-cell>
          <table:table-cell office:value-type="float" office:value="13.8799448041414" calcext:value-type="float">
            <text:p>13.8799448041</text:p>
          </table:table-cell>
          <table:table-cell office:value-type="float" office:value="17.9820164298366" calcext:value-type="float">
            <text:p>17.9820164298</text:p>
          </table:table-cell>
          <table:table-cell office:value-type="float" office:value="3.03632144779009" calcext:value-type="float">
            <text:p>3.0363214478</text:p>
          </table:table-cell>
          <table:table-cell office:value-type="float" office:value="0" calcext:value-type="float">
            <text:p>0</text:p>
          </table:table-cell>
          <table:table-cell office:value-type="float" office:value="3.27531134257882" calcext:value-type="float">
            <text:p>3.2753113426</text:p>
          </table:table-cell>
          <table:table-cell/>
          <table:table-cell table:formula="of:=FIND(&quot;of &quot;;[.A94])" office:value-type="float" office:value="9" calcext:value-type="float">
            <text:p>9</text:p>
          </table:table-cell>
          <table:table-cell table:formula="of:=VALUE(REPLACE([.A94];1;[.I94]+2;&quot;&quot;))" office:value-type="float" office:value="92500" calcext:value-type="float">
            <text:p>92500</text:p>
          </table:table-cell>
          <table:table-cell table:formula="of:=[.B94]*1000" office:value-type="float" office:value="16091.0145445189" calcext:value-type="float">
            <text:p>16091.0145445189</text:p>
          </table:table-cell>
          <table:table-cell/>
        </table:table-row>
        <table:table-row table:style-name="ro1">
          <table:table-cell office:value-type="string" calcext:value-type="string">
            <text:p>find 20 of 95000</text:p>
          </table:table-cell>
          <table:table-cell office:value-type="float" office:value="15.8977934730191" calcext:value-type="float">
            <text:p>15.897793473</text:p>
          </table:table-cell>
          <table:table-cell office:value-type="float" office:value="14.7324883303208" calcext:value-type="float">
            <text:p>14.7324883303</text:p>
          </table:table-cell>
          <table:table-cell office:value-type="float" office:value="16.6016350057928" calcext:value-type="float">
            <text:p>16.6016350058</text:p>
          </table:table-cell>
          <table:table-cell office:value-type="float" office:value="1.07267559683237" calcext:value-type="float">
            <text:p>1.0726755968</text:p>
          </table:table-cell>
          <table:table-cell office:value-type="float" office:value="0" calcext:value-type="float">
            <text:p>0</text:p>
          </table:table-cell>
          <table:table-cell office:value-type="float" office:value="1.21908929524115" calcext:value-type="float">
            <text:p>1.2190892952</text:p>
          </table:table-cell>
          <table:table-cell/>
          <table:table-cell table:formula="of:=FIND(&quot;of &quot;;[.A95])" office:value-type="float" office:value="9" calcext:value-type="float">
            <text:p>9</text:p>
          </table:table-cell>
          <table:table-cell table:formula="of:=VALUE(REPLACE([.A95];1;[.I95]+2;&quot;&quot;))" office:value-type="float" office:value="95000" calcext:value-type="float">
            <text:p>95000</text:p>
          </table:table-cell>
          <table:table-cell table:formula="of:=[.B95]*1000" office:value-type="float" office:value="15897.7934730191" calcext:value-type="float">
            <text:p>15897.7934730191</text:p>
          </table:table-cell>
          <table:table-cell/>
        </table:table-row>
        <table:table-row table:style-name="ro1">
          <table:table-cell office:value-type="string" calcext:value-type="string">
            <text:p>find 20 of 97500</text:p>
          </table:table-cell>
          <table:table-cell office:value-type="float" office:value="16.7543150297134" calcext:value-type="float">
            <text:p>16.7543150297</text:p>
          </table:table-cell>
          <table:table-cell office:value-type="float" office:value="15.6837283144278" calcext:value-type="float">
            <text:p>15.6837283144</text:p>
          </table:table-cell>
          <table:table-cell office:value-type="float" office:value="17.3554170034514" calcext:value-type="float">
            <text:p>17.3554170035</text:p>
          </table:table-cell>
          <table:table-cell office:value-type="float" office:value="0.947941929540416" calcext:value-type="float">
            <text:p>0.9479419295</text:p>
          </table:table-cell>
          <table:table-cell office:value-type="float" office:value="0" calcext:value-type="float">
            <text:p>0</text:p>
          </table:table-cell>
          <table:table-cell office:value-type="float" office:value="1.04113915904409" calcext:value-type="float">
            <text:p>1.041139159</text:p>
          </table:table-cell>
          <table:table-cell/>
          <table:table-cell table:formula="of:=FIND(&quot;of &quot;;[.A96])" office:value-type="float" office:value="9" calcext:value-type="float">
            <text:p>9</text:p>
          </table:table-cell>
          <table:table-cell table:formula="of:=VALUE(REPLACE([.A96];1;[.I96]+2;&quot;&quot;))" office:value-type="float" office:value="97500" calcext:value-type="float">
            <text:p>97500</text:p>
          </table:table-cell>
          <table:table-cell table:formula="of:=[.B96]*1000" office:value-type="float" office:value="16754.3150297134" calcext:value-type="float">
            <text:p>16754.3150297134</text:p>
          </table:table-cell>
          <table:table-cell/>
        </table:table-row>
        <table:table-row table:style-name="ro1">
          <table:table-cell office:value-type="string" calcext:value-type="string">
            <text:p>find 20 of 100000</text:p>
          </table:table-cell>
          <table:table-cell office:value-type="float" office:value="17.6873137939911" calcext:value-type="float">
            <text:p>17.687313794</text:p>
          </table:table-cell>
          <table:table-cell office:value-type="float" office:value="16.5425693787611" calcext:value-type="float">
            <text:p>16.5425693788</text:p>
          </table:table-cell>
          <table:table-cell office:value-type="float" office:value="18.5490020171178" calcext:value-type="float">
            <text:p>18.5490020171</text:p>
          </table:table-cell>
          <table:table-cell office:value-type="float" office:value="1.31763562627707" calcext:value-type="float">
            <text:p>1.3176356263</text:p>
          </table:table-cell>
          <table:table-cell office:value-type="float" office:value="0" calcext:value-type="float">
            <text:p>0</text:p>
          </table:table-cell>
          <table:table-cell office:value-type="float" office:value="1.49248778273928" calcext:value-type="float">
            <text:p>1.4924877827</text:p>
          </table:table-cell>
          <table:table-cell/>
          <table:table-cell table:formula="of:=FIND(&quot;of &quot;;[.A97])" office:value-type="float" office:value="9" calcext:value-type="float">
            <text:p>9</text:p>
          </table:table-cell>
          <table:table-cell table:formula="of:=VALUE(REPLACE([.A97];1;[.I97]+2;&quot;&quot;))" office:value-type="float" office:value="100000" calcext:value-type="float">
            <text:p>100000</text:p>
          </table:table-cell>
          <table:table-cell table:formula="of:=[.B97]*1000" office:value-type="float" office:value="17687.3137939911" calcext:value-type="float">
            <text:p>17687.3137939911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50207202421166" calcext:value-type="float">
            <text:p>5.50207202421166E-10</text:p>
          </table:table-cell>
          <table:table-cell office:value-type="float" office:value="0.000000000540237616893452" calcext:value-type="float">
            <text:p>5.40237616893452E-10</text:p>
          </table:table-cell>
          <table:table-cell office:value-type="float" office:value="0.000000000562619197141713" calcext:value-type="float">
            <text:p>5.62619197141713E-10</text:p>
          </table:table-cell>
          <table:table-cell office:value-type="float" office:value="0.0000000000342849531210788" calcext:value-type="float">
            <text:p>3.42849531210788E-11</text:p>
          </table:table-cell>
          <table:table-cell office:value-type="float" office:value="0.0000000000249484933007606" calcext:value-type="float">
            <text:p>2.49484933007606E-11</text:p>
          </table:table-cell>
          <table:table-cell office:value-type="float" office:value="0.0000000000421634696055163" calcext:value-type="float">
            <text:p>4.21634696055163E-11</text:p>
          </table:table-cell>
          <table:table-cell/>
          <table:table-cell table:formula="of:=FIND(&quot;of &quot;;[.A98])" office:value-type="string" office:string-value="" calcext:value-type="error">
            <text:p>#VALUE!</text:p>
          </table:table-cell>
          <table:table-cell table:formula="of:=VALUE(REPLACE([.A98];1;[.I98]+2;&quot;&quot;))" office:value-type="string" office:string-value="" calcext:value-type="error">
            <text:p>#VALUE!</text:p>
          </table:table-cell>
          <table:table-cell table:formula="of:=[.B98]*1000" office:value-type="float" office:value="0.000000550207202421166" calcext:value-type="float">
            <text:p>5.50207202421166E-07</text:p>
          </table:table-cell>
          <table:table-cell office:value-type="string" calcext:value-type="string">
            <text:p>Find 50</text:p>
          </table:table-cell>
        </table:table-row>
        <table:table-row table:style-name="ro1">
          <table:table-cell office:value-type="string" calcext:value-type="string">
            <text:p>find 50 of 2500</text:p>
          </table:table-cell>
          <table:table-cell office:value-type="float" office:value="0.191373534775495" calcext:value-type="float">
            <text:p>0.1913735348</text:p>
          </table:table-cell>
          <table:table-cell office:value-type="float" office:value="0.183443908937259" calcext:value-type="float">
            <text:p>0.1834439089</text:p>
          </table:table-cell>
          <table:table-cell office:value-type="float" office:value="0.201813404446989" calcext:value-type="float">
            <text:p>0.2018134044</text:p>
          </table:table-cell>
          <table:table-cell office:value-type="float" office:value="0.0116906081743207" calcext:value-type="float">
            <text:p>0.0116906082</text:p>
          </table:table-cell>
          <table:table-cell office:value-type="float" office:value="0.00794248768184163" calcext:value-type="float">
            <text:p>0.0079424877</text:p>
          </table:table-cell>
          <table:table-cell office:value-type="float" office:value="0.0147433946325228" calcext:value-type="float">
            <text:p>0.0147433946</text:p>
          </table:table-cell>
          <table:table-cell/>
          <table:table-cell table:formula="of:=FIND(&quot;of &quot;;[.A99])" office:value-type="float" office:value="9" calcext:value-type="float">
            <text:p>9</text:p>
          </table:table-cell>
          <table:table-cell table:formula="of:=VALUE(REPLACE([.A99];1;[.I99]+2;&quot;&quot;))" office:value-type="float" office:value="2500" calcext:value-type="float">
            <text:p>2500</text:p>
          </table:table-cell>
          <table:table-cell table:formula="of:=[.B99]*1000" office:value-type="float" office:value="191.373534775495" calcext:value-type="float">
            <text:p>191.3735347755</text:p>
          </table:table-cell>
          <table:table-cell/>
        </table:table-row>
        <table:table-row table:style-name="ro1">
          <table:table-cell office:value-type="string" calcext:value-type="string">
            <text:p>find 50 of 5000</text:p>
          </table:table-cell>
          <table:table-cell office:value-type="float" office:value="0.515246424824503" calcext:value-type="float">
            <text:p>0.5152464248</text:p>
          </table:table-cell>
          <table:table-cell office:value-type="float" office:value="0.495169972641631" calcext:value-type="float">
            <text:p>0.4951699726</text:p>
          </table:table-cell>
          <table:table-cell office:value-type="float" office:value="0.529635752634222" calcext:value-type="float">
            <text:p>0.5296357526</text:p>
          </table:table-cell>
          <table:table-cell office:value-type="float" office:value="0.0217413597701249" calcext:value-type="float">
            <text:p>0.0217413598</text:p>
          </table:table-cell>
          <table:table-cell office:value-type="float" office:value="0" calcext:value-type="float">
            <text:p>0</text:p>
          </table:table-cell>
          <table:table-cell office:value-type="float" office:value="0.0249230468531979" calcext:value-type="float">
            <text:p>0.0249230469</text:p>
          </table:table-cell>
          <table:table-cell/>
          <table:table-cell table:formula="of:=FIND(&quot;of &quot;;[.A100])" office:value-type="float" office:value="9" calcext:value-type="float">
            <text:p>9</text:p>
          </table:table-cell>
          <table:table-cell table:formula="of:=VALUE(REPLACE([.A100];1;[.I100]+2;&quot;&quot;))" office:value-type="float" office:value="5000" calcext:value-type="float">
            <text:p>5000</text:p>
          </table:table-cell>
          <table:table-cell table:formula="of:=[.B100]*1000" office:value-type="float" office:value="515.246424824503" calcext:value-type="float">
            <text:p>515.2464248245</text:p>
          </table:table-cell>
          <table:table-cell/>
        </table:table-row>
        <table:table-row table:style-name="ro1">
          <table:table-cell office:value-type="string" calcext:value-type="string">
            <text:p>find 50 of 7500</text:p>
          </table:table-cell>
          <table:table-cell office:value-type="float" office:value="0.879797891185614" calcext:value-type="float">
            <text:p>0.8797978912</text:p>
          </table:table-cell>
          <table:table-cell office:value-type="float" office:value="0.850687602141531" calcext:value-type="float">
            <text:p>0.8506876021</text:p>
          </table:table-cell>
          <table:table-cell office:value-type="float" office:value="0.90019641550326" calcext:value-type="float">
            <text:p>0.9001964155</text:p>
          </table:table-cell>
          <table:table-cell office:value-type="float" office:value="0.0307060659006259" calcext:value-type="float">
            <text:p>0.0307060659</text:p>
          </table:table-cell>
          <table:table-cell office:value-type="float" office:value="0" calcext:value-type="float">
            <text:p>0</text:p>
          </table:table-cell>
          <table:table-cell office:value-type="float" office:value="0.0353312805175909" calcext:value-type="float">
            <text:p>0.0353312805</text:p>
          </table:table-cell>
          <table:table-cell/>
          <table:table-cell table:formula="of:=FIND(&quot;of &quot;;[.A101])" office:value-type="float" office:value="9" calcext:value-type="float">
            <text:p>9</text:p>
          </table:table-cell>
          <table:table-cell table:formula="of:=VALUE(REPLACE([.A101];1;[.I101]+2;&quot;&quot;))" office:value-type="float" office:value="7500" calcext:value-type="float">
            <text:p>7500</text:p>
          </table:table-cell>
          <table:table-cell table:formula="of:=[.B101]*1000" office:value-type="float" office:value="879.797891185614" calcext:value-type="float">
            <text:p>879.7978911856</text:p>
          </table:table-cell>
          <table:table-cell/>
        </table:table-row>
        <table:table-row table:style-name="ro1">
          <table:table-cell office:value-type="string" calcext:value-type="string">
            <text:p>find 50 of 10000</text:p>
          </table:table-cell>
          <table:table-cell office:value-type="float" office:value="1.36819053357466" calcext:value-type="float">
            <text:p>1.3681905336</text:p>
          </table:table-cell>
          <table:table-cell office:value-type="float" office:value="1.30984487276115" calcext:value-type="float">
            <text:p>1.3098448728</text:p>
          </table:table-cell>
          <table:table-cell office:value-type="float" office:value="1.41525353086823" calcext:value-type="float">
            <text:p>1.4152535309</text:p>
          </table:table-cell>
          <table:table-cell office:value-type="float" office:value="0.0737135316137352" calcext:value-type="float">
            <text:p>0.0737135316</text:p>
          </table:table-cell>
          <table:table-cell office:value-type="float" office:value="0" calcext:value-type="float">
            <text:p>0</text:p>
          </table:table-cell>
          <table:table-cell office:value-type="float" office:value="0.0815155024689505" calcext:value-type="float">
            <text:p>0.0815155025</text:p>
          </table:table-cell>
          <table:table-cell/>
          <table:table-cell table:formula="of:=FIND(&quot;of &quot;;[.A102])" office:value-type="float" office:value="9" calcext:value-type="float">
            <text:p>9</text:p>
          </table:table-cell>
          <table:table-cell table:formula="of:=VALUE(REPLACE([.A102];1;[.I102]+2;&quot;&quot;))" office:value-type="float" office:value="10000" calcext:value-type="float">
            <text:p>10000</text:p>
          </table:table-cell>
          <table:table-cell table:formula="of:=[.B102]*1000" office:value-type="float" office:value="1368.19053357466" calcext:value-type="float">
            <text:p>1368.1905335747</text:p>
          </table:table-cell>
          <table:table-cell/>
        </table:table-row>
        <table:table-row table:style-name="ro1">
          <table:table-cell office:value-type="string" calcext:value-type="string">
            <text:p>find 50 of 12500</text:p>
          </table:table-cell>
          <table:table-cell office:value-type="float" office:value="1.7689998147135" calcext:value-type="float">
            <text:p>1.7689998147</text:p>
          </table:table-cell>
          <table:table-cell office:value-type="float" office:value="1.69714347942772" calcext:value-type="float">
            <text:p>1.6971434794</text:p>
          </table:table-cell>
          <table:table-cell office:value-type="float" office:value="1.81510250292786" calcext:value-type="float">
            <text:p>1.8151025029</text:p>
          </table:table-cell>
          <table:table-cell office:value-type="float" office:value="0.0693122464666929" calcext:value-type="float">
            <text:p>0.0693122465</text:p>
          </table:table-cell>
          <table:table-cell office:value-type="float" office:value="0" calcext:value-type="float">
            <text:p>0</text:p>
          </table:table-cell>
          <table:table-cell office:value-type="float" office:value="0.0798521983527728" calcext:value-type="float">
            <text:p>0.0798521984</text:p>
          </table:table-cell>
          <table:table-cell/>
          <table:table-cell table:formula="of:=FIND(&quot;of &quot;;[.A103])" office:value-type="float" office:value="9" calcext:value-type="float">
            <text:p>9</text:p>
          </table:table-cell>
          <table:table-cell table:formula="of:=VALUE(REPLACE([.A103];1;[.I103]+2;&quot;&quot;))" office:value-type="float" office:value="12500" calcext:value-type="float">
            <text:p>12500</text:p>
          </table:table-cell>
          <table:table-cell table:formula="of:=[.B103]*1000" office:value-type="float" office:value="1768.9998147135" calcext:value-type="float">
            <text:p>1768.9998147135</text:p>
          </table:table-cell>
          <table:table-cell/>
        </table:table-row>
        <table:table-row table:style-name="ro1">
          <table:table-cell office:value-type="string" calcext:value-type="string">
            <text:p>find 50 of 15000</text:p>
          </table:table-cell>
          <table:table-cell office:value-type="float" office:value="2.37382174521341" calcext:value-type="float">
            <text:p>2.3738217452</text:p>
          </table:table-cell>
          <table:table-cell office:value-type="float" office:value="2.31691168742782" calcext:value-type="float">
            <text:p>2.3169116874</text:p>
          </table:table-cell>
          <table:table-cell office:value-type="float" office:value="2.40575689459441" calcext:value-type="float">
            <text:p>2.4057568946</text:p>
          </table:table-cell>
          <table:table-cell office:value-type="float" office:value="0.0503792333742899" calcext:value-type="float">
            <text:p>0.0503792334</text:p>
          </table:table-cell>
          <table:table-cell office:value-type="float" office:value="0" calcext:value-type="float">
            <text:p>0</text:p>
          </table:table-cell>
          <table:table-cell office:value-type="float" office:value="0.055313301275184" calcext:value-type="float">
            <text:p>0.0553133013</text:p>
          </table:table-cell>
          <table:table-cell/>
          <table:table-cell table:formula="of:=FIND(&quot;of &quot;;[.A104])" office:value-type="float" office:value="9" calcext:value-type="float">
            <text:p>9</text:p>
          </table:table-cell>
          <table:table-cell table:formula="of:=VALUE(REPLACE([.A104];1;[.I104]+2;&quot;&quot;))" office:value-type="float" office:value="15000" calcext:value-type="float">
            <text:p>15000</text:p>
          </table:table-cell>
          <table:table-cell table:formula="of:=[.B104]*1000" office:value-type="float" office:value="2373.82174521341" calcext:value-type="float">
            <text:p>2373.8217452134</text:p>
          </table:table-cell>
          <table:table-cell/>
        </table:table-row>
        <table:table-row table:style-name="ro1">
          <table:table-cell office:value-type="string" calcext:value-type="string">
            <text:p>find 50 of 17500</text:p>
          </table:table-cell>
          <table:table-cell office:value-type="float" office:value="3.07585627432445" calcext:value-type="float">
            <text:p>3.0758562743</text:p>
          </table:table-cell>
          <table:table-cell office:value-type="float" office:value="2.93841206676097" calcext:value-type="float">
            <text:p>2.9384120668</text:p>
          </table:table-cell>
          <table:table-cell office:value-type="float" office:value="3.16358075861793" calcext:value-type="float">
            <text:p>3.1635807586</text:p>
          </table:table-cell>
          <table:table-cell office:value-type="float" office:value="0.131977258762943" calcext:value-type="float">
            <text:p>0.1319772588</text:p>
          </table:table-cell>
          <table:table-cell office:value-type="float" office:value="0" calcext:value-type="float">
            <text:p>0</text:p>
          </table:table-cell>
          <table:table-cell office:value-type="float" office:value="0.151943263864083" calcext:value-type="float">
            <text:p>0.1519432639</text:p>
          </table:table-cell>
          <table:table-cell/>
          <table:table-cell table:formula="of:=FIND(&quot;of &quot;;[.A105])" office:value-type="float" office:value="9" calcext:value-type="float">
            <text:p>9</text:p>
          </table:table-cell>
          <table:table-cell table:formula="of:=VALUE(REPLACE([.A105];1;[.I105]+2;&quot;&quot;))" office:value-type="float" office:value="17500" calcext:value-type="float">
            <text:p>17500</text:p>
          </table:table-cell>
          <table:table-cell table:formula="of:=[.B105]*1000" office:value-type="float" office:value="3075.85627432445" calcext:value-type="float">
            <text:p>3075.8562743245</text:p>
          </table:table-cell>
          <table:table-cell/>
        </table:table-row>
        <table:table-row table:style-name="ro1">
          <table:table-cell office:value-type="string" calcext:value-type="string">
            <text:p>find 50 of 20000</text:p>
          </table:table-cell>
          <table:table-cell office:value-type="float" office:value="3.74530088007448" calcext:value-type="float">
            <text:p>3.7453008801</text:p>
          </table:table-cell>
          <table:table-cell office:value-type="float" office:value="3.65862870032083" calcext:value-type="float">
            <text:p>3.6586287003</text:p>
          </table:table-cell>
          <table:table-cell office:value-type="float" office:value="3.83150969668137" calcext:value-type="float">
            <text:p>3.8315096967</text:p>
          </table:table-cell>
          <table:table-cell office:value-type="float" office:value="0.148918388162351" calcext:value-type="float">
            <text:p>0.1489183882</text:p>
          </table:table-cell>
          <table:table-cell office:value-type="float" office:value="0" calcext:value-type="float">
            <text:p>0</text:p>
          </table:table-cell>
          <table:table-cell office:value-type="float" office:value="0.149318050423519" calcext:value-type="float">
            <text:p>0.1493180504</text:p>
          </table:table-cell>
          <table:table-cell/>
          <table:table-cell table:formula="of:=FIND(&quot;of &quot;;[.A106])" office:value-type="float" office:value="9" calcext:value-type="float">
            <text:p>9</text:p>
          </table:table-cell>
          <table:table-cell table:formula="of:=VALUE(REPLACE([.A106];1;[.I106]+2;&quot;&quot;))" office:value-type="float" office:value="20000" calcext:value-type="float">
            <text:p>20000</text:p>
          </table:table-cell>
          <table:table-cell table:formula="of:=[.B106]*1000" office:value-type="float" office:value="3745.30088007448" calcext:value-type="float">
            <text:p>3745.3008800745</text:p>
          </table:table-cell>
          <table:table-cell/>
        </table:table-row>
        <table:table-row table:style-name="ro1">
          <table:table-cell office:value-type="string" calcext:value-type="string">
            <text:p>find 50 of 22500</text:p>
          </table:table-cell>
          <table:table-cell office:value-type="float" office:value="4.36968945568565" calcext:value-type="float">
            <text:p>4.3696894557</text:p>
          </table:table-cell>
          <table:table-cell office:value-type="float" office:value="4.26715162232085" calcext:value-type="float">
            <text:p>4.2671516223</text:p>
          </table:table-cell>
          <table:table-cell office:value-type="float" office:value="4.5466882446417" calcext:value-type="float">
            <text:p>4.5466882446</text:p>
          </table:table-cell>
          <table:table-cell office:value-type="float" office:value="0.153926950971258" calcext:value-type="float">
            <text:p>0.153926951</text:p>
          </table:table-cell>
          <table:table-cell office:value-type="float" office:value="0" calcext:value-type="float">
            <text:p>0</text:p>
          </table:table-cell>
          <table:table-cell office:value-type="float" office:value="0.161390544145299" calcext:value-type="float">
            <text:p>0.1613905441</text:p>
          </table:table-cell>
          <table:table-cell/>
          <table:table-cell table:formula="of:=FIND(&quot;of &quot;;[.A107])" office:value-type="float" office:value="9" calcext:value-type="float">
            <text:p>9</text:p>
          </table:table-cell>
          <table:table-cell table:formula="of:=VALUE(REPLACE([.A107];1;[.I107]+2;&quot;&quot;))" office:value-type="float" office:value="22500" calcext:value-type="float">
            <text:p>22500</text:p>
          </table:table-cell>
          <table:table-cell table:formula="of:=[.B107]*1000" office:value-type="float" office:value="4369.68945568565" calcext:value-type="float">
            <text:p>4369.6894556857</text:p>
          </table:table-cell>
          <table:table-cell/>
        </table:table-row>
        <table:table-row table:style-name="ro1">
          <table:table-cell office:value-type="string" calcext:value-type="string">
            <text:p>find 50 of 25000</text:p>
          </table:table-cell>
          <table:table-cell office:value-type="float" office:value="5.02169445715779" calcext:value-type="float">
            <text:p>5.0216944572</text:p>
          </table:table-cell>
          <table:table-cell office:value-type="float" office:value="4.82233924276109" calcext:value-type="float">
            <text:p>4.8223392428</text:p>
          </table:table-cell>
          <table:table-cell office:value-type="float" office:value="5.15075029995129" calcext:value-type="float">
            <text:p>5.1507503</text:p>
          </table:table-cell>
          <table:table-cell office:value-type="float" office:value="0.193841694871162" calcext:value-type="float">
            <text:p>0.1938416949</text:p>
          </table:table-cell>
          <table:table-cell office:value-type="float" office:value="0" calcext:value-type="float">
            <text:p>0</text:p>
          </table:table-cell>
          <table:table-cell office:value-type="float" office:value="0.22353127673197" calcext:value-type="float">
            <text:p>0.2235312767</text:p>
          </table:table-cell>
          <table:table-cell/>
          <table:table-cell table:formula="of:=FIND(&quot;of &quot;;[.A108])" office:value-type="float" office:value="9" calcext:value-type="float">
            <text:p>9</text:p>
          </table:table-cell>
          <table:table-cell table:formula="of:=VALUE(REPLACE([.A108];1;[.I108]+2;&quot;&quot;))" office:value-type="float" office:value="25000" calcext:value-type="float">
            <text:p>25000</text:p>
          </table:table-cell>
          <table:table-cell table:formula="of:=[.B108]*1000" office:value-type="float" office:value="5021.69445715779" calcext:value-type="float">
            <text:p>5021.6944571578</text:p>
          </table:table-cell>
          <table:table-cell/>
        </table:table-row>
        <table:table-row table:style-name="ro1">
          <table:table-cell office:value-type="string" calcext:value-type="string">
            <text:p>find 50 of 27500</text:p>
          </table:table-cell>
          <table:table-cell office:value-type="float" office:value="5.7914729941023" calcext:value-type="float">
            <text:p>5.7914729941</text:p>
          </table:table-cell>
          <table:table-cell office:value-type="float" office:value="5.38162311209453" calcext:value-type="float">
            <text:p>5.3816231121</text:p>
          </table:table-cell>
          <table:table-cell office:value-type="float" office:value="6.00878299459434" calcext:value-type="float">
            <text:p>6.0087829946</text:p>
          </table:table-cell>
          <table:table-cell office:value-type="float" office:value="0.356879813975325" calcext:value-type="float">
            <text:p>0.356879814</text:p>
          </table:table-cell>
          <table:table-cell office:value-type="float" office:value="0" calcext:value-type="float">
            <text:p>0</text:p>
          </table:table-cell>
          <table:table-cell office:value-type="float" office:value="0.376391961845021" calcext:value-type="float">
            <text:p>0.3763919618</text:p>
          </table:table-cell>
          <table:table-cell/>
          <table:table-cell table:formula="of:=FIND(&quot;of &quot;;[.A109])" office:value-type="float" office:value="9" calcext:value-type="float">
            <text:p>9</text:p>
          </table:table-cell>
          <table:table-cell table:formula="of:=VALUE(REPLACE([.A109];1;[.I109]+2;&quot;&quot;))" office:value-type="float" office:value="27500" calcext:value-type="float">
            <text:p>27500</text:p>
          </table:table-cell>
          <table:table-cell table:formula="of:=[.B109]*1000" office:value-type="float" office:value="5791.4729941023" calcext:value-type="float">
            <text:p>5791.4729941023</text:p>
          </table:table-cell>
          <table:table-cell/>
        </table:table-row>
        <table:table-row table:style-name="ro1">
          <table:table-cell office:value-type="string" calcext:value-type="string">
            <text:p>find 50 of 30000</text:p>
          </table:table-cell>
          <table:table-cell office:value-type="float" office:value="6.43025100085227" calcext:value-type="float">
            <text:p>6.4302510009</text:p>
          </table:table-cell>
          <table:table-cell office:value-type="float" office:value="5.8918994823207" calcext:value-type="float">
            <text:p>5.8918994823</text:p>
          </table:table-cell>
          <table:table-cell office:value-type="float" office:value="6.7632876337769" calcext:value-type="float">
            <text:p>6.7632876338</text:p>
          </table:table-cell>
          <table:table-cell office:value-type="float" office:value="0.504054231992131" calcext:value-type="float">
            <text:p>0.504054232</text:p>
          </table:table-cell>
          <table:table-cell office:value-type="float" office:value="0" calcext:value-type="float">
            <text:p>0</text:p>
          </table:table-cell>
          <table:table-cell office:value-type="float" office:value="0.576836369007128" calcext:value-type="float">
            <text:p>0.576836369</text:p>
          </table:table-cell>
          <table:table-cell/>
          <table:table-cell table:formula="of:=FIND(&quot;of &quot;;[.A110])" office:value-type="float" office:value="9" calcext:value-type="float">
            <text:p>9</text:p>
          </table:table-cell>
          <table:table-cell table:formula="of:=VALUE(REPLACE([.A110];1;[.I110]+2;&quot;&quot;))" office:value-type="float" office:value="30000" calcext:value-type="float">
            <text:p>30000</text:p>
          </table:table-cell>
          <table:table-cell table:formula="of:=[.B110]*1000" office:value-type="float" office:value="6430.25100085227" calcext:value-type="float">
            <text:p>6430.2510008523</text:p>
          </table:table-cell>
          <table:table-cell/>
        </table:table-row>
        <table:table-row table:style-name="ro1">
          <table:table-cell office:value-type="string" calcext:value-type="string">
            <text:p>find 50 of 32500</text:p>
          </table:table-cell>
          <table:table-cell office:value-type="float" office:value="7.81820284274118" calcext:value-type="float">
            <text:p>7.8182028427</text:p>
          </table:table-cell>
          <table:table-cell office:value-type="float" office:value="7.63552037064164" calcext:value-type="float">
            <text:p>7.6355203706</text:p>
          </table:table-cell>
          <table:table-cell office:value-type="float" office:value="7.96872460313418" calcext:value-type="float">
            <text:p>7.9687246031</text:p>
          </table:table-cell>
          <table:table-cell office:value-type="float" office:value="0.237803856913964" calcext:value-type="float">
            <text:p>0.2378038569</text:p>
          </table:table-cell>
          <table:table-cell office:value-type="float" office:value="0" calcext:value-type="float">
            <text:p>0</text:p>
          </table:table-cell>
          <table:table-cell office:value-type="float" office:value="0.260711336645386" calcext:value-type="float">
            <text:p>0.2607113366</text:p>
          </table:table-cell>
          <table:table-cell/>
          <table:table-cell table:formula="of:=FIND(&quot;of &quot;;[.A111])" office:value-type="float" office:value="9" calcext:value-type="float">
            <text:p>9</text:p>
          </table:table-cell>
          <table:table-cell table:formula="of:=VALUE(REPLACE([.A111];1;[.I111]+2;&quot;&quot;))" office:value-type="float" office:value="32500" calcext:value-type="float">
            <text:p>32500</text:p>
          </table:table-cell>
          <table:table-cell table:formula="of:=[.B111]*1000" office:value-type="float" office:value="7818.20284274118" calcext:value-type="float">
            <text:p>7818.2028427412</text:p>
          </table:table-cell>
          <table:table-cell/>
        </table:table-row>
        <table:table-row table:style-name="ro1">
          <table:table-cell office:value-type="string" calcext:value-type="string">
            <text:p>find 50 of 35000</text:p>
          </table:table-cell>
          <table:table-cell office:value-type="float" office:value="8.98184841088002" calcext:value-type="float">
            <text:p>8.9818484109</text:p>
          </table:table-cell>
          <table:table-cell office:value-type="float" office:value="8.56526469442785" calcext:value-type="float">
            <text:p>8.5652646944</text:p>
          </table:table-cell>
          <table:table-cell office:value-type="float" office:value="9.24253753261784" calcext:value-type="float">
            <text:p>9.2425375326</text:p>
          </table:table-cell>
          <table:table-cell office:value-type="float" office:value="0.393529863697139" calcext:value-type="float">
            <text:p>0.3935298637</text:p>
          </table:table-cell>
          <table:table-cell office:value-type="float" office:value="0" calcext:value-type="float">
            <text:p>0</text:p>
          </table:table-cell>
          <table:table-cell office:value-type="float" office:value="0.451526803830409" calcext:value-type="float">
            <text:p>0.4515268038</text:p>
          </table:table-cell>
          <table:table-cell/>
          <table:table-cell table:formula="of:=FIND(&quot;of &quot;;[.A112])" office:value-type="float" office:value="9" calcext:value-type="float">
            <text:p>9</text:p>
          </table:table-cell>
          <table:table-cell table:formula="of:=VALUE(REPLACE([.A112];1;[.I112]+2;&quot;&quot;))" office:value-type="float" office:value="35000" calcext:value-type="float">
            <text:p>35000</text:p>
          </table:table-cell>
          <table:table-cell table:formula="of:=[.B112]*1000" office:value-type="float" office:value="8981.84841088002" calcext:value-type="float">
            <text:p>8981.84841088</text:p>
          </table:table-cell>
          <table:table-cell/>
        </table:table-row>
        <table:table-row table:style-name="ro1">
          <table:table-cell office:value-type="string" calcext:value-type="string">
            <text:p>find 50 of 37500</text:p>
          </table:table-cell>
          <table:table-cell office:value-type="float" office:value="8.87223310040796" calcext:value-type="float">
            <text:p>8.8722331004</text:p>
          </table:table-cell>
          <table:table-cell office:value-type="float" office:value="8.64954841882081" calcext:value-type="float">
            <text:p>8.6495484188</text:p>
          </table:table-cell>
          <table:table-cell office:value-type="float" office:value="9.05200277568171" calcext:value-type="float">
            <text:p>9.0520027757</text:p>
          </table:table-cell>
          <table:table-cell office:value-type="float" office:value="0.281659460158414" calcext:value-type="float">
            <text:p>0.2816594602</text:p>
          </table:table-cell>
          <table:table-cell office:value-type="float" office:value="0" calcext:value-type="float">
            <text:p>0</text:p>
          </table:table-cell>
          <table:table-cell office:value-type="float" office:value="0.311370211234288" calcext:value-type="float">
            <text:p>0.3113702112</text:p>
          </table:table-cell>
          <table:table-cell/>
          <table:table-cell table:formula="of:=FIND(&quot;of &quot;;[.A113])" office:value-type="float" office:value="9" calcext:value-type="float">
            <text:p>9</text:p>
          </table:table-cell>
          <table:table-cell table:formula="of:=VALUE(REPLACE([.A113];1;[.I113]+2;&quot;&quot;))" office:value-type="float" office:value="37500" calcext:value-type="float">
            <text:p>37500</text:p>
          </table:table-cell>
          <table:table-cell table:formula="of:=[.B113]*1000" office:value-type="float" office:value="8872.23310040796" calcext:value-type="float">
            <text:p>8872.233100408</text:p>
          </table:table-cell>
          <table:table-cell/>
        </table:table-row>
        <table:table-row table:style-name="ro1">
          <table:table-cell office:value-type="string" calcext:value-type="string">
            <text:p>find 50 of 40000</text:p>
          </table:table-cell>
          <table:table-cell office:value-type="float" office:value="9.69798981046339" calcext:value-type="float">
            <text:p>9.6979898105</text:p>
          </table:table-cell>
          <table:table-cell office:value-type="float" office:value="9.48650921742774" calcext:value-type="float">
            <text:p>9.4865092174</text:p>
          </table:table-cell>
          <table:table-cell office:value-type="float" office:value="9.9982879291415" calcext:value-type="float">
            <text:p>9.9982879291</text:p>
          </table:table-cell>
          <table:table-cell office:value-type="float" office:value="0.267199882273148" calcext:value-type="float">
            <text:p>0.2671998823</text:p>
          </table:table-cell>
          <table:table-cell office:value-type="float" office:value="0" calcext:value-type="float">
            <text:p>0</text:p>
          </table:table-cell>
          <table:table-cell office:value-type="float" office:value="0.295475576973459" calcext:value-type="float">
            <text:p>0.295475577</text:p>
          </table:table-cell>
          <table:table-cell/>
          <table:table-cell table:formula="of:=FIND(&quot;of &quot;;[.A114])" office:value-type="float" office:value="9" calcext:value-type="float">
            <text:p>9</text:p>
          </table:table-cell>
          <table:table-cell table:formula="of:=VALUE(REPLACE([.A114];1;[.I114]+2;&quot;&quot;))" office:value-type="float" office:value="40000" calcext:value-type="float">
            <text:p>40000</text:p>
          </table:table-cell>
          <table:table-cell table:formula="of:=[.B114]*1000" office:value-type="float" office:value="9697.98981046339" calcext:value-type="float">
            <text:p>9697.9898104634</text:p>
          </table:table-cell>
          <table:table-cell/>
        </table:table-row>
        <table:table-row table:style-name="ro1">
          <table:table-cell office:value-type="string" calcext:value-type="string">
            <text:p>find 50 of 42500</text:p>
          </table:table-cell>
          <table:table-cell office:value-type="float" office:value="10.62007120038" calcext:value-type="float">
            <text:p>10.6200712004</text:p>
          </table:table-cell>
          <table:table-cell office:value-type="float" office:value="10.2976740125707" calcext:value-type="float">
            <text:p>10.2976740126</text:p>
          </table:table-cell>
          <table:table-cell office:value-type="float" office:value="10.8077409742369" calcext:value-type="float">
            <text:p>10.8077409742</text:p>
          </table:table-cell>
          <table:table-cell office:value-type="float" office:value="0.290278263642104" calcext:value-type="float">
            <text:p>0.2902782636</text:p>
          </table:table-cell>
          <table:table-cell office:value-type="float" office:value="0" calcext:value-type="float">
            <text:p>0</text:p>
          </table:table-cell>
          <table:table-cell office:value-type="float" office:value="0.325053583365106" calcext:value-type="float">
            <text:p>0.3250535834</text:p>
          </table:table-cell>
          <table:table-cell/>
          <table:table-cell table:formula="of:=FIND(&quot;of &quot;;[.A115])" office:value-type="float" office:value="9" calcext:value-type="float">
            <text:p>9</text:p>
          </table:table-cell>
          <table:table-cell table:formula="of:=VALUE(REPLACE([.A115];1;[.I115]+2;&quot;&quot;))" office:value-type="float" office:value="42500" calcext:value-type="float">
            <text:p>42500</text:p>
          </table:table-cell>
          <table:table-cell table:formula="of:=[.B115]*1000" office:value-type="float" office:value="10620.07120038" calcext:value-type="float">
            <text:p>10620.07120038</text:p>
          </table:table-cell>
          <table:table-cell/>
        </table:table-row>
        <table:table-row table:style-name="ro1">
          <table:table-cell office:value-type="string" calcext:value-type="string">
            <text:p>find 50 of 45000</text:p>
          </table:table-cell>
          <table:table-cell office:value-type="float" office:value="11.5479902932967" calcext:value-type="float">
            <text:p>11.5479902933</text:p>
          </table:table-cell>
          <table:table-cell office:value-type="float" office:value="11.2945595586416" calcext:value-type="float">
            <text:p>11.2945595586</text:p>
          </table:table-cell>
          <table:table-cell office:value-type="float" office:value="11.7144441576897" calcext:value-type="float">
            <text:p>11.7144441577</text:p>
          </table:table-cell>
          <table:table-cell office:value-type="float" office:value="0.249765262380692" calcext:value-type="float">
            <text:p>0.2497652624</text:p>
          </table:table-cell>
          <table:table-cell office:value-type="float" office:value="0" calcext:value-type="float">
            <text:p>0</text:p>
          </table:table-cell>
          <table:table-cell office:value-type="float" office:value="0.288306550244956" calcext:value-type="float">
            <text:p>0.2883065502</text:p>
          </table:table-cell>
          <table:table-cell/>
          <table:table-cell table:formula="of:=FIND(&quot;of &quot;;[.A116])" office:value-type="float" office:value="9" calcext:value-type="float">
            <text:p>9</text:p>
          </table:table-cell>
          <table:table-cell table:formula="of:=VALUE(REPLACE([.A116];1;[.I116]+2;&quot;&quot;))" office:value-type="float" office:value="45000" calcext:value-type="float">
            <text:p>45000</text:p>
          </table:table-cell>
          <table:table-cell table:formula="of:=[.B116]*1000" office:value-type="float" office:value="11547.9902932967" calcext:value-type="float">
            <text:p>11547.9902932967</text:p>
          </table:table-cell>
          <table:table-cell/>
        </table:table-row>
        <table:table-row table:style-name="ro1">
          <table:table-cell office:value-type="string" calcext:value-type="string">
            <text:p>find 50 of 47500</text:p>
          </table:table-cell>
          <table:table-cell office:value-type="float" office:value="13.1088682717411" calcext:value-type="float">
            <text:p>13.1088682717</text:p>
          </table:table-cell>
          <table:table-cell office:value-type="float" office:value="12.8659460718209" calcext:value-type="float">
            <text:p>12.8659460718</text:p>
          </table:table-cell>
          <table:table-cell office:value-type="float" office:value="13.3479597096814" calcext:value-type="float">
            <text:p>13.3479597097</text:p>
          </table:table-cell>
          <table:table-cell office:value-type="float" office:value="0.410841166547937" calcext:value-type="float">
            <text:p>0.4108411665</text:p>
          </table:table-cell>
          <table:table-cell office:value-type="float" office:value="0" calcext:value-type="float">
            <text:p>0</text:p>
          </table:table-cell>
          <table:table-cell office:value-type="float" office:value="0.414118518167232" calcext:value-type="float">
            <text:p>0.4141185182</text:p>
          </table:table-cell>
          <table:table-cell/>
          <table:table-cell table:formula="of:=FIND(&quot;of &quot;;[.A117])" office:value-type="float" office:value="9" calcext:value-type="float">
            <text:p>9</text:p>
          </table:table-cell>
          <table:table-cell table:formula="of:=VALUE(REPLACE([.A117];1;[.I117]+2;&quot;&quot;))" office:value-type="float" office:value="47500" calcext:value-type="float">
            <text:p>47500</text:p>
          </table:table-cell>
          <table:table-cell table:formula="of:=[.B117]*1000" office:value-type="float" office:value="13108.8682717411" calcext:value-type="float">
            <text:p>13108.8682717411</text:p>
          </table:table-cell>
          <table:table-cell/>
        </table:table-row>
        <table:table-row table:style-name="ro1">
          <table:table-cell office:value-type="string" calcext:value-type="string">
            <text:p>find 50 of 50000</text:p>
          </table:table-cell>
          <table:table-cell office:value-type="float" office:value="13.6343476383522" calcext:value-type="float">
            <text:p>13.6343476384</text:p>
          </table:table-cell>
          <table:table-cell office:value-type="float" office:value="13.2892600630948" calcext:value-type="float">
            <text:p>13.2892600631</text:p>
          </table:table-cell>
          <table:table-cell office:value-type="float" office:value="13.8268253702608" calcext:value-type="float">
            <text:p>13.8268253703</text:p>
          </table:table-cell>
          <table:table-cell office:value-type="float" office:value="0.304779158012427" calcext:value-type="float">
            <text:p>0.304779158</text:p>
          </table:table-cell>
          <table:table-cell office:value-type="float" office:value="0" calcext:value-type="float">
            <text:p>0</text:p>
          </table:table-cell>
          <table:table-cell office:value-type="float" office:value="0.333381210991384" calcext:value-type="float">
            <text:p>0.333381211</text:p>
          </table:table-cell>
          <table:table-cell/>
          <table:table-cell table:formula="of:=FIND(&quot;of &quot;;[.A118])" office:value-type="float" office:value="9" calcext:value-type="float">
            <text:p>9</text:p>
          </table:table-cell>
          <table:table-cell table:formula="of:=VALUE(REPLACE([.A118];1;[.I118]+2;&quot;&quot;))" office:value-type="float" office:value="50000" calcext:value-type="float">
            <text:p>50000</text:p>
          </table:table-cell>
          <table:table-cell table:formula="of:=[.B118]*1000" office:value-type="float" office:value="13634.3476383522" calcext:value-type="float">
            <text:p>13634.3476383522</text:p>
          </table:table-cell>
          <table:table-cell/>
        </table:table-row>
        <table:table-row table:style-name="ro1">
          <table:table-cell office:value-type="string" calcext:value-type="string">
            <text:p>find 50 of 52500</text:p>
          </table:table-cell>
          <table:table-cell office:value-type="float" office:value="14.5737109101856" calcext:value-type="float">
            <text:p>14.5737109102</text:p>
          </table:table-cell>
          <table:table-cell office:value-type="float" office:value="14.0434693390944" calcext:value-type="float">
            <text:p>14.0434693391</text:p>
          </table:table-cell>
          <table:table-cell office:value-type="float" office:value="14.9460806802611" calcext:value-type="float">
            <text:p>14.9460806803</text:p>
          </table:table-cell>
          <table:table-cell office:value-type="float" office:value="0.560703303833033" calcext:value-type="float">
            <text:p>0.5607033038</text:p>
          </table:table-cell>
          <table:table-cell office:value-type="float" office:value="0" calcext:value-type="float">
            <text:p>0</text:p>
          </table:table-cell>
          <table:table-cell office:value-type="float" office:value="0.644963360973579" calcext:value-type="float">
            <text:p>0.644963361</text:p>
          </table:table-cell>
          <table:table-cell/>
          <table:table-cell table:formula="of:=FIND(&quot;of &quot;;[.A119])" office:value-type="float" office:value="9" calcext:value-type="float">
            <text:p>9</text:p>
          </table:table-cell>
          <table:table-cell table:formula="of:=VALUE(REPLACE([.A119];1;[.I119]+2;&quot;&quot;))" office:value-type="float" office:value="52500" calcext:value-type="float">
            <text:p>52500</text:p>
          </table:table-cell>
          <table:table-cell table:formula="of:=[.B119]*1000" office:value-type="float" office:value="14573.7109101856" calcext:value-type="float">
            <text:p>14573.7109101856</text:p>
          </table:table-cell>
          <table:table-cell/>
        </table:table-row>
        <table:table-row table:style-name="ro1">
          <table:table-cell office:value-type="string" calcext:value-type="string">
            <text:p>find 50 of 55000</text:p>
          </table:table-cell>
          <table:table-cell office:value-type="float" office:value="15.7819767246025" calcext:value-type="float">
            <text:p>15.7819767246</text:p>
          </table:table-cell>
          <table:table-cell office:value-type="float" office:value="14.6869981300946" calcext:value-type="float">
            <text:p>14.6869981301</text:p>
          </table:table-cell>
          <table:table-cell office:value-type="float" office:value="16.4556480404516" calcext:value-type="float">
            <text:p>16.4556480405</text:p>
          </table:table-cell>
          <table:table-cell office:value-type="float" office:value="1.02104393057966" calcext:value-type="float">
            <text:p>1.0210439306</text:p>
          </table:table-cell>
          <table:table-cell office:value-type="float" office:value="0" calcext:value-type="float">
            <text:p>0</text:p>
          </table:table-cell>
          <table:table-cell office:value-type="float" office:value="1.16683294665239" calcext:value-type="float">
            <text:p>1.1668329467</text:p>
          </table:table-cell>
          <table:table-cell/>
          <table:table-cell table:formula="of:=FIND(&quot;of &quot;;[.A120])" office:value-type="float" office:value="9" calcext:value-type="float">
            <text:p>9</text:p>
          </table:table-cell>
          <table:table-cell table:formula="of:=VALUE(REPLACE([.A120];1;[.I120]+2;&quot;&quot;))" office:value-type="float" office:value="55000" calcext:value-type="float">
            <text:p>55000</text:p>
          </table:table-cell>
          <table:table-cell table:formula="of:=[.B120]*1000" office:value-type="float" office:value="15781.9767246025" calcext:value-type="float">
            <text:p>15781.9767246025</text:p>
          </table:table-cell>
          <table:table-cell/>
        </table:table-row>
        <table:table-row table:style-name="ro1">
          <table:table-cell office:value-type="string" calcext:value-type="string">
            <text:p>find 50 of 57500</text:p>
          </table:table-cell>
          <table:table-cell office:value-type="float" office:value="16.617848535352" calcext:value-type="float">
            <text:p>16.6178485354</text:p>
          </table:table-cell>
          <table:table-cell office:value-type="float" office:value="15.5205093780939" calcext:value-type="float">
            <text:p>15.5205093781</text:p>
          </table:table-cell>
          <table:table-cell office:value-type="float" office:value="17.522837169761" calcext:value-type="float">
            <text:p>17.5228371698</text:p>
          </table:table-cell>
          <table:table-cell office:value-type="float" office:value="1.430309178166" calcext:value-type="float">
            <text:p>1.4303091782</text:p>
          </table:table-cell>
          <table:table-cell office:value-type="float" office:value="0" calcext:value-type="float">
            <text:p>0</text:p>
          </table:table-cell>
          <table:table-cell office:value-type="float" office:value="1.5674862950687" calcext:value-type="float">
            <text:p>1.5674862951</text:p>
          </table:table-cell>
          <table:table-cell/>
          <table:table-cell table:formula="of:=FIND(&quot;of &quot;;[.A121])" office:value-type="float" office:value="9" calcext:value-type="float">
            <text:p>9</text:p>
          </table:table-cell>
          <table:table-cell table:formula="of:=VALUE(REPLACE([.A121];1;[.I121]+2;&quot;&quot;))" office:value-type="float" office:value="57500" calcext:value-type="float">
            <text:p>57500</text:p>
          </table:table-cell>
          <table:table-cell table:formula="of:=[.B121]*1000" office:value-type="float" office:value="16617.848535352" calcext:value-type="float">
            <text:p>16617.848535352</text:p>
          </table:table-cell>
          <table:table-cell/>
        </table:table-row>
        <table:table-row table:style-name="ro1">
          <table:table-cell office:value-type="string" calcext:value-type="string">
            <text:p>find 50 of 60000</text:p>
          </table:table-cell>
          <table:table-cell office:value-type="float" office:value="17.8353960782409" calcext:value-type="float">
            <text:p>17.8353960782</text:p>
          </table:table-cell>
          <table:table-cell office:value-type="float" office:value="16.7509829968208" calcext:value-type="float">
            <text:p>16.7509829968</text:p>
          </table:table-cell>
          <table:table-cell office:value-type="float" office:value="18.7464420565543" calcext:value-type="float">
            <text:p>18.7464420566</text:p>
          </table:table-cell>
          <table:table-cell office:value-type="float" office:value="1.45132579903673" calcext:value-type="float">
            <text:p>1.451325799</text:p>
          </table:table-cell>
          <table:table-cell office:value-type="float" office:value="0" calcext:value-type="float">
            <text:p>0</text:p>
          </table:table-cell>
          <table:table-cell office:value-type="float" office:value="1.57797792246996" calcext:value-type="float">
            <text:p>1.5779779225</text:p>
          </table:table-cell>
          <table:table-cell/>
          <table:table-cell table:formula="of:=FIND(&quot;of &quot;;[.A122])" office:value-type="float" office:value="9" calcext:value-type="float">
            <text:p>9</text:p>
          </table:table-cell>
          <table:table-cell table:formula="of:=VALUE(REPLACE([.A122];1;[.I122]+2;&quot;&quot;))" office:value-type="float" office:value="60000" calcext:value-type="float">
            <text:p>60000</text:p>
          </table:table-cell>
          <table:table-cell table:formula="of:=[.B122]*1000" office:value-type="float" office:value="17835.3960782409" calcext:value-type="float">
            <text:p>17835.3960782409</text:p>
          </table:table-cell>
          <table:table-cell/>
        </table:table-row>
        <table:table-row table:style-name="ro1">
          <table:table-cell office:value-type="string" calcext:value-type="string">
            <text:p>find 50 of 62500</text:p>
          </table:table-cell>
          <table:table-cell office:value-type="float" office:value="19.2615897583801" calcext:value-type="float">
            <text:p>19.2615897584</text:p>
          </table:table-cell>
          <table:table-cell office:value-type="float" office:value="19.0706852780709" calcext:value-type="float">
            <text:p>19.0706852781</text:p>
          </table:table-cell>
          <table:table-cell office:value-type="float" office:value="19.4104013441657" calcext:value-type="float">
            <text:p>19.4104013442</text:p>
          </table:table-cell>
          <table:table-cell office:value-type="float" office:value="0.230126852729322" calcext:value-type="float">
            <text:p>0.2301268527</text:p>
          </table:table-cell>
          <table:table-cell office:value-type="float" office:value="0" calcext:value-type="float">
            <text:p>0</text:p>
          </table:table-cell>
          <table:table-cell office:value-type="float" office:value="0.257749227335557" calcext:value-type="float">
            <text:p>0.2577492273</text:p>
          </table:table-cell>
          <table:table-cell/>
          <table:table-cell table:formula="of:=FIND(&quot;of &quot;;[.A123])" office:value-type="float" office:value="9" calcext:value-type="float">
            <text:p>9</text:p>
          </table:table-cell>
          <table:table-cell table:formula="of:=VALUE(REPLACE([.A123];1;[.I123]+2;&quot;&quot;))" office:value-type="float" office:value="62500" calcext:value-type="float">
            <text:p>62500</text:p>
          </table:table-cell>
          <table:table-cell table:formula="of:=[.B123]*1000" office:value-type="float" office:value="19261.5897583801" calcext:value-type="float">
            <text:p>19261.5897583801</text:p>
          </table:table-cell>
          <table:table-cell/>
        </table:table-row>
        <table:table-row table:style-name="ro1">
          <table:table-cell office:value-type="string" calcext:value-type="string">
            <text:p>find 50 of 65000</text:p>
          </table:table-cell>
          <table:table-cell office:value-type="float" office:value="20.0221394561301" calcext:value-type="float">
            <text:p>20.0221394561</text:p>
          </table:table-cell>
          <table:table-cell office:value-type="float" office:value="19.1117266893207" calcext:value-type="float">
            <text:p>19.1117266893</text:p>
          </table:table-cell>
          <table:table-cell office:value-type="float" office:value="20.5827450641658" calcext:value-type="float">
            <text:p>20.5827450642</text:p>
          </table:table-cell>
          <table:table-cell office:value-type="float" office:value="0.849481914729484" calcext:value-type="float">
            <text:p>0.8494819147</text:p>
          </table:table-cell>
          <table:table-cell office:value-type="float" office:value="0" calcext:value-type="float">
            <text:p>0</text:p>
          </table:table-cell>
          <table:table-cell office:value-type="float" office:value="0.970997396125842" calcext:value-type="float">
            <text:p>0.9709973961</text:p>
          </table:table-cell>
          <table:table-cell/>
          <table:table-cell table:formula="of:=FIND(&quot;of &quot;;[.A124])" office:value-type="float" office:value="9" calcext:value-type="float">
            <text:p>9</text:p>
          </table:table-cell>
          <table:table-cell table:formula="of:=VALUE(REPLACE([.A124];1;[.I124]+2;&quot;&quot;))" office:value-type="float" office:value="65000" calcext:value-type="float">
            <text:p>65000</text:p>
          </table:table-cell>
          <table:table-cell table:formula="of:=[.B124]*1000" office:value-type="float" office:value="20022.1394561301" calcext:value-type="float">
            <text:p>20022.1394561301</text:p>
          </table:table-cell>
          <table:table-cell/>
        </table:table-row>
        <table:table-row table:style-name="ro1">
          <table:table-cell office:value-type="string" calcext:value-type="string">
            <text:p>find 50 of 67500</text:p>
          </table:table-cell>
          <table:table-cell office:value-type="float" office:value="20.9282745298243" calcext:value-type="float">
            <text:p>20.9282745298</text:p>
          </table:table-cell>
          <table:table-cell office:value-type="float" office:value="19.3952088866408" calcext:value-type="float">
            <text:p>19.3952088866</text:p>
          </table:table-cell>
          <table:table-cell office:value-type="float" office:value="21.7292695791977" calcext:value-type="float">
            <text:p>21.7292695792</text:p>
          </table:table-cell>
          <table:table-cell office:value-type="float" office:value="1.33169309753609" calcext:value-type="float">
            <text:p>1.3316930975</text:p>
          </table:table-cell>
          <table:table-cell office:value-type="float" office:value="0" calcext:value-type="float">
            <text:p>0</text:p>
          </table:table-cell>
          <table:table-cell office:value-type="float" office:value="1.38736412212595" calcext:value-type="float">
            <text:p>1.3873641221</text:p>
          </table:table-cell>
          <table:table-cell/>
          <table:table-cell table:formula="of:=FIND(&quot;of &quot;;[.A125])" office:value-type="float" office:value="9" calcext:value-type="float">
            <text:p>9</text:p>
          </table:table-cell>
          <table:table-cell table:formula="of:=VALUE(REPLACE([.A125];1;[.I125]+2;&quot;&quot;))" office:value-type="float" office:value="67500" calcext:value-type="float">
            <text:p>67500</text:p>
          </table:table-cell>
          <table:table-cell table:formula="of:=[.B125]*1000" office:value-type="float" office:value="20928.2745298243" calcext:value-type="float">
            <text:p>20928.2745298243</text:p>
          </table:table-cell>
          <table:table-cell/>
        </table:table-row>
        <table:table-row table:style-name="ro1">
          <table:table-cell office:value-type="string" calcext:value-type="string">
            <text:p>find 50 of 70000</text:p>
          </table:table-cell>
          <table:table-cell office:value-type="float" office:value="21.356637447408" calcext:value-type="float">
            <text:p>21.3566374474</text:p>
          </table:table-cell>
          <table:table-cell office:value-type="float" office:value="20.2713167396414" calcext:value-type="float">
            <text:p>20.2713167396</text:p>
          </table:table-cell>
          <table:table-cell office:value-type="float" office:value="22.0152237504679" calcext:value-type="float">
            <text:p>22.0152237505</text:p>
          </table:table-cell>
          <table:table-cell office:value-type="float" office:value="1.00219270116213" calcext:value-type="float">
            <text:p>1.0021927012</text:p>
          </table:table-cell>
          <table:table-cell office:value-type="float" office:value="0" calcext:value-type="float">
            <text:p>0</text:p>
          </table:table-cell>
          <table:table-cell office:value-type="float" office:value="1.14070493806865" calcext:value-type="float">
            <text:p>1.1407049381</text:p>
          </table:table-cell>
          <table:table-cell/>
          <table:table-cell table:formula="of:=FIND(&quot;of &quot;;[.A126])" office:value-type="float" office:value="9" calcext:value-type="float">
            <text:p>9</text:p>
          </table:table-cell>
          <table:table-cell table:formula="of:=VALUE(REPLACE([.A126];1;[.I126]+2;&quot;&quot;))" office:value-type="float" office:value="70000" calcext:value-type="float">
            <text:p>70000</text:p>
          </table:table-cell>
          <table:table-cell table:formula="of:=[.B126]*1000" office:value-type="float" office:value="21356.637447408" calcext:value-type="float">
            <text:p>21356.637447408</text:p>
          </table:table-cell>
          <table:table-cell/>
        </table:table-row>
        <table:table-row table:style-name="ro1">
          <table:table-cell office:value-type="string" calcext:value-type="string">
            <text:p>find 50 of 72500</text:p>
          </table:table-cell>
          <table:table-cell office:value-type="float" office:value="21.680420896019" calcext:value-type="float">
            <text:p>21.680420896</text:p>
          </table:table-cell>
          <table:table-cell office:value-type="float" office:value="19.9922699046419" calcext:value-type="float">
            <text:p>19.9922699046</text:p>
          </table:table-cell>
          <table:table-cell office:value-type="float" office:value="22.724850246503" calcext:value-type="float">
            <text:p>22.7248502465</text:p>
          </table:table-cell>
          <table:table-cell office:value-type="float" office:value="1.58071671448378" calcext:value-type="float">
            <text:p>1.5807167145</text:p>
          </table:table-cell>
          <table:table-cell office:value-type="float" office:value="0" calcext:value-type="float">
            <text:p>0</text:p>
          </table:table-cell>
          <table:table-cell office:value-type="float" office:value="1.80900469995458" calcext:value-type="float">
            <text:p>1.8090047</text:p>
          </table:table-cell>
          <table:table-cell/>
          <table:table-cell table:formula="of:=FIND(&quot;of &quot;;[.A127])" office:value-type="float" office:value="9" calcext:value-type="float">
            <text:p>9</text:p>
          </table:table-cell>
          <table:table-cell table:formula="of:=VALUE(REPLACE([.A127];1;[.I127]+2;&quot;&quot;))" office:value-type="float" office:value="72500" calcext:value-type="float">
            <text:p>72500</text:p>
          </table:table-cell>
          <table:table-cell table:formula="of:=[.B127]*1000" office:value-type="float" office:value="21680.420896019" calcext:value-type="float">
            <text:p>21680.420896019</text:p>
          </table:table-cell>
          <table:table-cell/>
        </table:table-row>
        <table:table-row table:style-name="ro1">
          <table:table-cell office:value-type="string" calcext:value-type="string">
            <text:p>find 50 of 75000</text:p>
          </table:table-cell>
          <table:table-cell office:value-type="float" office:value="23.8527096352411" calcext:value-type="float">
            <text:p>23.8527096352</text:p>
          </table:table-cell>
          <table:table-cell office:value-type="float" office:value="22.515195539821" calcext:value-type="float">
            <text:p>22.5151955398</text:p>
          </table:table-cell>
          <table:table-cell office:value-type="float" office:value="24.5981016483478" calcext:value-type="float">
            <text:p>24.5981016483</text:p>
          </table:table-cell>
          <table:table-cell office:value-type="float" office:value="1.18091668964317" calcext:value-type="float">
            <text:p>1.1809166896</text:p>
          </table:table-cell>
          <table:table-cell office:value-type="float" office:value="0" calcext:value-type="float">
            <text:p>0</text:p>
          </table:table-cell>
          <table:table-cell office:value-type="float" office:value="1.29105683825683" calcext:value-type="float">
            <text:p>1.2910568383</text:p>
          </table:table-cell>
          <table:table-cell/>
          <table:table-cell table:formula="of:=FIND(&quot;of &quot;;[.A128])" office:value-type="float" office:value="9" calcext:value-type="float">
            <text:p>9</text:p>
          </table:table-cell>
          <table:table-cell table:formula="of:=VALUE(REPLACE([.A128];1;[.I128]+2;&quot;&quot;))" office:value-type="float" office:value="75000" calcext:value-type="float">
            <text:p>75000</text:p>
          </table:table-cell>
          <table:table-cell table:formula="of:=[.B128]*1000" office:value-type="float" office:value="23852.7096352411" calcext:value-type="float">
            <text:p>23852.7096352411</text:p>
          </table:table-cell>
          <table:table-cell/>
        </table:table-row>
        <table:table-row table:style-name="ro1">
          <table:table-cell office:value-type="string" calcext:value-type="string">
            <text:p>find 50 of 77500</text:p>
          </table:table-cell>
          <table:table-cell office:value-type="float" office:value="24.3881952440744" calcext:value-type="float">
            <text:p>24.3881952441</text:p>
          </table:table-cell>
          <table:table-cell office:value-type="float" office:value="23.3804781801418" calcext:value-type="float">
            <text:p>23.3804781801</text:p>
          </table:table-cell>
          <table:table-cell office:value-type="float" office:value="25.0679915082806" calcext:value-type="float">
            <text:p>25.0679915083</text:p>
          </table:table-cell>
          <table:table-cell office:value-type="float" office:value="1.01990540313173" calcext:value-type="float">
            <text:p>1.0199054031</text:p>
          </table:table-cell>
          <table:table-cell office:value-type="float" office:value="0" calcext:value-type="float">
            <text:p>0</text:p>
          </table:table-cell>
          <table:table-cell office:value-type="float" office:value="1.17744166840072" calcext:value-type="float">
            <text:p>1.1774416684</text:p>
          </table:table-cell>
          <table:table-cell/>
          <table:table-cell table:formula="of:=FIND(&quot;of &quot;;[.A129])" office:value-type="float" office:value="9" calcext:value-type="float">
            <text:p>9</text:p>
          </table:table-cell>
          <table:table-cell table:formula="of:=VALUE(REPLACE([.A129];1;[.I129]+2;&quot;&quot;))" office:value-type="float" office:value="77500" calcext:value-type="float">
            <text:p>77500</text:p>
          </table:table-cell>
          <table:table-cell table:formula="of:=[.B129]*1000" office:value-type="float" office:value="24388.1952440744" calcext:value-type="float">
            <text:p>24388.1952440744</text:p>
          </table:table-cell>
          <table:table-cell/>
        </table:table-row>
        <table:table-row table:style-name="ro1">
          <table:table-cell office:value-type="string" calcext:value-type="string">
            <text:p>find 50 of 80000</text:p>
          </table:table-cell>
          <table:table-cell office:value-type="float" office:value="25.0358291174635" calcext:value-type="float">
            <text:p>25.0358291175</text:p>
          </table:table-cell>
          <table:table-cell office:value-type="float" office:value="24.8396916053207" calcext:value-type="float">
            <text:p>24.8396916053</text:p>
          </table:table-cell>
          <table:table-cell office:value-type="float" office:value="25.1907842419039" calcext:value-type="float">
            <text:p>25.1907842419</text:p>
          </table:table-cell>
          <table:table-cell office:value-type="float" office:value="0.240784079432298" calcext:value-type="float">
            <text:p>0.2407840794</text:p>
          </table:table-cell>
          <table:table-cell office:value-type="float" office:value="0" calcext:value-type="float">
            <text:p>0</text:p>
          </table:table-cell>
          <table:table-cell office:value-type="float" office:value="0.268390148423881" calcext:value-type="float">
            <text:p>0.2683901484</text:p>
          </table:table-cell>
          <table:table-cell/>
          <table:table-cell table:formula="of:=FIND(&quot;of &quot;;[.A130])" office:value-type="float" office:value="9" calcext:value-type="float">
            <text:p>9</text:p>
          </table:table-cell>
          <table:table-cell table:formula="of:=VALUE(REPLACE([.A130];1;[.I130]+2;&quot;&quot;))" office:value-type="float" office:value="80000" calcext:value-type="float">
            <text:p>80000</text:p>
          </table:table-cell>
          <table:table-cell table:formula="of:=[.B130]*1000" office:value-type="float" office:value="25035.8291174635" calcext:value-type="float">
            <text:p>25035.8291174635</text:p>
          </table:table-cell>
          <table:table-cell/>
        </table:table-row>
        <table:table-row table:style-name="ro1">
          <table:table-cell office:value-type="string" calcext:value-type="string">
            <text:p>find 50 of 82500</text:p>
          </table:table-cell>
          <table:table-cell office:value-type="float" office:value="28.191680658741" calcext:value-type="float">
            <text:p>28.1916806587</text:p>
          </table:table-cell>
          <table:table-cell office:value-type="float" office:value="27.6959209341412" calcext:value-type="float">
            <text:p>27.6959209341</text:p>
          </table:table-cell>
          <table:table-cell office:value-type="float" office:value="28.5698169294675" calcext:value-type="float">
            <text:p>28.5698169295</text:p>
          </table:table-cell>
          <table:table-cell office:value-type="float" office:value="0.580546178893041" calcext:value-type="float">
            <text:p>0.5805461789</text:p>
          </table:table-cell>
          <table:table-cell office:value-type="float" office:value="0" calcext:value-type="float">
            <text:p>0</text:p>
          </table:table-cell>
          <table:table-cell office:value-type="float" office:value="0.654951233082962" calcext:value-type="float">
            <text:p>0.6549512331</text:p>
          </table:table-cell>
          <table:table-cell/>
          <table:table-cell table:formula="of:=FIND(&quot;of &quot;;[.A131])" office:value-type="float" office:value="9" calcext:value-type="float">
            <text:p>9</text:p>
          </table:table-cell>
          <table:table-cell table:formula="of:=VALUE(REPLACE([.A131];1;[.I131]+2;&quot;&quot;))" office:value-type="float" office:value="82500" calcext:value-type="float">
            <text:p>82500</text:p>
          </table:table-cell>
          <table:table-cell table:formula="of:=[.B131]*1000" office:value-type="float" office:value="28191.680658741" calcext:value-type="float">
            <text:p>28191.680658741</text:p>
          </table:table-cell>
          <table:table-cell/>
        </table:table-row>
        <table:table-row table:style-name="ro1">
          <table:table-cell office:value-type="string" calcext:value-type="string">
            <text:p>find 50 of 85000</text:p>
          </table:table-cell>
          <table:table-cell office:value-type="float" office:value="29.2038430226578" calcext:value-type="float">
            <text:p>29.2038430227</text:p>
          </table:table-cell>
          <table:table-cell office:value-type="float" office:value="25.8669109761413" calcext:value-type="float">
            <text:p>25.8669109761</text:p>
          </table:table-cell>
          <table:table-cell office:value-type="float" office:value="31.3627718669676" calcext:value-type="float">
            <text:p>31.362771867</text:p>
          </table:table-cell>
          <table:table-cell office:value-type="float" office:value="3.24288769799488" calcext:value-type="float">
            <text:p>3.242887698</text:p>
          </table:table-cell>
          <table:table-cell office:value-type="float" office:value="0" calcext:value-type="float">
            <text:p>0</text:p>
          </table:table-cell>
          <table:table-cell office:value-type="float" office:value="3.7393744482706" calcext:value-type="float">
            <text:p>3.7393744483</text:p>
          </table:table-cell>
          <table:table-cell/>
          <table:table-cell table:formula="of:=FIND(&quot;of &quot;;[.A132])" office:value-type="float" office:value="9" calcext:value-type="float">
            <text:p>9</text:p>
          </table:table-cell>
          <table:table-cell table:formula="of:=VALUE(REPLACE([.A132];1;[.I132]+2;&quot;&quot;))" office:value-type="float" office:value="85000" calcext:value-type="float">
            <text:p>85000</text:p>
          </table:table-cell>
          <table:table-cell table:formula="of:=[.B132]*1000" office:value-type="float" office:value="29203.8430226578" calcext:value-type="float">
            <text:p>29203.8430226578</text:p>
          </table:table-cell>
          <table:table-cell/>
        </table:table-row>
        <table:table-row table:style-name="ro1">
          <table:table-cell office:value-type="string" calcext:value-type="string">
            <text:p>find 50 of 87500</text:p>
          </table:table-cell>
          <table:table-cell office:value-type="float" office:value="28.124930232352" calcext:value-type="float">
            <text:p>28.1249302324</text:p>
          </table:table-cell>
          <table:table-cell office:value-type="float" office:value="26.8768219141411" calcext:value-type="float">
            <text:p>26.8768219141</text:p>
          </table:table-cell>
          <table:table-cell office:value-type="float" office:value="28.8024706773363" calcext:value-type="float">
            <text:p>28.8024706773</text:p>
          </table:table-cell>
          <table:table-cell office:value-type="float" office:value="1.09273868124287" calcext:value-type="float">
            <text:p>1.0927386812</text:p>
          </table:table-cell>
          <table:table-cell office:value-type="float" office:value="0" calcext:value-type="float">
            <text:p>0</text:p>
          </table:table-cell>
          <table:table-cell office:value-type="float" office:value="1.17353447489566" calcext:value-type="float">
            <text:p>1.1735344749</text:p>
          </table:table-cell>
          <table:table-cell/>
          <table:table-cell table:formula="of:=FIND(&quot;of &quot;;[.A133])" office:value-type="float" office:value="9" calcext:value-type="float">
            <text:p>9</text:p>
          </table:table-cell>
          <table:table-cell table:formula="of:=VALUE(REPLACE([.A133];1;[.I133]+2;&quot;&quot;))" office:value-type="float" office:value="87500" calcext:value-type="float">
            <text:p>87500</text:p>
          </table:table-cell>
          <table:table-cell table:formula="of:=[.B133]*1000" office:value-type="float" office:value="28124.930232352" calcext:value-type="float">
            <text:p>28124.930232352</text:p>
          </table:table-cell>
          <table:table-cell/>
        </table:table-row>
        <table:table-row table:style-name="ro1">
          <table:table-cell office:value-type="string" calcext:value-type="string">
            <text:p>find 50 of 90000</text:p>
          </table:table-cell>
          <table:table-cell office:value-type="float" office:value="31.9985946943519" calcext:value-type="float">
            <text:p>31.9985946944</text:p>
          </table:table-cell>
          <table:table-cell office:value-type="float" office:value="31.1267713971411" calcext:value-type="float">
            <text:p>31.1267713971</text:p>
          </table:table-cell>
          <table:table-cell office:value-type="float" office:value="32.6254406426696" calcext:value-type="float">
            <text:p>32.6254406427</text:p>
          </table:table-cell>
          <table:table-cell office:value-type="float" office:value="0.947713067035135" calcext:value-type="float">
            <text:p>0.947713067</text:p>
          </table:table-cell>
          <table:table-cell office:value-type="float" office:value="0" calcext:value-type="float">
            <text:p>0</text:p>
          </table:table-cell>
          <table:table-cell office:value-type="float" office:value="1.08572903100491" calcext:value-type="float">
            <text:p>1.085729031</text:p>
          </table:table-cell>
          <table:table-cell/>
          <table:table-cell table:formula="of:=FIND(&quot;of &quot;;[.A134])" office:value-type="float" office:value="9" calcext:value-type="float">
            <text:p>9</text:p>
          </table:table-cell>
          <table:table-cell table:formula="of:=VALUE(REPLACE([.A134];1;[.I134]+2;&quot;&quot;))" office:value-type="float" office:value="90000" calcext:value-type="float">
            <text:p>90000</text:p>
          </table:table-cell>
          <table:table-cell table:formula="of:=[.B134]*1000" office:value-type="float" office:value="31998.5946943519" calcext:value-type="float">
            <text:p>31998.5946943519</text:p>
          </table:table-cell>
          <table:table-cell/>
        </table:table-row>
        <table:table-row table:style-name="ro1">
          <table:table-cell office:value-type="string" calcext:value-type="string">
            <text:p>find 50 of 92500</text:p>
          </table:table-cell>
          <table:table-cell office:value-type="float" office:value="34.0008075666303" calcext:value-type="float">
            <text:p>34.0008075666</text:p>
          </table:table-cell>
          <table:table-cell office:value-type="float" office:value="32.3215573738212" calcext:value-type="float">
            <text:p>32.3215573738</text:p>
          </table:table-cell>
          <table:table-cell office:value-type="float" office:value="35.1893155824991" calcext:value-type="float">
            <text:p>35.1893155825</text:p>
          </table:table-cell>
          <table:table-cell office:value-type="float" office:value="1.79175459563601" calcext:value-type="float">
            <text:p>1.7917545956</text:p>
          </table:table-cell>
          <table:table-cell office:value-type="float" office:value="0" calcext:value-type="float">
            <text:p>0</text:p>
          </table:table-cell>
          <table:table-cell office:value-type="float" office:value="2.0585562686878" calcext:value-type="float">
            <text:p>2.0585562687</text:p>
          </table:table-cell>
          <table:table-cell/>
          <table:table-cell table:formula="of:=FIND(&quot;of &quot;;[.A135])" office:value-type="float" office:value="9" calcext:value-type="float">
            <text:p>9</text:p>
          </table:table-cell>
          <table:table-cell table:formula="of:=VALUE(REPLACE([.A135];1;[.I135]+2;&quot;&quot;))" office:value-type="float" office:value="92500" calcext:value-type="float">
            <text:p>92500</text:p>
          </table:table-cell>
          <table:table-cell table:formula="of:=[.B135]*1000" office:value-type="float" office:value="34000.8075666303" calcext:value-type="float">
            <text:p>34000.8075666303</text:p>
          </table:table-cell>
          <table:table-cell/>
        </table:table-row>
        <table:table-row table:style-name="ro1">
          <table:table-cell office:value-type="string" calcext:value-type="string">
            <text:p>find 50 of 95000</text:p>
          </table:table-cell>
          <table:table-cell office:value-type="float" office:value="34.1749757044077" calcext:value-type="float">
            <text:p>34.1749757044</text:p>
          </table:table-cell>
          <table:table-cell office:value-type="float" office:value="32.6887485266416" calcext:value-type="float">
            <text:p>32.6887485266</text:p>
          </table:table-cell>
          <table:table-cell office:value-type="float" office:value="35.3743243134675" calcext:value-type="float">
            <text:p>35.3743243135</text:p>
          </table:table-cell>
          <table:table-cell office:value-type="float" office:value="1.87883127519969" calcext:value-type="float">
            <text:p>1.8788312752</text:p>
          </table:table-cell>
          <table:table-cell office:value-type="float" office:value="0" calcext:value-type="float">
            <text:p>0</text:p>
          </table:table-cell>
          <table:table-cell office:value-type="float" office:value="2.07733272687855" calcext:value-type="float">
            <text:p>2.0773327269</text:p>
          </table:table-cell>
          <table:table-cell/>
          <table:table-cell table:formula="of:=FIND(&quot;of &quot;;[.A136])" office:value-type="float" office:value="9" calcext:value-type="float">
            <text:p>9</text:p>
          </table:table-cell>
          <table:table-cell table:formula="of:=VALUE(REPLACE([.A136];1;[.I136]+2;&quot;&quot;))" office:value-type="float" office:value="95000" calcext:value-type="float">
            <text:p>95000</text:p>
          </table:table-cell>
          <table:table-cell table:formula="of:=[.B136]*1000" office:value-type="float" office:value="34174.9757044077" calcext:value-type="float">
            <text:p>34174.9757044077</text:p>
          </table:table-cell>
          <table:table-cell/>
        </table:table-row>
        <table:table-row table:style-name="ro1">
          <table:table-cell office:value-type="string" calcext:value-type="string">
            <text:p>find 50 of 97500</text:p>
          </table:table-cell>
          <table:table-cell office:value-type="float" office:value="34.2290720374353" calcext:value-type="float">
            <text:p>34.2290720374</text:p>
          </table:table-cell>
          <table:table-cell office:value-type="float" office:value="30.6768836846413" calcext:value-type="float">
            <text:p>30.6768836846</text:p>
          </table:table-cell>
          <table:table-cell office:value-type="float" office:value="36.6909891105862" calcext:value-type="float">
            <text:p>36.6909891106</text:p>
          </table:table-cell>
          <table:table-cell office:value-type="float" office:value="3.70090650810057" calcext:value-type="float">
            <text:p>3.7009065081</text:p>
          </table:table-cell>
          <table:table-cell office:value-type="float" office:value="0" calcext:value-type="float">
            <text:p>0</text:p>
          </table:table-cell>
          <table:table-cell office:value-type="float" office:value="4.26416545471862" calcext:value-type="float">
            <text:p>4.2641654547</text:p>
          </table:table-cell>
          <table:table-cell/>
          <table:table-cell table:formula="of:=FIND(&quot;of &quot;;[.A137])" office:value-type="float" office:value="9" calcext:value-type="float">
            <text:p>9</text:p>
          </table:table-cell>
          <table:table-cell table:formula="of:=VALUE(REPLACE([.A137];1;[.I137]+2;&quot;&quot;))" office:value-type="float" office:value="97500" calcext:value-type="float">
            <text:p>97500</text:p>
          </table:table-cell>
          <table:table-cell table:formula="of:=[.B137]*1000" office:value-type="float" office:value="34229.0720374353" calcext:value-type="float">
            <text:p>34229.0720374353</text:p>
          </table:table-cell>
          <table:table-cell/>
        </table:table-row>
        <table:table-row table:style-name="ro1">
          <table:table-cell office:value-type="string" calcext:value-type="string">
            <text:p>find 50 of 100000</text:p>
          </table:table-cell>
          <table:table-cell office:value-type="float" office:value="37.0955326969074" calcext:value-type="float">
            <text:p>37.0955326969</text:p>
          </table:table-cell>
          <table:table-cell office:value-type="float" office:value="35.5719823291411" calcext:value-type="float">
            <text:p>35.5719823291</text:p>
          </table:table-cell>
          <table:table-cell office:value-type="float" office:value="38.3513921578005" calcext:value-type="float">
            <text:p>38.3513921578</text:p>
          </table:table-cell>
          <table:table-cell office:value-type="float" office:value="1.98443386068592" calcext:value-type="float">
            <text:p>1.9844338607</text:p>
          </table:table-cell>
          <table:table-cell office:value-type="float" office:value="0" calcext:value-type="float">
            <text:p>0</text:p>
          </table:table-cell>
          <table:table-cell office:value-type="float" office:value="2.17521239343297" calcext:value-type="float">
            <text:p>2.1752123934</text:p>
          </table:table-cell>
          <table:table-cell/>
          <table:table-cell table:formula="of:=FIND(&quot;of &quot;;[.A138])" office:value-type="float" office:value="9" calcext:value-type="float">
            <text:p>9</text:p>
          </table:table-cell>
          <table:table-cell table:formula="of:=VALUE(REPLACE([.A138];1;[.I138]+2;&quot;&quot;))" office:value-type="float" office:value="100000" calcext:value-type="float">
            <text:p>100000</text:p>
          </table:table-cell>
          <table:table-cell table:formula="of:=[.B138]*1000" office:value-type="float" office:value="37095.5326969074" calcext:value-type="float">
            <text:p>37095.53269690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22:52:20.406292865</dc:date>
    <meta:editing-duration>PT8M7S</meta:editing-duration>
    <meta:editing-cycles>1</meta:editing-cycles>
    <meta:document-statistic meta:table-count="1" meta:cell-count="138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3.205cm" style:legend-expansion="high" chart:style-name="ch2"/>
        <chart:plot-area chart:style-name="ch3" table:cell-range-address="back2.J9:back2.K15 back2.L9:back2.L9 back2.L2:back2.L2 back2.K2:back2.K8 back2.L16:back2.L16 back2.K16:back2.K138 back2.L57:back2.L57 back2.L98:back2.L98" chart:data-source-has-labels="row" svg:x="0.32cm" svg:y="0.18cm" svg:width="13.282cm" svg:height="8.64cm">
          <chartooo:coordinate-region svg:x="1.312cm" svg:y="0.379cm" svg:width="11.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ck2.K9:back2.K15" chart:label-cell-address="back2.L9:back2.L9" chart:class="chart:scatter">
            <chart:domain table:cell-range-address="back2.J9:back2.J15"/>
            <chart:data-point chart:repeated="7"/>
          </chart:series>
          <chart:series chart:style-name="ch8" chart:values-cell-range-address="back2.K2:back2.K8" chart:label-cell-address="back2.L2:back2.L2" chart:class="chart:scatter">
            <chart:domain table:cell-range-address="back2.J2:back2.J8"/>
            <chart:data-point chart:repeated="7"/>
          </chart:series>
          <chart:series chart:style-name="ch9" chart:values-cell-range-address="back2.K16:back2.K56" chart:label-cell-address="back2.L16:back2.L16" chart:class="chart:scatter">
            <chart:domain table:cell-range-address="back2.J16:back2.J56"/>
            <chart:data-point chart:repeated="41"/>
          </chart:series>
          <chart:series chart:style-name="ch10" chart:values-cell-range-address="back2.K57:back2.K97" chart:label-cell-address="back2.L57:back2.L57" chart:class="chart:scatter">
            <chart:domain table:cell-range-address="back2.J57:back2.J97"/>
            <chart:data-point chart:repeated="41"/>
          </chart:series>
          <chart:series chart:style-name="ch11" chart:values-cell-range-address="back2.K98:back2.K138" chart:label-cell-address="back2.L98:back2.L98" chart:class="chart:scatter">
            <chart:domain table:cell-range-address="back2.J98:back2.J138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ind all</text:p>
                <draw:g>
                  <svg:desc>back2.L9:back2.L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half</text:p>
                <draw:g>
                  <svg:desc>back2.L2:back2.L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0</text:p>
                <draw:g>
                  <svg:desc>back2.L16:back2.L1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20</text:p>
                <draw:g>
                  <svg:desc>back2.L57:back2.L5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50</text:p>
                <draw:g>
                  <svg:desc>back2.L98:back2.L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ck2.J9:back2.J15</svg:desc>
                </draw:g>
              </table:table-cell>
              <table:table-cell office:value-type="float" office:value="0.00104534726832633">
                <text:p>0.00104534726832633</text:p>
                <draw:g>
                  <svg:desc>back2.K9:back2.K15</svg:desc>
                </draw:g>
              </table:table-cell>
              <table:table-cell office:value-type="float" office:value="0">
                <text:p>0</text:p>
                <draw:g>
                  <svg:desc>back2.J2:back2.J8</svg:desc>
                </draw:g>
              </table:table-cell>
              <table:table-cell office:value-type="float" office:value="0.00105196764927524">
                <text:p>0.00105196764927524</text:p>
                <draw:g>
                  <svg:desc>back2.K2:back2.K8</svg:desc>
                </draw:g>
              </table:table-cell>
              <table:table-cell office:value-type="float" office:value="0">
                <text:p>0</text:p>
                <draw:g>
                  <svg:desc>back2.J16:back2.J56</svg:desc>
                </draw:g>
              </table:table-cell>
              <table:table-cell office:value-type="float" office:value="0.00104486028244032">
                <text:p>0.00104486028244032</text:p>
                <draw:g>
                  <svg:desc>back2.K16:back2.K56</svg:desc>
                </draw:g>
              </table:table-cell>
              <table:table-cell office:value-type="float" office:value="NaN">
                <text:p>NaN</text:p>
                <draw:g>
                  <svg:desc>back2.J57:back2.J97</svg:desc>
                </draw:g>
              </table:table-cell>
              <table:table-cell office:value-type="float" office:value="0.00000053905666000022">
                <text:p>0.00000053905666000022</text:p>
                <draw:g>
                  <svg:desc>back2.K57:back2.K97</svg:desc>
                </draw:g>
              </table:table-cell>
              <table:table-cell office:value-type="float" office:value="NaN">
                <text:p>NaN</text:p>
                <draw:g>
                  <svg:desc>back2.J98:back2.J138</svg:desc>
                </draw:g>
              </table:table-cell>
              <table:table-cell office:value-type="float" office:value="0.000000550207202421166">
                <text:p>0.000000550207202421166</text:p>
                <draw:g>
                  <svg:desc>back2.K98:back2.K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326.578640278393">
                <text:p>326.578640278393</text:p>
              </table:table-cell>
              <table:table-cell office:value-type="float" office:value="1250">
                <text:p>1250</text:p>
              </table:table-cell>
              <table:table-cell office:value-type="float" office:value="347.628988407864">
                <text:p>347.628988407864</text:p>
              </table:table-cell>
              <table:table-cell office:value-type="float" office:value="2500">
                <text:p>2500</text:p>
              </table:table-cell>
              <table:table-cell office:value-type="float" office:value="7.87045260133214">
                <text:p>7.87045260133214</text:p>
              </table:table-cell>
              <table:table-cell office:value-type="float" office:value="2500">
                <text:p>2500</text:p>
              </table:table-cell>
              <table:table-cell office:value-type="float" office:value="89.5681104804211">
                <text:p>89.5681104804211</text:p>
              </table:table-cell>
              <table:table-cell office:value-type="float" office:value="2500">
                <text:p>2500</text:p>
              </table:table-cell>
              <table:table-cell office:value-type="float" office:value="191.373534775495">
                <text:p>191.373534775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1665.97062721342">
                <text:p>1665.97062721342</text:p>
              </table:table-cell>
              <table:table-cell office:value-type="float" office:value="2500">
                <text:p>2500</text:p>
              </table:table-cell>
              <table:table-cell office:value-type="float" office:value="1743.29075632453">
                <text:p>1743.29075632453</text:p>
              </table:table-cell>
              <table:table-cell office:value-type="float" office:value="5000">
                <text:p>5000</text:p>
              </table:table-cell>
              <table:table-cell office:value-type="float" office:value="20.2593731009975">
                <text:p>20.2593731009975</text:p>
              </table:table-cell>
              <table:table-cell office:value-type="float" office:value="5000">
                <text:p>5000</text:p>
              </table:table-cell>
              <table:table-cell office:value-type="float" office:value="248.552729740907">
                <text:p>248.552729740907</text:p>
              </table:table-cell>
              <table:table-cell office:value-type="float" office:value="5000">
                <text:p>5000</text:p>
              </table:table-cell>
              <table:table-cell office:value-type="float" office:value="515.246424824503">
                <text:p>515.246424824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">
                <text:p>3750</text:p>
              </table:table-cell>
              <table:table-cell office:value-type="float" office:value="4183.17000979674">
                <text:p>4183.17000979674</text:p>
              </table:table-cell>
              <table:table-cell office:value-type="float" office:value="3750">
                <text:p>3750</text:p>
              </table:table-cell>
              <table:table-cell office:value-type="float" office:value="4394.78122618564">
                <text:p>4394.78122618564</text:p>
              </table:table-cell>
              <table:table-cell office:value-type="float" office:value="7500">
                <text:p>7500</text:p>
              </table:table-cell>
              <table:table-cell office:value-type="float" office:value="35.7396231901587">
                <text:p>35.7396231901587</text:p>
              </table:table-cell>
              <table:table-cell office:value-type="float" office:value="7500">
                <text:p>7500</text:p>
              </table:table-cell>
              <table:table-cell office:value-type="float" office:value="416.678574380106">
                <text:p>416.678574380106</text:p>
              </table:table-cell>
              <table:table-cell office:value-type="float" office:value="7500">
                <text:p>7500</text:p>
              </table:table-cell>
              <table:table-cell office:value-type="float" office:value="879.797891185614">
                <text:p>879.797891185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8091.44965832452">
                <text:p>8091.44965832452</text:p>
              </table:table-cell>
              <table:table-cell office:value-type="float" office:value="5000">
                <text:p>5000</text:p>
              </table:table-cell>
              <table:table-cell office:value-type="float" office:value="8245.19261035231">
                <text:p>8245.19261035231</text:p>
              </table:table-cell>
              <table:table-cell office:value-type="float" office:value="10000">
                <text:p>10000</text:p>
              </table:table-cell>
              <table:table-cell office:value-type="float" office:value="56.1047506227526">
                <text:p>56.1047506227526</text:p>
              </table:table-cell>
              <table:table-cell office:value-type="float" office:value="10000">
                <text:p>10000</text:p>
              </table:table-cell>
              <table:table-cell office:value-type="float" office:value="646.164542018948">
                <text:p>646.164542018948</text:p>
              </table:table-cell>
              <table:table-cell office:value-type="float" office:value="10000">
                <text:p>10000</text:p>
              </table:table-cell>
              <table:table-cell office:value-type="float" office:value="1368.19053357466">
                <text:p>1368.19053357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">
                <text:p>6250</text:p>
              </table:table-cell>
              <table:table-cell office:value-type="float" office:value="13657.8224037412">
                <text:p>13657.8224037412</text:p>
              </table:table-cell>
              <table:table-cell office:value-type="float" office:value="6250">
                <text:p>6250</text:p>
              </table:table-cell>
              <table:table-cell office:value-type="float" office:value="13585.3263571301">
                <text:p>13585.3263571301</text:p>
              </table:table-cell>
              <table:table-cell office:value-type="float" office:value="12500">
                <text:p>12500</text:p>
              </table:table-cell>
              <table:table-cell office:value-type="float" office:value="70.530846042245">
                <text:p>70.530846042245</text:p>
              </table:table-cell>
              <table:table-cell office:value-type="float" office:value="12500">
                <text:p>12500</text:p>
              </table:table-cell>
              <table:table-cell office:value-type="float" office:value="849.092621491193">
                <text:p>849.092621491193</text:p>
              </table:table-cell>
              <table:table-cell office:value-type="float" office:value="12500">
                <text:p>12500</text:p>
              </table:table-cell>
              <table:table-cell office:value-type="float" office:value="1768.9998147135">
                <text:p>1768.9998147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">
                <text:p>7500</text:p>
              </table:table-cell>
              <table:table-cell office:value-type="float" office:value="20395.5253090745">
                <text:p>20395.5253090745</text:p>
              </table:table-cell>
              <table:table-cell office:value-type="float" office:value="7500">
                <text:p>7500</text:p>
              </table:table-cell>
              <table:table-cell office:value-type="float" office:value="20535.3913819912">
                <text:p>20535.3913819912</text:p>
              </table:table-cell>
              <table:table-cell office:value-type="float" office:value="15000">
                <text:p>15000</text:p>
              </table:table-cell>
              <table:table-cell office:value-type="float" office:value="98.3020872989474">
                <text:p>98.3020872989474</text:p>
              </table:table-cell>
              <table:table-cell office:value-type="float" office:value="15000">
                <text:p>15000</text:p>
              </table:table-cell>
              <table:table-cell office:value-type="float" office:value="1211.64106640793">
                <text:p>1211.64106640793</text:p>
              </table:table-cell>
              <table:table-cell office:value-type="float" office:value="15000">
                <text:p>15000</text:p>
              </table:table-cell>
              <table:table-cell office:value-type="float" office:value="2373.82174521341">
                <text:p>2373.82174521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0">
                <text:p>17500</text:p>
              </table:table-cell>
              <table:table-cell office:value-type="float" office:value="127.041500292994">
                <text:p>127.041500292994</text:p>
              </table:table-cell>
              <table:table-cell office:value-type="float" office:value="17500">
                <text:p>17500</text:p>
              </table:table-cell>
              <table:table-cell office:value-type="float" office:value="1502.73923801898">
                <text:p>1502.73923801898</text:p>
              </table:table-cell>
              <table:table-cell office:value-type="float" office:value="17500">
                <text:p>17500</text:p>
              </table:table-cell>
              <table:table-cell office:value-type="float" office:value="3075.85627432445">
                <text:p>3075.85627432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131.362569397928">
                <text:p>131.362569397928</text:p>
              </table:table-cell>
              <table:table-cell office:value-type="float" office:value="20000">
                <text:p>20000</text:p>
              </table:table-cell>
              <table:table-cell office:value-type="float" office:value="1853.30567560224">
                <text:p>1853.30567560224</text:p>
              </table:table-cell>
              <table:table-cell office:value-type="float" office:value="20000">
                <text:p>20000</text:p>
              </table:table-cell>
              <table:table-cell office:value-type="float" office:value="3745.30088007448">
                <text:p>3745.30088007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">
                <text:p>22500</text:p>
              </table:table-cell>
              <table:table-cell office:value-type="float" office:value="179.668426732751">
                <text:p>179.668426732751</text:p>
              </table:table-cell>
              <table:table-cell office:value-type="float" office:value="22500">
                <text:p>22500</text:p>
              </table:table-cell>
              <table:table-cell office:value-type="float" office:value="2122.38448804684">
                <text:p>2122.38448804684</text:p>
              </table:table-cell>
              <table:table-cell office:value-type="float" office:value="22500">
                <text:p>22500</text:p>
              </table:table-cell>
              <table:table-cell office:value-type="float" office:value="4369.68945568565">
                <text:p>4369.68945568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176.847807942141">
                <text:p>176.847807942141</text:p>
              </table:table-cell>
              <table:table-cell office:value-type="float" office:value="25000">
                <text:p>25000</text:p>
              </table:table-cell>
              <table:table-cell office:value-type="float" office:value="2313.72773088008">
                <text:p>2313.72773088008</text:p>
              </table:table-cell>
              <table:table-cell office:value-type="float" office:value="25000">
                <text:p>25000</text:p>
              </table:table-cell>
              <table:table-cell office:value-type="float" office:value="5021.69445715779">
                <text:p>5021.6944571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0">
                <text:p>27500</text:p>
              </table:table-cell>
              <table:table-cell office:value-type="float" office:value="194.73873131217">
                <text:p>194.73873131217</text:p>
              </table:table-cell>
              <table:table-cell office:value-type="float" office:value="27500">
                <text:p>27500</text:p>
              </table:table-cell>
              <table:table-cell office:value-type="float" office:value="2772.81380026898">
                <text:p>2772.81380026898</text:p>
              </table:table-cell>
              <table:table-cell office:value-type="float" office:value="27500">
                <text:p>27500</text:p>
              </table:table-cell>
              <table:table-cell office:value-type="float" office:value="5791.4729941023">
                <text:p>5791.4729941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221.334640122176">
                <text:p>221.334640122176</text:p>
              </table:table-cell>
              <table:table-cell office:value-type="float" office:value="30000">
                <text:p>30000</text:p>
              </table:table-cell>
              <table:table-cell office:value-type="float" office:value="3109.5038183801">
                <text:p>3109.5038183801</text:p>
              </table:table-cell>
              <table:table-cell office:value-type="float" office:value="30000">
                <text:p>30000</text:p>
              </table:table-cell>
              <table:table-cell office:value-type="float" office:value="6430.25100085227">
                <text:p>6430.25100085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">
                <text:p>32500</text:p>
              </table:table-cell>
              <table:table-cell office:value-type="float" office:value="296.742949032546">
                <text:p>296.742949032546</text:p>
              </table:table-cell>
              <table:table-cell office:value-type="float" office:value="32500">
                <text:p>32500</text:p>
              </table:table-cell>
              <table:table-cell office:value-type="float" office:value="3633.97953043567">
                <text:p>3633.97953043567</text:p>
              </table:table-cell>
              <table:table-cell office:value-type="float" office:value="32500">
                <text:p>32500</text:p>
              </table:table-cell>
              <table:table-cell office:value-type="float" office:value="7818.20284274118">
                <text:p>7818.2028427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291.48257098674">
                <text:p>291.48257098674</text:p>
              </table:table-cell>
              <table:table-cell office:value-type="float" office:value="35000">
                <text:p>35000</text:p>
              </table:table-cell>
              <table:table-cell office:value-type="float" office:value="4060.68728882458">
                <text:p>4060.68728882458</text:p>
              </table:table-cell>
              <table:table-cell office:value-type="float" office:value="35000">
                <text:p>35000</text:p>
              </table:table-cell>
              <table:table-cell office:value-type="float" office:value="8981.84841088002">
                <text:p>8981.84841088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410.875029852281">
                <text:p>410.875029852281</text:p>
              </table:table-cell>
              <table:table-cell office:value-type="float" office:value="37500">
                <text:p>37500</text:p>
              </table:table-cell>
              <table:table-cell office:value-type="float" office:value="3735.41411957456">
                <text:p>3735.41411957456</text:p>
              </table:table-cell>
              <table:table-cell office:value-type="float" office:value="37500">
                <text:p>37500</text:p>
              </table:table-cell>
              <table:table-cell office:value-type="float" office:value="8872.23310040796">
                <text:p>8872.23310040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374.993875995071">
                <text:p>374.993875995071</text:p>
              </table:table-cell>
              <table:table-cell office:value-type="float" office:value="40000">
                <text:p>40000</text:p>
              </table:table-cell>
              <table:table-cell office:value-type="float" office:value="4689.02657015791">
                <text:p>4689.02657015791</text:p>
              </table:table-cell>
              <table:table-cell office:value-type="float" office:value="40000">
                <text:p>40000</text:p>
              </table:table-cell>
              <table:table-cell office:value-type="float" office:value="9697.98981046339">
                <text:p>9697.9898104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">
                <text:p>42500</text:p>
              </table:table-cell>
              <table:table-cell office:value-type="float" office:value="369.750685907868">
                <text:p>369.750685907868</text:p>
              </table:table-cell>
              <table:table-cell office:value-type="float" office:value="42500">
                <text:p>42500</text:p>
              </table:table-cell>
              <table:table-cell office:value-type="float" office:value="5360.72720193565">
                <text:p>5360.72720193565</text:p>
              </table:table-cell>
              <table:table-cell office:value-type="float" office:value="42500">
                <text:p>42500</text:p>
              </table:table-cell>
              <table:table-cell office:value-type="float" office:value="10620.07120038">
                <text:p>10620.07120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280.004689736744">
                <text:p>280.004689736744</text:p>
              </table:table-cell>
              <table:table-cell office:value-type="float" office:value="45000">
                <text:p>45000</text:p>
              </table:table-cell>
              <table:table-cell office:value-type="float" office:value="5597.14850318566">
                <text:p>5597.14850318566</text:p>
              </table:table-cell>
              <table:table-cell office:value-type="float" office:value="45000">
                <text:p>45000</text:p>
              </table:table-cell>
              <table:table-cell office:value-type="float" office:value="11547.9902932967">
                <text:p>11547.990293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0">
                <text:p>47500</text:p>
              </table:table-cell>
              <table:table-cell office:value-type="float" office:value="566.508973407822">
                <text:p>566.508973407822</text:p>
              </table:table-cell>
              <table:table-cell office:value-type="float" office:value="47500">
                <text:p>47500</text:p>
              </table:table-cell>
              <table:table-cell office:value-type="float" office:value="5474.88508521347">
                <text:p>5474.88508521347</text:p>
              </table:table-cell>
              <table:table-cell office:value-type="float" office:value="47500">
                <text:p>47500</text:p>
              </table:table-cell>
              <table:table-cell office:value-type="float" office:value="13108.8682717411">
                <text:p>13108.8682717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314.499057940903">
                <text:p>314.499057940903</text:p>
              </table:table-cell>
              <table:table-cell office:value-type="float" office:value="50000">
                <text:p>50000</text:p>
              </table:table-cell>
              <table:table-cell office:value-type="float" office:value="5893.96268615788">
                <text:p>5893.96268615788</text:p>
              </table:table-cell>
              <table:table-cell office:value-type="float" office:value="50000">
                <text:p>50000</text:p>
              </table:table-cell>
              <table:table-cell office:value-type="float" office:value="13634.3476383522">
                <text:p>13634.3476383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">
                <text:p>52500</text:p>
              </table:table-cell>
              <table:table-cell office:value-type="float" office:value="421.174300074507">
                <text:p>421.174300074507</text:p>
              </table:table-cell>
              <table:table-cell office:value-type="float" office:value="52500">
                <text:p>52500</text:p>
              </table:table-cell>
              <table:table-cell office:value-type="float" office:value="6983.46210463012">
                <text:p>6983.46210463012</text:p>
              </table:table-cell>
              <table:table-cell office:value-type="float" office:value="52500">
                <text:p>52500</text:p>
              </table:table-cell>
              <table:table-cell office:value-type="float" office:value="14573.7109101856">
                <text:p>14573.7109101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703.86521235234">
                <text:p>703.86521235234</text:p>
              </table:table-cell>
              <table:table-cell office:value-type="float" office:value="55000">
                <text:p>55000</text:p>
              </table:table-cell>
              <table:table-cell office:value-type="float" office:value="6942.24080871334">
                <text:p>6942.24080871334</text:p>
              </table:table-cell>
              <table:table-cell office:value-type="float" office:value="55000">
                <text:p>55000</text:p>
              </table:table-cell>
              <table:table-cell office:value-type="float" office:value="15781.9767246025">
                <text:p>15781.976724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00">
                <text:p>57500</text:p>
              </table:table-cell>
              <table:table-cell office:value-type="float" office:value="524.559010380085">
                <text:p>524.559010380085</text:p>
              </table:table-cell>
              <table:table-cell office:value-type="float" office:value="57500">
                <text:p>57500</text:p>
              </table:table-cell>
              <table:table-cell office:value-type="float" office:value="7424.00375168567">
                <text:p>7424.00375168567</text:p>
              </table:table-cell>
              <table:table-cell office:value-type="float" office:value="57500">
                <text:p>57500</text:p>
              </table:table-cell>
              <table:table-cell office:value-type="float" office:value="16617.848535352">
                <text:p>16617.848535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726.257566213441">
                <text:p>726.257566213441</text:p>
              </table:table-cell>
              <table:table-cell office:value-type="float" office:value="60000">
                <text:p>60000</text:p>
              </table:table-cell>
              <table:table-cell office:value-type="float" office:value="8043.21634179675">
                <text:p>8043.21634179675</text:p>
              </table:table-cell>
              <table:table-cell office:value-type="float" office:value="60000">
                <text:p>60000</text:p>
              </table:table-cell>
              <table:table-cell office:value-type="float" office:value="17835.3960782409">
                <text:p>17835.3960782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">
                <text:p>62500</text:p>
              </table:table-cell>
              <table:table-cell office:value-type="float" office:value="715.044525213372">
                <text:p>715.044525213372</text:p>
              </table:table-cell>
              <table:table-cell office:value-type="float" office:value="62500">
                <text:p>62500</text:p>
              </table:table-cell>
              <table:table-cell office:value-type="float" office:value="8577.09680418568">
                <text:p>8577.09680418568</text:p>
              </table:table-cell>
              <table:table-cell office:value-type="float" office:value="62500">
                <text:p>62500</text:p>
              </table:table-cell>
              <table:table-cell office:value-type="float" office:value="19261.5897583801">
                <text:p>19261.5897583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757.363988657881">
                <text:p>757.363988657881</text:p>
              </table:table-cell>
              <table:table-cell office:value-type="float" office:value="65000">
                <text:p>65000</text:p>
              </table:table-cell>
              <table:table-cell office:value-type="float" office:value="8877.40915443567">
                <text:p>8877.40915443567</text:p>
              </table:table-cell>
              <table:table-cell office:value-type="float" office:value="65000">
                <text:p>65000</text:p>
              </table:table-cell>
              <table:table-cell office:value-type="float" office:value="20022.1394561301">
                <text:p>20022.139456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0">
                <text:p>67500</text:p>
              </table:table-cell>
              <table:table-cell office:value-type="float" office:value="653.105925768978">
                <text:p>653.105925768978</text:p>
              </table:table-cell>
              <table:table-cell office:value-type="float" office:value="67500">
                <text:p>67500</text:p>
              </table:table-cell>
              <table:table-cell office:value-type="float" office:value="9597.23917440789">
                <text:p>9597.23917440789</text:p>
              </table:table-cell>
              <table:table-cell office:value-type="float" office:value="67500">
                <text:p>67500</text:p>
              </table:table-cell>
              <table:table-cell office:value-type="float" office:value="20928.2745298243">
                <text:p>20928.2745298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711.674787824523">
                <text:p>711.674787824523</text:p>
              </table:table-cell>
              <table:table-cell office:value-type="float" office:value="70000">
                <text:p>70000</text:p>
              </table:table-cell>
              <table:table-cell office:value-type="float" office:value="9849.36912804686">
                <text:p>9849.36912804686</text:p>
              </table:table-cell>
              <table:table-cell office:value-type="float" office:value="70000">
                <text:p>70000</text:p>
              </table:table-cell>
              <table:table-cell office:value-type="float" office:value="21356.637447408">
                <text:p>21356.637447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">
                <text:p>72500</text:p>
              </table:table-cell>
              <table:table-cell office:value-type="float" office:value="879.248868824559">
                <text:p>879.248868824559</text:p>
              </table:table-cell>
              <table:table-cell office:value-type="float" office:value="72500">
                <text:p>72500</text:p>
              </table:table-cell>
              <table:table-cell office:value-type="float" office:value="10723.9299480746">
                <text:p>10723.9299480746</text:p>
              </table:table-cell>
              <table:table-cell office:value-type="float" office:value="72500">
                <text:p>72500</text:p>
              </table:table-cell>
              <table:table-cell office:value-type="float" office:value="21680.420896019">
                <text:p>21680.42089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566.183052491218">
                <text:p>566.183052491218</text:p>
              </table:table-cell>
              <table:table-cell office:value-type="float" office:value="75000">
                <text:p>75000</text:p>
              </table:table-cell>
              <table:table-cell office:value-type="float" office:value="10756.06629538">
                <text:p>10756.06629538</text:p>
              </table:table-cell>
              <table:table-cell office:value-type="float" office:value="75000">
                <text:p>75000</text:p>
              </table:table-cell>
              <table:table-cell office:value-type="float" office:value="23852.7096352411">
                <text:p>23852.7096352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00">
                <text:p>77500</text:p>
              </table:table-cell>
              <table:table-cell office:value-type="float" office:value="697.363958630059">
                <text:p>697.363958630059</text:p>
              </table:table-cell>
              <table:table-cell office:value-type="float" office:value="77500">
                <text:p>77500</text:p>
              </table:table-cell>
              <table:table-cell office:value-type="float" office:value="12008.9350383523">
                <text:p>12008.9350383523</text:p>
              </table:table-cell>
              <table:table-cell office:value-type="float" office:value="77500">
                <text:p>77500</text:p>
              </table:table-cell>
              <table:table-cell office:value-type="float" office:value="24388.1952440744">
                <text:p>24388.19524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729.61532540786">
                <text:p>729.61532540786</text:p>
              </table:table-cell>
              <table:table-cell office:value-type="float" office:value="80000">
                <text:p>80000</text:p>
              </table:table-cell>
              <table:table-cell office:value-type="float" office:value="11324.7719766024">
                <text:p>11324.7719766024</text:p>
              </table:table-cell>
              <table:table-cell office:value-type="float" office:value="80000">
                <text:p>80000</text:p>
              </table:table-cell>
              <table:table-cell office:value-type="float" office:value="25035.8291174635">
                <text:p>25035.8291174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">
                <text:p>82500</text:p>
              </table:table-cell>
              <table:table-cell office:value-type="float" office:value="643.322101352325">
                <text:p>643.322101352325</text:p>
              </table:table-cell>
              <table:table-cell office:value-type="float" office:value="82500">
                <text:p>82500</text:p>
              </table:table-cell>
              <table:table-cell office:value-type="float" office:value="13503.3797002134">
                <text:p>13503.3797002134</text:p>
              </table:table-cell>
              <table:table-cell office:value-type="float" office:value="82500">
                <text:p>82500</text:p>
              </table:table-cell>
              <table:table-cell office:value-type="float" office:value="28191.680658741">
                <text:p>28191.680658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999.052365463448">
                <text:p>999.052365463448</text:p>
              </table:table-cell>
              <table:table-cell office:value-type="float" office:value="85000">
                <text:p>85000</text:p>
              </table:table-cell>
              <table:table-cell office:value-type="float" office:value="12857.3627866856">
                <text:p>12857.3627866856</text:p>
              </table:table-cell>
              <table:table-cell office:value-type="float" office:value="85000">
                <text:p>85000</text:p>
              </table:table-cell>
              <table:table-cell office:value-type="float" office:value="29203.8430226578">
                <text:p>29203.8430226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00">
                <text:p>87500</text:p>
              </table:table-cell>
              <table:table-cell office:value-type="float" office:value="1111.09322113008">
                <text:p>1111.09322113008</text:p>
              </table:table-cell>
              <table:table-cell office:value-type="float" office:value="87500">
                <text:p>87500</text:p>
              </table:table-cell>
              <table:table-cell office:value-type="float" office:value="13313.8401042969">
                <text:p>13313.8401042969</text:p>
              </table:table-cell>
              <table:table-cell office:value-type="float" office:value="87500">
                <text:p>87500</text:p>
              </table:table-cell>
              <table:table-cell office:value-type="float" office:value="28124.930232352">
                <text:p>28124.930232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905.722295741199">
                <text:p>905.722295741199</text:p>
              </table:table-cell>
              <table:table-cell office:value-type="float" office:value="90000">
                <text:p>90000</text:p>
              </table:table-cell>
              <table:table-cell office:value-type="float" office:value="15400.5455872689">
                <text:p>15400.5455872689</text:p>
              </table:table-cell>
              <table:table-cell office:value-type="float" office:value="90000">
                <text:p>90000</text:p>
              </table:table-cell>
              <table:table-cell office:value-type="float" office:value="31998.5946943519">
                <text:p>31998.5946943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">
                <text:p>92500</text:p>
              </table:table-cell>
              <table:table-cell office:value-type="float" office:value="933.444295296748">
                <text:p>933.444295296748</text:p>
              </table:table-cell>
              <table:table-cell office:value-type="float" office:value="92500">
                <text:p>92500</text:p>
              </table:table-cell>
              <table:table-cell office:value-type="float" office:value="16091.0145445189">
                <text:p>16091.0145445189</text:p>
              </table:table-cell>
              <table:table-cell office:value-type="float" office:value="92500">
                <text:p>92500</text:p>
              </table:table-cell>
              <table:table-cell office:value-type="float" office:value="34000.8075666303">
                <text:p>34000.8075666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737.128900463402">
                <text:p>737.128900463402</text:p>
              </table:table-cell>
              <table:table-cell office:value-type="float" office:value="95000">
                <text:p>95000</text:p>
              </table:table-cell>
              <table:table-cell office:value-type="float" office:value="15897.7934730191">
                <text:p>15897.7934730191</text:p>
              </table:table-cell>
              <table:table-cell office:value-type="float" office:value="95000">
                <text:p>95000</text:p>
              </table:table-cell>
              <table:table-cell office:value-type="float" office:value="34174.9757044077">
                <text:p>34174.9757044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00">
                <text:p>97500</text:p>
              </table:table-cell>
              <table:table-cell office:value-type="float" office:value="1264.35198663008">
                <text:p>1264.35198663008</text:p>
              </table:table-cell>
              <table:table-cell office:value-type="float" office:value="97500">
                <text:p>97500</text:p>
              </table:table-cell>
              <table:table-cell office:value-type="float" office:value="16754.3150297134">
                <text:p>16754.3150297134</text:p>
              </table:table-cell>
              <table:table-cell office:value-type="float" office:value="97500">
                <text:p>97500</text:p>
              </table:table-cell>
              <table:table-cell office:value-type="float" office:value="34229.0720374353">
                <text:p>34229.0720374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1149.25523246339">
                <text:p>1149.25523246339</text:p>
              </table:table-cell>
              <table:table-cell office:value-type="float" office:value="100000">
                <text:p>100000</text:p>
              </table:table-cell>
              <table:table-cell office:value-type="float" office:value="17687.3137939911">
                <text:p>17687.3137939911</text:p>
              </table:table-cell>
              <table:table-cell office:value-type="float" office:value="100000">
                <text:p>100000</text:p>
              </table:table-cell>
              <table:table-cell office:value-type="float" office:value="37095.5326969074">
                <text:p>37095.5326969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